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font-charset="x-symbol" style:name="StarSymbol" svg:font-family="StarSymbol"/>
    <style:font-face style:name="Lohit Hindi2" svg:font-family="'Lohit Hindi'"/>
    <style:font-face style:name="OpenSymbol1" svg:font-family="OpenSymbol"/>
    <style:font-face style:name="StarSymbol1" svg:font-family="StarSymbol"/>
    <style:font-face style:font-adornments="Normal" style:font-family-generic="swiss" style:name="Arial1" svg:font-family="Arial"/>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Rubik" svg:font-family="Rubik"/>
    <style:font-face style:font-pitch="variable" style:name="Tahoma" svg:font-family="Tahoma"/>
    <style:font-face style:font-pitch="variable" style:name="WenQuanYi Micro Hei" svg:font-family="'WenQuanYi Micro Hei'"/>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svg:font-family="Times"/>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1"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Waree1" svg:font-family="Waree"/>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background-color="transparent" fo:break-after="auto" fo:break-before="auto" fo:keep-with-next="auto" style:may-break-between-rows="true" style:width="17cm" style:writing-mode="page" table:align="margins">
        <style:background-image/>
      </style:table-properties>
    </style:style>
    <style:style style:family="table-column" style:name="Tableau1.A">
      <style:table-column-properties style:column-width="1.436cm" style:rel-column-width="5534*"/>
    </style:style>
    <style:style style:family="table-column" style:name="Tableau1.B">
      <style:table-column-properties style:column-width="15.565cm" style:rel-column-width="60001*"/>
    </style:style>
    <style:style style:family="table-cell" style:name="Tableau1.A1">
      <style:table-cell-properties fo:border-bottom="0.05pt solid #000000" fo:border-left="0.05pt solid #000000" fo:border-right="none" fo:border-top="0.05pt solid #000000" fo:padding="0.097cm"/>
    </style:style>
    <style:style style:family="table-cell" style:name="Tableau1.B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B2">
      <style:table-cell-properties fo:border-bottom="0.05pt solid #000000" fo:border-left="0.05pt solid #000000" fo:border-right="0.05pt solid #000000" fo:border-top="none" fo:padding="0.097cm"/>
    </style:style>
    <style:style style:family="table" style:name="Tableau2">
      <style:table-properties style:width="17cm" table:align="margins"/>
    </style:style>
    <style:style style:family="table-column" style:name="Tableau2.A">
      <style:table-column-properties style:column-width="1.397cm" style:rel-column-width="5385*"/>
    </style:style>
    <style:style style:family="table-column" style:name="Tableau2.B">
      <style:table-column-properties style:column-width="15.603cm" style:rel-column-width="60150*"/>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table" style:name="Tableau4">
      <style:table-properties style:width="17cm" table:align="margins"/>
    </style:style>
    <style:style style:family="table-column" style:name="Tableau4.A">
      <style:table-column-properties style:column-width="8.901cm" style:rel-column-width="34308*"/>
    </style:style>
    <style:style style:family="table-column" style:name="Tableau4.B">
      <style:table-column-properties style:column-width="8.1cm" style:rel-column-width="31227*"/>
    </style:style>
    <style:style style:family="table-cell" style:name="Tableau4.A1">
      <style:table-cell-properties fo:border="none" fo:padding="0.097cm"/>
    </style:style>
    <style:style style:family="paragraph" style:name="P1" style:parent-style-name="Standard">
      <style:text-properties fo:font-size="7pt" style:font-name="Arial" style:font-size-asian="7pt" style:font-size-complex="7pt"/>
    </style:style>
    <style:style style:family="paragraph" style:name="P2" style:parent-style-name="Standard">
      <style:text-properties fo:font-size="7pt" officeooo:paragraph-rsid="0010bc27" officeooo:rsid="0010bc27" style:font-name="Arial" style:font-size-asian="7pt" style:font-size-complex="7pt"/>
    </style:style>
    <style:style style:family="paragraph" style:name="P3" style:parent-style-name="Standard">
      <style:paragraph-properties fo:text-align="justify" style:justify-single-word="false"/>
      <style:text-properties fo:font-size="10pt" loext:shadow="none" officeooo:paragraph-rsid="00133bfd" officeooo:rsid="000eecc6" style:font-name="Arial" style:font-size-asian="10pt" style:font-size-complex="10pt" style:text-line-through-style="none" style:text-line-through-type="none"/>
    </style:style>
    <style:style style:family="paragraph" style:name="P4" style:parent-style-name="Standard">
      <style:paragraph-properties fo:text-align="justify" style:justify-single-word="false"/>
      <style:text-properties fo:font-size="10pt" loext:shadow="none" style:font-name="Arial" style:font-size-asian="10pt" style:font-size-complex="10pt" style:text-line-through-style="none" style:text-line-through-type="none"/>
    </style:style>
    <style:style style:family="paragraph" style:name="P5" style:parent-style-name="Standard">
      <style:text-properties fo:country="BE" fo:font-size="10pt" fo:font-weight="bold" fo:language="fr" officeooo:paragraph-rsid="00170fb1" style:font-name="Arial" style:font-size-asian="10pt" style:font-size-complex="10pt" style:font-weight-asian="bold" style:font-weight-complex="bold" style:text-line-through-style="none" style:text-line-through-type="none" style:text-underline-style="none"/>
    </style:style>
    <style:style style:family="paragraph" style:name="P6"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style="none"/>
    </style:style>
    <style:style style:family="paragraph" style:name="P7"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color="font-color" style:text-underline-style="solid" style:text-underline-width="auto"/>
    </style:style>
    <style:style style:family="paragraph" style:name="P8" style:parent-style-name="Standard">
      <style:paragraph-properties fo:text-align="justify" style:justify-single-word="false"/>
      <style:text-properties fo:font-size="10pt" loext:shadow="none" style:font-name="Arial" style:font-size-asian="10pt" style:font-size-complex="10pt" style:text-line-through-style="solid" style:text-line-through-type="single"/>
    </style:style>
    <style:style style:family="paragraph" style:name="P9" style:parent-style-name="Standard">
      <style:paragraph-properties fo:text-align="justify"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10" style:parent-style-name="Standard">
      <style:text-properties fo:font-weight="normal" style:font-weight-asian="normal" style:font-weight-complex="normal" style:text-underline-style="none"/>
    </style:style>
    <style:style style:family="paragraph" style:name="P11"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12" style:parent-style-name="Frame_20_contents">
      <style:text-properties officeooo:paragraph-rsid="0010503a"/>
    </style:style>
    <style:style style:family="paragraph" style:name="P13" style:parent-style-name="UrbanBody">
      <style:text-properties fo:font-size="10.5pt" style:font-name="Arial" style:font-size-asian="10.5pt" style:font-size-complex="10.5pt"/>
    </style:style>
    <style:style style:family="paragraph" style:name="P14" style:parent-style-name="UrbanBody">
      <style:paragraph-properties fo:text-align="end" style:justify-single-word="false"/>
      <style:text-properties fo:font-size="10.5pt" style:font-name="Arial" style:font-size-asian="10.5pt" style:font-size-complex="10.5pt"/>
    </style:style>
    <style:style style:family="paragraph" style:name="P15" style:parent-style-name="UrbanBody">
      <style:paragraph-properties fo:text-align="end" style:justify-single-word="false"/>
      <style:text-properties fo:font-size="10.5pt" officeooo:paragraph-rsid="001bddbc" style:font-name="Arial" style:font-size-asian="10.5pt" style:font-size-complex="10.5pt"/>
    </style:style>
    <style:style style:family="paragraph" style:name="P16" style:parent-style-name="UrbanBody">
      <style:text-properties fo:font-size="10pt" style:font-name="Arial" style:font-size-asian="10pt" style:font-size-complex="10pt"/>
    </style:style>
    <style:style style:family="paragraph" style:name="P17" style:parent-style-name="UrbanBody">
      <style:paragraph-properties fo:text-align="justify" style:justify-single-word="false"/>
      <style:text-properties fo:font-size="10pt" style:font-name="Arial" style:font-size-asian="10pt" style:font-size-complex="10pt"/>
    </style:style>
    <style:style style:family="paragraph" style:name="P18"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19" style:parent-style-name="UrbanBody">
      <style:paragraph-properties>
        <style:tab-stops/>
      </style:paragraph-properties>
      <style:text-properties fo:font-size="10pt" style:font-name="Arial" style:font-size-asian="10pt" style:font-size-complex="10pt"/>
    </style:style>
    <style:style style:family="paragraph" style:name="P20" style:parent-style-name="UrbanBody">
      <style:text-properties fo:font-size="10pt" officeooo:paragraph-rsid="0010bc27" officeooo:rsid="0010bc27" style:font-name="Arial" style:font-size-asian="10pt" style:font-size-complex="10pt"/>
    </style:style>
    <style:style style:family="paragraph" style:name="P21" style:parent-style-name="UrbanBody">
      <style:text-properties fo:font-size="10pt" style:font-name="Arial" style:font-name-complex="Arial" style:font-size-asian="10pt" style:font-size-complex="10pt"/>
    </style:style>
    <style:style style:family="paragraph" style:name="P22" style:parent-style-name="UrbanBody">
      <style:text-properties fo:font-size="10pt" style:font-name="Arial" style:font-name-complex="Times" style:font-size-asian="10pt" style:font-size-complex="10pt"/>
    </style:style>
    <style:style style:family="paragraph" style:name="P23" style:parent-style-name="UrbanBody">
      <style:text-properties fo:font-size="10pt" style:font-name="Arial" style:font-name-asian="Times" style:font-name-complex="Times" style:font-size-asian="10pt" style:font-size-complex="10pt"/>
    </style:style>
    <style:style style:family="paragraph" style:name="P24" style:parent-style-name="UrbanBody">
      <style:paragraph-properties fo:text-align="justify" style:justify-single-word="false">
        <style:tab-stops/>
      </style:paragraph-properties>
      <style:text-properties fo:font-size="10pt" fo:font-weight="normal" style:font-name="Arial" style:font-size-asian="10pt" style:font-size-complex="10pt"/>
    </style:style>
    <style:style style:family="paragraph" style:name="P25" style:parent-style-name="UrbanBody">
      <style:text-properties fo:font-size="9pt" fo:font-weight="normal" officeooo:paragraph-rsid="001f2d45" style:font-name="Arial" style:font-size-asian="9pt" style:font-size-complex="9pt" style:font-weight-asian="normal" style:font-weight-complex="normal"/>
    </style:style>
    <style:style style:family="paragraph" style:name="P26" style:parent-style-name="UrbanBody">
      <style:paragraph-properties fo:text-align="justify" style:justify-single-word="false"/>
      <style:text-properties fo:color="#ff0000" fo:font-size="10pt" fo:font-weight="normal" style:font-name="Arial" style:font-size-asian="10pt" style:font-size-complex="10pt" style:text-position="0% 100%" style:text-underline-style="none"/>
    </style:style>
    <style:style style:family="paragraph" style:name="P27" style:parent-style-name="Standard">
      <style:paragraph-properties fo:margin-left="0.018cm" fo:margin-right="0cm" fo:text-align="justify" fo:text-indent="0cm" style:auto-text-indent="false" style:justify-single-word="false"/>
      <style:text-properties fo:font-size="10pt" fo:font-weight="normal" style:font-name="Arial" style:font-size-asian="10pt" style:font-size-complex="10pt" style:text-position="0% 100%" style:text-underline-style="none"/>
    </style:style>
    <style:style style:family="paragraph" style:name="P28" style:parent-style-name="Standard">
      <style:paragraph-properties fo:margin-left="0.018cm" fo:margin-right="0cm" fo:text-align="justify" fo:text-indent="0cm" style:auto-text-indent="false" style:justify-single-word="false"/>
      <style:text-properties fo:font-size="10pt" fo:font-weight="normal" officeooo:paragraph-rsid="00144090" officeooo:rsid="00144090" style:font-name="Arial" style:font-size-asian="10pt" style:font-size-complex="10pt" style:text-position="0% 100%" style:text-underline-style="none"/>
    </style:style>
    <style:style style:family="paragraph" style:name="P29" style:parent-style-name="Standard">
      <style:paragraph-properties fo:margin-left="0.018cm" fo:margin-right="0cm" fo:text-align="justify" fo:text-indent="0cm" style:auto-text-indent="false" style:justify-single-word="false"/>
      <style:text-properties fo:country="BE" fo:font-size="10pt" fo:font-weight="bold" fo:language="fr" officeooo:paragraph-rsid="00170fb1" style:font-name="Arial" style:font-size-asian="10pt" style:font-size-complex="10pt" style:font-weight-asian="bold" style:font-weight-complex="bold" style:text-blinking="false" style:text-line-through-style="none" style:text-line-through-type="none" style:text-position="0% 100%" style:text-underline-style="none"/>
    </style:style>
    <style:style style:family="paragraph" style:name="P30" style:parent-style-name="Standard">
      <style:paragraph-properties fo:margin-left="0.018cm" fo:margin-right="0cm" fo:text-align="justify" fo:text-indent="0cm" style:auto-text-indent="false" style:justify-single-word="false"/>
      <style:text-properties fo:background-color="#ffff00" fo:color="#800000" fo:font-size="10pt" fo:font-weight="normal" style:font-name="Arial" style:font-size-asian="10pt" style:font-size-complex="10pt" style:text-position="0% 100%" style:text-underline-style="none"/>
    </style:style>
    <style:style style:family="paragraph" style:name="P31" style:parent-style-name="UrbanTitle">
      <style:text-properties fo:font-size="14pt" fo:font-weight="bold" officeooo:paragraph-rsid="000eecc6" officeooo:rsid="000eecc6" style:font-name="Arial" style:font-size-asian="14pt" style:font-size-complex="14pt" style:font-weight-asian="bold" style:font-weight-complex="bold"/>
    </style:style>
    <style:style style:family="paragraph" style:name="P32" style:parent-style-name="Table_20_Contents">
      <style:paragraph-properties fo:text-align="start" style:justify-single-word="false"/>
      <style:text-properties fo:font-size="10pt" style:font-name="Arial" style:font-size-asian="10pt" style:font-size-complex="10pt"/>
    </style:style>
    <style:style style:family="paragraph" style:name="P33" style:parent-style-name="Table_20_Contents">
      <style:paragraph-properties fo:text-align="justify" style:justify-single-word="false"/>
      <style:text-properties fo:font-size="10pt" loext:shadow="none" officeooo:paragraph-rsid="00144090" officeooo:rsid="000eecc6" style:font-name="Arial" style:font-size-asian="10pt" style:font-size-complex="10pt" style:text-line-through-style="none" style:text-line-through-type="none"/>
    </style:style>
    <style:style style:family="paragraph" style:name="P34"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5"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6" style:parent-style-name="Table_20_Contents">
      <style:paragraph-properties fo:text-align="start" style:justify-single-word="false"/>
      <style:text-properties fo:font-size="10pt" loext:shadow="none" officeooo:paragraph-rsid="00198214" officeooo:rsid="000eecc6" style:font-name="Arial" style:font-size-asian="10pt" style:font-size-complex="10pt" style:text-line-through-style="none" style:text-line-through-type="none"/>
    </style:style>
    <style:style style:family="paragraph" style:name="P37" style:parent-style-name="Table_20_Contents">
      <style:paragraph-properties fo:text-align="start" style:justify-single-word="false"/>
      <style:text-properties fo:font-size="10pt" loext:shadow="none" style:font-name="Arial" style:font-size-asian="10pt" style:font-size-complex="10pt" style:text-line-through-style="none" style:text-line-through-type="none"/>
    </style:style>
    <style:style style:family="paragraph" style:name="P38"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none" style:text-line-through-type="none"/>
    </style:style>
    <style:style style:family="paragraph" style:name="P39"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solid" style:text-line-through-type="single"/>
    </style:style>
    <style:style style:family="paragraph" style:name="P40"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41"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42" style:parent-style-name="Table_20_Contents">
      <style:paragraph-properties fo:text-align="start"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43" style:parent-style-name="Table_20_Contents">
      <style:paragraph-properties fo:text-align="justify" style:justify-single-word="false"/>
      <style:text-properties fo:background-color="transparent" fo:country="BE" fo:font-size="10pt" fo:font-weight="normal" fo:language="fr" loext:shadow="none" officeooo:paragraph-rsid="00144090" officeooo:rsid="00133bfd" style:font-name="Arial" style:font-name-complex="Calibri1" style:font-size-asian="10pt" style:font-size-complex="10pt" style:font-weight-asian="normal" style:font-weight-complex="normal" style:text-line-through-style="none" style:text-line-through-type="none" style:use-window-font-color="true"/>
    </style:style>
    <style:style style:family="paragraph" style:name="P44" style:parent-style-name="striked">
      <style:paragraph-properties fo:text-align="start" style:justify-single-word="false"/>
      <style:text-properties fo:font-size="10pt" style:font-name="Arial" style:font-size-asian="10pt" style:font-size-complex="10pt" style:text-line-through-style="none" style:text-line-through-type="none"/>
    </style:style>
    <style:style style:family="paragraph" style:name="P45" style:parent-style-name="striked">
      <style:paragraph-properties fo:text-align="start" style:justify-single-word="false"/>
      <style:text-properties fo:color="#000000" fo:font-size="10pt" style:font-name="Arial" style:font-size-asian="10pt" style:font-size-complex="10pt" style:text-line-through-style="none" style:text-line-through-type="none"/>
    </style:style>
    <style:style style:family="paragraph" style:name="P46" style:parent-style-name="Text_20_body">
      <style:text-properties fo:font-size="10pt" officeooo:paragraph-rsid="0017dc41" style:font-name="Arial" style:font-name-complex="Arial" style:font-size-asian="10pt" style:font-size-complex="10pt" style:use-window-font-color="true"/>
    </style:style>
    <style:style style:family="paragraph" style:name="P47" style:parent-style-name="Text_20_body">
      <style:paragraph-properties fo:text-align="start" style:justify-single-word="false"/>
      <style:text-properties fo:font-size="10pt" fo:font-weight="bold" officeooo:paragraph-rsid="0017dc41" style:font-name="Arial" style:font-name-complex="Arial" style:font-size-asian="10pt" style:font-size-complex="10pt" style:font-weight-asian="bold" style:font-weight-complex="bold" style:text-underline-color="font-color" style:text-underline-style="solid" style:text-underline-width="auto" style:use-window-font-color="true"/>
    </style:style>
    <style:style style:family="paragraph" style:name="P48" style:parent-style-name="Text_20_body">
      <style:paragraph-properties fo:text-align="start" style:justify-single-word="false">
        <style:tab-stops/>
      </style:paragraph-properties>
      <style:text-properties fo:font-size="10pt" fo:font-weight="bold" officeooo:paragraph-rsid="0017dc41" style:font-name="Arial" style:font-name-complex="Arial" style:font-size-asian="10pt" style:font-size-complex="10pt" style:font-weight-asian="bold" style:font-weight-complex="bold" style:use-window-font-color="true"/>
    </style:style>
    <style:style style:family="paragraph" style:name="P49" style:parent-style-name="Text_20_body">
      <style:paragraph-properties fo:text-align="start" style:justify-single-word="false"/>
      <style:text-properties fo:font-size="10pt" officeooo:paragraph-rsid="0017dc41" style:font-name="Arial" style:font-name-complex="Arial" style:font-size-asian="10pt" style:font-size-complex="10pt"/>
    </style:style>
    <style:style style:family="paragraph" style:name="P50" style:parent-style-name="Text_20_body">
      <style:text-properties fo:font-size="10pt" officeooo:paragraph-rsid="0017dc41" style:font-name="Arial" style:font-name-complex="Arial" style:font-size-asian="10pt" style:font-size-complex="10pt"/>
    </style:style>
    <style:style style:family="paragraph" style:name="P51" style:parent-style-name="Frame_20_contents">
      <style:text-properties fo:font-size="10pt" officeooo:paragraph-rsid="002f38da" style:font-name="Arial" style:font-size-asian="10pt" style:font-size-complex="10pt"/>
    </style:style>
    <style:style style:family="paragraph" style:list-style-name="L1" style:name="P52" style:parent-style-name="Standard">
      <style:paragraph-properties fo:line-height="100%" fo:text-align="justify" style:justify-single-word="false">
        <style:tab-stops/>
      </style:paragraph-properties>
      <style:text-properties fo:font-size="10pt" officeooo:paragraph-rsid="00144090" style:font-name="Arial" style:font-size-asian="10pt" style:font-size-complex="10pt" style:use-window-font-color="true"/>
    </style:style>
    <style:style style:family="paragraph" style:list-style-name="L1" style:name="P53" style:parent-style-name="Standard">
      <loext:graphic-properties draw:fill="none"/>
      <style:paragraph-properties fo:background-color="transparent" fo:line-height="100%" fo:text-align="justify" style:justify-single-word="false">
        <style:tab-stops/>
      </style:paragraph-properties>
      <style:text-properties fo:background-color="transparent" fo:font-size="10pt" fo:font-weight="normal" officeooo:paragraph-rsid="001607ab" style:font-name="Arial" style:font-size-asian="10pt" style:font-size-complex="10pt" style:text-position="0% 100%" style:text-underline-style="none" style:use-window-font-color="true"/>
    </style:style>
    <style:style style:family="paragraph" style:list-style-name="L1" style:master-page-name="" style:name="P54" style:parent-style-name="Standard">
      <loext:graphic-properties draw:fill="none"/>
      <style:paragraph-properties fo:background-color="transparent" fo:line-height="100%" fo:margin-left="1.3cm" fo:margin-right="0cm" fo:text-align="justify" fo:text-indent="0cm" style:auto-text-indent="false" style:justify-single-word="false" style:page-number="auto">
        <style:tab-stops/>
      </style:paragraph-properties>
      <style:text-properties fo:font-size="10pt" fo:font-weight="normal" officeooo:paragraph-rsid="00144090" style:font-name="Arial" style:font-size-asian="10pt" style:font-size-complex="10pt" style:text-position="0% 100%" style:text-underline-style="none" style:use-window-font-color="true"/>
    </style:style>
    <style:style style:family="paragraph" style:list-style-name="L1" style:master-page-name="" style:name="P55" style:parent-style-name="Standard">
      <style:paragraph-properties fo:line-height="100%" fo:text-align="justify" style:justify-single-word="false" style:page-number="auto">
        <style:tab-stops/>
      </style:paragraph-properties>
      <style:text-properties fo:font-size="10pt" officeooo:paragraph-rsid="001607ab" style:font-name="Arial" style:font-size-asian="10pt" style:font-size-complex="10pt" style:use-window-font-color="true"/>
    </style:style>
    <style:style style:family="paragraph" style:list-style-name="L2" style:name="P56"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57" style:parent-style-name="UrbanBody">
      <style:text-properties fo:font-size="10.5pt" style:font-name="Arial" style:font-size-asian="10.5pt" style:font-size-complex="10.5pt"/>
    </style:style>
    <style:style style:family="paragraph" style:name="P5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59">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style:font-style-asian="normal" style:font-style-complex="normal" style:font-weight-asian="normal" style:font-weight-complex="normal" style:text-underline-style="none"/>
    </style:style>
    <style:style style:family="text" style:name="T5">
      <style:text-properties fo:font-weight="bold"/>
    </style:style>
    <style:style style:family="text" style:name="T6">
      <style:text-properties fo:font-weight="bold" style:font-weight-asian="bold"/>
    </style:style>
    <style:style style:family="text" style:name="T7">
      <style:text-properties fo:font-weight="bold" style:font-weight-asian="bold" style:font-weight-complex="bold"/>
    </style:style>
    <style:style style:family="text" style:name="T8">
      <style:text-properties fo:font-weight="normal"/>
    </style:style>
    <style:style style:family="text" style:name="T9">
      <style:text-properties fo:font-variant="normal" fo:font-weight="bold" fo:text-transform="none" style:font-weight-asian="bold" style:font-weight-complex="bold" style:use-window-font-color="true"/>
    </style:style>
    <style:style style:family="text" style:name="T10">
      <style:text-properties fo:color="#000000" fo:country="BE" fo:font-style="normal" fo:font-weight="bold" fo:language="fr" style:font-style-asian="normal" style:font-weight-asian="bold" style:font-weight-complex="bold" style:text-underline-style="none"/>
    </style:style>
    <style:style style:family="text" style:name="T11">
      <style:text-properties fo:color="#000000" fo:country="BE" fo:font-style="italic" fo:font-weight="bold" fo:language="fr" style:font-style-asian="italic" style:font-style-complex="italic" style:font-weight-asian="bold" style:font-weight-complex="bold" style:text-underline-style="none"/>
    </style:style>
    <style:style style:family="text" style:name="T12">
      <style:text-properties fo:country="BE" fo:font-style="italic" fo:font-weight="bold" fo:language="fr" style:font-style-asian="italic" style:font-style-complex="italic" style:font-weight-asian="bold" style:font-weight-complex="bold" style:text-underline-style="none" style:use-window-font-color="true"/>
    </style:style>
    <style:style style:family="text" style:name="T13">
      <style:text-properties fo:background-color="transparent" fo:country="BE" fo:font-style="italic" fo:font-weight="bold" fo:language="fr" loext:char-shading-value="0" officeooo:rsid="00133bfd" style:font-name-complex="Calibri1" style:font-style-asian="italic" style:font-style-complex="italic" style:font-weight-asian="bold" style:font-weight-complex="bold" style:text-underline-style="none" style:use-window-font-color="true"/>
    </style:style>
    <style:style style:family="text" style:name="T14">
      <style:text-properties fo:background-color="transparent" fo:country="BE" fo:font-weight="normal" fo:language="fr" loext:char-shading-value="0" officeooo:rsid="00133bfd" style:font-name-complex="Calibri1" style:font-weight-asian="normal" style:font-weight-complex="normal" style:use-window-font-color="true"/>
    </style:style>
    <style:style style:family="text" style:name="T15">
      <style:text-properties fo:background-color="transparent" fo:country="BE" fo:font-weight="normal" fo:language="fr" loext:char-shading-value="0" officeooo:rsid="005608f2" style:font-name-complex="Calibri1" style:font-weight-asian="normal" style:font-weight-complex="normal" style:use-window-font-color="true"/>
    </style:style>
    <style:style style:family="text" style:name="T16">
      <style:text-properties fo:background-color="transparent" fo:country="BE" fo:font-weight="normal" fo:language="fr" loext:char-shading-value="0" officeooo:rsid="00595919" style:font-name-complex="Calibri1" style:font-weight-asian="normal" style:font-weight-complex="normal" style:use-window-font-color="true"/>
    </style:style>
    <style:style style:family="text" style:name="T17">
      <style:text-properties fo:background-color="transparent" fo:country="BE" fo:font-weight="normal" fo:language="fr" loext:char-shading-value="0" officeooo:rsid="005ab6fc" style:font-name-complex="Calibri1" style:font-weight-asian="normal" style:font-weight-complex="normal" style:use-window-font-color="true"/>
    </style:style>
    <style:style style:family="text" style:name="T18">
      <style:text-properties fo:background-color="transparent" fo:country="BE" fo:font-weight="normal" fo:language="fr" loext:char-shading-value="0" officeooo:rsid="00133bfd" style:font-name-complex="Calibri1" style:font-weight-asian="normal" style:font-weight-complex="normal" style:text-line-through-style="solid" style:text-line-through-type="single" style:use-window-font-color="true"/>
    </style:style>
    <style:style style:family="text" style:name="T19">
      <style:text-properties style:font-name-asian="Times"/>
    </style:style>
    <style:style style:family="text" style:name="T20">
      <style:text-properties fo:font-size="11pt" fo:font-style="normal" fo:font-weight="normal" style:font-name="Arial" style:font-size-asian="11pt" style:font-size-complex="11pt" style:font-style-asian="normal" style:font-style-complex="normal" style:font-weight-asian="normal" style:font-weight-complex="normal" style:text-underline-style="none"/>
    </style:style>
    <style:style style:family="text" style:name="T21">
      <style:text-properties fo:font-size="10.5pt" fo:font-style="italic" fo:font-weight="bold" style:font-size-complex="10.5pt" style:font-weight-asian="bold" style:font-weight-complex="bold" style:text-underline-style="none"/>
    </style:style>
    <style:style style:family="text" style:name="T22">
      <style:text-properties fo:font-size="10.5pt" fo:font-style="normal" fo:font-weight="bold" style:font-size-complex="10.5pt" style:font-style-asian="normal" style:font-style-complex="normal" style:font-weight-asian="bold" style:font-weight-complex="bold" style:text-underline-style="none"/>
    </style:style>
    <style:style style:family="text" style:name="T23">
      <style:text-properties fo:font-size="10.5pt" fo:font-style="normal" fo:font-weight="bold" officeooo:rsid="0025e699" style:font-size-complex="10.5pt" style:font-style-asian="normal" style:font-style-complex="normal" style:font-weight-asian="bold" style:font-weight-complex="bold" style:text-underline-style="none"/>
    </style:style>
    <style:style style:family="text" style:name="T24">
      <style:text-properties fo:font-size="10.5pt" fo:font-weight="bold" style:font-size-complex="10.5pt" style:font-weight-asian="bold" style:font-weight-complex="bold" style:text-underline-style="none"/>
    </style:style>
    <style:style style:family="text" style:name="T25">
      <style:text-properties officeooo:rsid="000eecc6"/>
    </style:style>
    <style:style style:family="text" style:name="T26">
      <style:text-properties style:text-line-through-style="solid" style:text-line-through-type="single"/>
    </style:style>
    <style:style style:family="text" style:name="T27">
      <style:text-properties officeooo:rsid="0010bc27"/>
    </style:style>
    <style:style style:family="text" style:name="T28">
      <style:text-properties style:text-underline-color="font-color" style:text-underline-style="solid" style:text-underline-width="auto"/>
    </style:style>
    <style:style style:family="text" style:name="T29">
      <style:text-properties style:font-name-asian="Arial" style:font-name-complex="Arial" style:text-underline-color="font-color" style:text-underline-style="solid" style:text-underline-width="auto"/>
    </style:style>
    <style:style style:family="text" style:name="T30">
      <style:text-properties fo:font-weight="bold" style:font-weight-asian="bold" style:text-underline-color="font-color" style:text-underline-style="solid" style:text-underline-width="auto"/>
    </style:style>
    <style:style style:family="text" style:name="T31">
      <style:text-properties officeooo:rsid="0011dbe9"/>
    </style:style>
    <style:style style:family="text" style:name="T32">
      <style:text-properties officeooo:rsid="0012b9a7"/>
    </style:style>
    <style:style style:family="text" style:name="T33">
      <style:text-properties officeooo:rsid="00133bfd"/>
    </style:style>
    <style:style style:family="text" style:name="T34">
      <style:text-properties fo:background-color="transparent" fo:country="BE" fo:language="fr" loext:char-shading-value="0" style:font-name-complex="Calibri1"/>
    </style:style>
    <style:style style:family="text" style:name="T35">
      <style:text-properties fo:background-color="#ffff00" fo:country="BE" fo:language="fr" loext:char-shading-value="0" style:font-name-complex="Calibri1"/>
    </style:style>
    <style:style style:family="text" style:name="T36">
      <style:text-properties fo:country="BE" fo:language="fr" style:font-name-complex="Calibri1"/>
    </style:style>
    <style:style style:family="text" style:name="T37">
      <style:text-properties style:font-name-asian="Arial" style:font-name-complex="Arial"/>
    </style:style>
    <style:style style:family="text" style:name="T38">
      <style:text-properties officeooo:rsid="00170fb1"/>
    </style:style>
    <style:style style:family="text" style:name="T39">
      <style:text-properties officeooo:rsid="00198214"/>
    </style:style>
    <style:style style:family="text" style:name="T40">
      <style:text-properties officeooo:rsid="001a0da5"/>
    </style:style>
    <style:style style:family="text" style:name="T41">
      <style:text-properties fo:font-size="10pt" fo:font-style="normal" fo:font-weight="normal" style:font-name="Rubik" style:font-size-asian="10pt" style:font-size-complex="10pt" style:font-style-asian="normal" style:font-weight-asian="normal" style:font-weight-complex="normal" style:text-underline-style="none"/>
    </style:style>
    <style:style style:family="text" style:name="T42">
      <style:text-properties officeooo:rsid="00362119"/>
    </style:style>
    <style:style style:family="text" style:name="T43">
      <style:text-properties officeooo:rsid="00225609"/>
    </style:style>
    <style:style style:family="text" style:name="T44">
      <style:text-properties fo:background-color="#ffff00" fo:color="#800000" loext:char-shading-value="0"/>
    </style:style>
    <style:style style:family="text" style:name="T45">
      <style:text-properties fo:background-color="#ffff00" fo:color="#800000" loext:char-shading-value="0" officeooo:rsid="0024976c"/>
    </style:style>
    <style:style style:family="text" style:name="T46">
      <style:text-properties fo:background-color="#ffff00" fo:color="#800000" loext:char-shading-value="0" officeooo:rsid="0010bc27"/>
    </style:style>
    <style:style style:family="text" style:name="T47">
      <style:text-properties fo:background-color="#ffff00" fo:color="#800000" loext:char-shading-value="0" officeooo:rsid="0024e71e"/>
    </style:style>
    <style:style style:family="text" style:name="T48">
      <style:text-properties fo:background-color="#ffff00" fo:color="#800000" loext:char-shading-value="0" officeooo:rsid="00252bc1"/>
    </style:style>
    <style:style style:family="text" style:name="T49">
      <style:text-properties fo:background-color="#ffff00" fo:color="#800000" loext:char-shading-value="0" officeooo:rsid="0024976c" style:text-underline-style="none"/>
    </style:style>
    <style:style style:family="text" style:name="T50">
      <style:text-properties fo:background-color="#ffff00" fo:color="#800000" fo:font-weight="bold" loext:char-shading-value="0" style:font-weight-asian="bold" style:font-weight-complex="bold"/>
    </style:style>
    <style:style style:family="text" style:name="T51">
      <style:text-properties fo:background-color="#ffff00" fo:color="#800000" fo:font-size="10.5pt" fo:font-style="normal" fo:font-weight="bold" loext:char-shading-value="0" officeooo:rsid="0025e699" style:font-size-complex="10.5pt" style:font-style-asian="normal" style:font-style-complex="normal" style:font-weight-asian="bold" style:font-weight-complex="bold" style:text-underline-style="none"/>
    </style:style>
    <style:style style:family="text" style:name="T52">
      <style:text-properties fo:background-color="#ffff00" fo:color="#800000" fo:font-size="10.5pt" fo:font-weight="bold" loext:char-shading-value="0" officeooo:rsid="0025e699" style:font-size-complex="10.5pt" style:font-weight-asian="bold" style:font-weight-complex="bold" style:text-underline-style="none"/>
    </style:style>
    <style:style style:family="text" style:name="T53">
      <style:text-properties officeooo:rsid="0024e71e"/>
    </style:style>
    <style:style style:family="text" style:name="T54">
      <style:text-properties fo:font-size="11pt" fo:font-style="normal" fo:font-weight="normal" style:font-size-asian="11pt" style:font-size-complex="11pt" style:font-style-asian="normal" style:font-style-complex="normal" style:font-weight-asian="normal" style:font-weight-complex="normal" style:text-underline-style="none"/>
    </style:style>
    <style:style style:family="text" style:name="T55">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5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5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58">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59">
      <style:text-properties fo:country="BE" fo:font-size="10pt" fo:font-style="normal" fo:font-weight="normal" fo:language="fr" fo:letter-spacing="normal" fo:text-shadow="none" style:country-asian="CN" style:country-complex="IN" style:font-name="Waree"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graphic" style:name="fr2"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section" style:name="Sect1">
      <style:section-properties style:editable="false">
        <style:columns fo:column-count="1" fo:column-gap="0cm"/>
      </style:section-properties>
    </style:style>
    <text:list-style style:name="L1">
      <text:list-level-style-bullet text:bullet-char="●" text:level="1">
        <style:list-level-properties text:list-level-position-and-space-mode="label-alignment">
          <style:list-level-label-alignment fo:margin-left="1.27cm" fo:text-indent="-0.635cm" text:label-followed-by="listtab" text:list-tab-stop-position="1.27cm"/>
        </style:list-level-properties>
        <style:text-properties style:font-name="StarSymbol"/>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style:text-properties style:font-name="Arial1"/>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style:style style:family="graphic" style:name="gr1">
      <style:graphic-properties draw:textarea-vertical-align="middle" draw:wrap-influence-on-position="once-concurrent" loext:allow-overlap="true"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checkbox form:control-implementation="ooo:com.sun.star.form.component.CheckBox" form:id="control1" form:image-position="center" form:input-required="false" form:label="zone d'habitat" form:name="Case à cocher 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input-required="false" form:label="zone d'habitat" form:name="Case à cocher 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input-required="false" form:label="zone d'habitat" form:name="Case à cocher 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input-required="false" form:label="zone d'habitat" form:name="Case à cocher 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input-required="false" form:label="zone d'habitat" form:name="Case à cocher 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name="Frame1" draw:style-name="fr2" draw:z-index="0" svg:width="7.128cm" svg:x="0cm" svg:y="0cm" text:anchor-type="paragraph"><draw:text-box fo:min-height="5.226cm"><text:p text:style-name="P11"><office:annotation><dc:creator>Gauthier Bastien</dc:creator><dc:date>2011-01-13T14:56:41</dc:date><text:p text:style-name="P58"><text:span text:style-name="T55">do text</text:span></text:p><text:p text:style-name="P58"><text:span text:style-name="T55">from document(at=header, format='odt')</text:span></text:p></office:annotation><text:span text:style-name="T3">Import depuis header.odt</text:span></text:p></draw:text-box></draw:frame><text:text-input text:description="">tool.getCityName()</text:text-input>, le <text:span text:style-name="T41"><text:text-input text:description="Délivré à xxx le xxx">tool.formatDate(urbanEventObj.getEventDate())</text:text-input></text:span></text:p>
      <text:p text:style-name="P14"/>
      <text:p text:style-name="P13"/>
      <text:p text:style-name="P13"/>
      <text:p text:style-name="P13"><draw:frame draw:name="Cadre1" draw:style-name="fr1" draw:z-index="6" svg:height="3.2cm" svg:width="7.62cm" svg:x="8.477cm" svg:y="0.21cm" text:anchor-type="paragraph"><draw:text-box><text:p text:style-name="Frame_20_contents"><office:annotation><dc:creator>Gauthier Bastien</dc:creator><dc:date>2011-02-16T14:49:10</dc:date><text:p text:style-name="P58"><text:span text:style-name="T55">do text if not len(self.getNotaryContact()) &gt; 1</text:span></text:p><text:p text:style-name="P58"><text:span text:style-name="T55">from xhtml(</text:span><text:span text:style-name="T57">tool.decorateHTML('UrbanAddress', </text:span><text:span text:style-name="T55">self.getNotaryContact()[0].getSignaletic(withaddress=True,linebyline=True)))</text:span></text:p></office:annotation><text:span text:style-name="T1">Titre Nom Prénom<text:line-break/>Adresse ligne1<text:line-break/>Adresse ligne2</text:span></text:p><text:p text:style-name="P12"><text:span text:style-name="T1"><office:annotation><dc:creator>Gauthier Bastien</dc:creator><dc:date>2011-02-17T09:18:17</dc:date><text:p text:style-name="P58"><text:span text:style-name="T55">do text if </text:span><text:span text:style-name="T57">len(self.</text:span><text:span text:style-name="T55">getNotaryContact</text:span><text:span text:style-name="T57">()) &gt; 1</text:span></text:p></office:annotation></text:span><text:span text:style-name="T20"><text:conditional-text text:condition="ooow:&quot;view.do_mailing()&quot;" text:string-value-if-false="" text:string-value-if-true="&quot;mailed_data.getPersonTitleValue(short=True)&quot;">mailed_data.getPersonTitleValue(short=True)</text:conditional-text></text:span><text:span text:style-name="T1"><text:s/></text:span><text:span text:style-name="T20"><text:conditional-text text:condition="ooow:&quot;view.do_mailing()&quot;" text:string-value-if-false="" text:string-value-if-true="&quot;mailed_data.name1&quot;">mailed_data.name1</text:conditional-text></text:span><text:span text:style-name="T1"><text:s/></text:span><text:span text:style-name="T20"><text:conditional-text text:condition="ooow:&quot;view.do_mailing()&quot;" text:string-value-if-false="" text:string-value-if-true="&quot;mailed_data.name2&quot;">mailed_data.name2</text:conditional-text></text:span><text:span text:style-name="T1"><text:line-break/></text:span><text:span text:style-name="T20"><text:conditional-text text:condition="ooow:&quot;view.do_mailing()&quot;" text:string-value-if-false="" text:string-value-if-true="&quot;mailed_data.street&quot;">mailed_data.street</text:conditional-text></text:span><text:span text:style-name="T20">, </text:span><text:span text:style-name="T20"><text:conditional-text text:condition="ooow:&quot;view.do_mailing()&quot;" text:string-value-if-false="" text:string-value-if-true="&quot;mailed_data.number&quot;">mailed_data.number</text:conditional-text></text:span><text:span text:style-name="T1"><text:line-break/></text:span><text:span text:style-name="T20"><text:conditional-text text:condition="ooow:&quot;view.do_mailing()&quot;" text:string-value-if-false="" text:string-value-if-true="&quot;mailed_data.zipcode&quot;">mailed_data.zipcode</text:conditional-text></text:span><text:span text:style-name="T20"> </text:span><text:span text:style-name="T20"><text:conditional-text text:condition="ooow:&quot;view.do_mailing()&quot;" text:string-value-if-false="" text:string-value-if-true="&quot;mailed_data.city&quot;">mailed_data.city</text:conditional-text></text:span></text:p><text:p text:style-name="Standard"/><text:p text:style-name="Standard"/><text:p text:style-name="Standard"/><text:p text:style-name="P10"/></draw:text-box></draw:frame></text:p>
      <text:p text:style-name="P13"/>
      <text:p text:style-name="P13"/>
      <text:p text:style-name="P13"/>
      <text:p text:style-name="P13"/>
      <text:p text:style-name="P13"/>
      <text:p text:style-name="P13"/>
      <text:p text:style-name="P13"/>
      <text:p text:style-name="P13"/>
      <text:p text:style-name="P31"><text:span text:style-name="T33">Lettre de notaire</text:span> – Annexe 16</text:p>
      <text:p text:style-name="P13"/>
      <text:p text:style-name="P25">Agent traitant : <text:span text:style-name="T42"><text:text-input text:description="">self.getFoldermanagers()[0].getName2()</text:text-input></text:span><text:span text:style-name="T42"><text:s/></text:span><text:span text:style-name="T42"><text:text-input text:description="">self.getFoldermanagers()[0].getName1()</text:text-input></text:span></text:p>
      <text:p text:style-name="P16"><office:annotation><dc:creator>sde </dc:creator><dc:date>2011-07-27T10:02:17</dc:date><text:p text:style-name="P58"><text:span text:style-name="T56">do text</text:span></text:p><text:p text:style-name="P58"><text:span text:style-name="T57">from document(at=reference, format='odt')</text:span></text:p></office:annotation>Import depuis reference.odt</text:p>
      <text:p text:style-name="P13"/>
      <text:p text:style-name="P51"><text:span text:style-name="T4"><text:conditional-text text:condition="ooow:&quot;view.do_mailing()&quot;" text:string-value-if-false="" text:string-value-if-true="&quot;mailed_data.getPersonTitleValue()&quot;">mailed_data.getPersonTitleValue()</text:conditional-text></text:span><text:span text:style-name="T4">,</text:span></text:p>
      <text:p text:style-name="P13"/>
      <text:p text:style-name="P17">En réponse à votre demande <text:span text:style-name="T25">de certificat d'urbanisme n°1 réceptionnée</text:span> en date du <text:span text:style-name="T43"><text:text-input text:description="Titre du demandeur">event_view.display_date('receiptDate')</text:text-input></text:span><text:s/>relative à un bien sis <text:s/><text:text-input text:description="Titre du demandeur">self.getWorkLocationSignaletic()</text:text-input>, cadastré <text:text-input text:description="Cadastre">licence_view.get_parcels()</text:text-input><text:s/><text:span text:style-name="T25">et</text:span> appartenant à <text:text-input text:description="Demandeurs">self.getApplicantsSignaletic()</text:text-input>, nous avons l'honneur de vous adresser ci-après les informations visées aux articles <text:span text:style-name="T25">D.IV.1, §3, 1° et D.IV.97 du Code du Développement Territorial (ci-après le Code)</text:span>. </text:p>
      <text:p text:style-name="P26"/>
      <text:p text:style-name="P19">(1) <text:span text:style-name="T25">(2) </text:span>Le bien en cause :</text:p>
      <table:table table:name="Tableau1" table:style-name="Tableau1">
        <table:table-column table:style-name="Tableau1.A"/>
        <table:table-column table:style-name="Tableau1.B"/>
        <table:table-row>
          <table:table-cell office:value-type="string" table:style-name="Tableau1.A1">
            <text:p text:style-name="P35">1°</text:p>
          </table:table-cell>
          <table:table-cell office:value-type="string" table:style-name="Tableau1.B1">
            <text:p text:style-name="P34">se trouve en <text:span text:style-name="T11"><text:text-input text:description="Bien-Parcelles">self.getValueForTemplate('folderZone')</text:text-input></text:span><text:span text:style-name="T10"><text:s/></text:span>au plan de secteur de <text:span text:style-name="T45">VOTRE PLAN DE SECTEUR</text:span> adopté par Arrêté de l'Exécutif Régional Wallon du <text:span text:style-name="T44">26/11/1987</text:span> et qui n'a pas cessé de produire ses effets pour le bien précité (articles D.II.24 et suivants du Code); </text:p>
          </table:table-cell>
        </table:table-row>
        <table:table-row>
          <table:table-cell office:value-type="string" table:style-name="Tableau1.A2">
            <text:p text:style-name="P35">2°</text:p>
          </table:table-cell>
          <table:table-cell office:value-type="string" table:style-name="Tableau1.B2">
            <text:p text:style-name="P36">est soumis, en tout ou en partie, pour des raisons de localisation, à l'application d'un <text:span text:style-name="T39">G</text:span>uide <text:span text:style-name="T39">R</text:span>égional d'<text:span text:style-name="T39">U</text:span>rbanisme, <text:span text:style-name="T40">dont</text:span> :<text:line-break/>- <text:span text:style-name="T40">les articles 435 et suivants relatifs aux enseignes et dispositifs de publicité</text:span> </text:p>
            <text:p text:style-name="P36"><text:span text:style-name="T39">- les articles 414 et suivants relatifs à l’accès et usages des personnes à mobilité réduite</text:span>;</text:p>
          </table:table-cell>
        </table:table-row>
        <table:table-row>
          <table:table-cell office:value-type="string" table:style-name="Tableau1.A2">
            <text:p text:style-name="P40">3°</text:p>
          </table:table-cell>
          <table:table-cell office:value-type="string" table:style-name="Tableau1.B2">
            <text:p text:style-name="P41">est situé en ………… au regard du projet de plan de secteur adopté par…….. du …….. ;</text:p>
          </table:table-cell>
        </table:table-row>
        <table:table-row>
          <table:table-cell office:value-type="string" table:style-name="Tableau1.A2">
            <text:p text:style-name="P37">4<text:span text:style-name="T25">°</text:span></text:p>
          </table:table-cell>
          <table:table-cell office:value-type="string" table:style-name="Tableau1.B2">
            <text:p text:style-name="P33">est situé en <text:span text:style-name="T12"><text:text-input text:description="Bien-Parcelles">self.getValueForTemplate('SSC')</text:text-input></text:span><text:span text:style-name="T12"><text:s/>et </text:span><text:span text:style-name="T12"><text:text-input text:description="Bien-Parcelles">self.getValueForTemplate('RCU')</text:text-input></text:span><text:s/>au regard <text:span text:style-name="T26">d'un schéma de développement pluricommunal</text:span>, d'un schéma de développement communal adopté par le Conseil Communal en date du 21/06/2011, <text:span text:style-name="T26">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6">d'un projet de guide communal d'urbanisme</text:span> <text:span text:style-name="T33">et </text:span><text:span text:style-name="T14"><office:annotation><dc:creator>Auteur inconnu</dc:creator><dc:date>2017-08-03T16:52:57</dc:date><text:p text:style-name="P58"><text:span text:style-name="T58">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3"/>
            <text:p text:style-name="P33"><text:span text:style-name="T14">est situé en </text:span><text:span text:style-name="T13"><text:text-input text:description="Bien-Parcelles">self.getValueForTemplate('SSC')</text:text-input></text:span><text:span text:style-name="T13"><text:s/>et </text:span><text:span text:style-name="T13"><text:text-input text:description="Bien-Parcelles">self.getValueForTemplate('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8"><text:span text:style-name="T58">do text if not self.getIsInSubdivision()</text:span></text:p></office:annotation></text:span><text:span text:style-name="T18">d’un permis d’urbanisation ;</text:span></text:p>
          </table:table-cell>
        </table:table-row>
        <table:table-row>
          <table:table-cell office:value-type="string" table:style-name="Tableau1.A2">
            <text:p text:style-name="P42">5°</text:p>
          </table:table-cell>
          <table:table-cell office:value-type="string" table:style-name="Tableau1.B2">
            <text:p text:style-name="P9">est soumis au droit de préemption ou repris dans les limites d’un plan d’expropriation (+ selon le cas, désignation des bénéficiaires du droit de préemption ou du pouvoir expropriant/date de <text:soft-page-break/>l’arrêté du Gouvernement correspondant); </text:p>
          </table:table-cell>
        </table:table-row>
        <table:table-row>
          <table:table-cell office:value-type="string" table:style-name="Tableau1.A2">
            <text:p text:style-name="P35">6°</text:p>
          </table:table-cell>
          <table:table-cell office:value-type="string" table:style-name="Tableau1.B2">
            <text:p text:style-name="P3">a) situé dans un périmètre de site à réaménager, de réhabilitation paysagère et environnementale, </text:p>
            <text:p text:style-name="P3">de remembrement urbain, de revitalisation urbaine ou de rénovation urbaine visés respectivement aux articles D.V.1, D.V.7, D.V.9, D.V.12 ou D.V.13 du Code; </text:p>
          </table:table-cell>
        </table:table-row>
        <table:table-row>
          <table:table-cell office:value-type="string" table:style-name="Tableau1.A2">
            <text:p text:style-name="P37"/>
          </table:table-cell>
          <table:table-cell office:value-type="string" table:style-name="Tableau1.B2">
            <text:p text:style-name="P4">b) inscrit sur la liste de sauvegarde visée à l’article 193 du Code wallon du patrimoine ; </text:p>
          </table:table-cell>
        </table:table-row>
        <table:table-row>
          <table:table-cell office:value-type="string" table:style-name="Tableau1.A2">
            <text:p text:style-name="P37"/>
          </table:table-cell>
          <table:table-cell office:value-type="string" table:style-name="Tableau1.B2">
            <text:p text:style-name="P4">c) classé en application de l’article 196 du Code wallon du patrimoine; </text:p>
          </table:table-cell>
        </table:table-row>
        <table:table-row>
          <table:table-cell office:value-type="string" table:style-name="Tableau1.A2">
            <text:p text:style-name="P37"/>
          </table:table-cell>
          <table:table-cell office:value-type="string" table:style-name="Tableau1.B2">
            <text:p text:style-name="P4">d) situé dans une zone de protection visée à 209 du Code wallon du patrimoine ; </text:p>
          </table:table-cell>
        </table:table-row>
        <table:table-row>
          <table:table-cell office:value-type="string" table:style-name="Tableau1.A2">
            <text:p text:style-name="P37"/>
          </table:table-cell>
          <table:table-cell office:value-type="string" table:style-name="Tableau1.B2">
            <text:p text:style-name="P4">e) localisé dans une zone figurant sur la carte du zonage archéologique ou dans un site repris à l’inventaire des sites archéologiques visés à l’article 233 du Code wallon du patrimoine; </text:p>
          </table:table-cell>
        </table:table-row>
        <table:table-row>
          <table:table-cell office:value-type="string" table:style-name="Tableau1.A2">
            <text:p text:style-name="P37"/>
          </table:table-cell>
          <table:table-cell office:value-type="string" table:style-name="Tableau1.B2">
            <text:p text:style-name="P8">f) dans la région de langue allemande, fait l’objet d’une mesure de protection en vertu de la législation relative au patrimoine ; </text:p>
          </table:table-cell>
        </table:table-row>
        <table:table-row>
          <table:table-cell office:value-type="string" table:style-name="Tableau1.A2">
            <text:p text:style-name="P38"><text:span text:style-name="T38">7</text:span>° </text:p>
          </table:table-cell>
          <table:table-cell office:value-type="string" table:style-name="Tableau1.B2">
            <text:p text:style-name="P4">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office:value-type="string" table:style-name="Tableau1.A2">
            <text:p text:style-name="P39"><text:span text:style-name="T38">8</text:span>° </text:p>
          </table:table-cell>
          <table:table-cell office:value-type="string" table:style-name="Tableau1.B2">
            <text:p text:style-name="P8">est repris dans le plan relatif à l’habitat permanent. </text:p>
          </table:table-cell>
        </table:table-row>
      </table:table>
      <text:p text:style-name="P16"/>
      <text:p text:style-name="P20">(1) (2) Les données relatives au bien inscrites dans la banque de données au sens de l’article 10 du décret du 5 décembre 2008 relatif à la gestion des sols sont les suivantes : ………………….. ;</text:p>
      <text:p text:style-name="P16"/>
      <text:p text:style-name="P16">(<text:span text:style-name="T27">1) (2) Autres renseignements relatifs au bien :</text:span></text:p>
      <text:p text:style-name="P16"/>
      <table:table table:name="Tableau2" table:style-name="Tableau2">
        <table:table-column table:style-name="Tableau2.A"/>
        <table:table-column table:style-name="Tableau2.B"/>
        <table:table-row>
          <table:table-cell office:value-type="string" table:style-name="Tableau2.A1">
            <text:p text:style-name="P32"><text:span text:style-name="T38">9</text:span>°</text:p>
          </table:table-cell>
          <table:table-cell office:value-type="string" table:style-name="Tableau2.B1">
            <text:p text:style-name="P44">est frappé d'un Arrêté d'insalubrité OU d'un permis de location datant du <text:span text:style-name="T44">[...]</text:span> - Le futur acquéreur est invité à prendre contact avec le Service Logement Salubrité (tél. : <text:span text:style-name="T45">TEL</text:span>) pour de plus amples informations;</text:p>
          </table:table-cell>
        </table:table-row>
        <table:table-row>
          <table:table-cell office:value-type="string" table:style-name="Tableau2.A2">
            <text:p text:style-name="P32">1<text:span text:style-name="T38">0</text:span>°</text:p>
          </table:table-cell>
          <table:table-cell office:value-type="string" table:style-name="Tableau2.B2">
            <text:p text:style-name="P44">fait <text:span text:style-name="T27">l'objet d'une possible infraction urbanistique. L'objet infractionnel est </text:span><text:span text:style-name="T46">…………….</text:span><text:span text:style-name="T27"> Vous devez transmettre au service urbanisme (</text:span><text:span text:style-name="T46">E</text:span><text:span text:style-name="T49">MAIL</text:span><text:span text:style-name="T27">) un reportage photographique, les dimensions de l'objet et la preuve de la date de construction de celui-ci afin de vérifier la conformité au Code ;</text:span></text:p>
          </table:table-cell>
        </table:table-row>
        <table:table-row>
          <table:table-cell office:value-type="string" table:style-name="Tableau2.A2">
            <text:p text:style-name="P32">1<text:span text:style-name="T38">1</text:span>°</text:p>
          </table:table-cell>
          <table:table-cell office:value-type="string" table:style-name="Tableau2.B2">
            <text:p text:style-name="P44">situé dans le rayon de 2000 m autour d'une entreprise type SEVESO ;</text:p>
          </table:table-cell>
        </table:table-row>
        <table:table-row>
          <table:table-cell office:value-type="string" table:style-name="Tableau2.A2">
            <text:p text:style-name="P32">1<text:span text:style-name="T38">2</text:span>°</text:p>
          </table:table-cell>
          <table:table-cell office:value-type="string" table:style-name="Tableau2.B2">
            <text:p text:style-name="P45">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office:value-type="string" table:style-name="Tableau2.A2">
            <text:p text:style-name="P32">1<text:span text:style-name="T38">3</text:span>°</text:p>
          </table:table-cell>
          <table:table-cell office:value-type="string" table:style-name="Tableau2.B2">
            <text:p text:style-name="P44">se trouve dans la zone de réservation de la liaison Cerexhe-Heuseux / Beaufays ;</text:p>
          </table:table-cell>
        </table:table-row>
        <table:table-row>
          <table:table-cell office:value-type="string" table:style-name="Tableau2.A2">
            <text:p text:style-name="P32">1<text:span text:style-name="T38">4</text:span>°</text:p>
          </table:table-cell>
          <table:table-cell office:value-type="string" table:style-name="Tableau2.B2">
            <text:p text:style-name="P44">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3">o</text:span>ne non-aedificandi de part et d'autre de l'axe de la conduite de 5m soit un total de 10m ;</text:p>
          </table:table-cell>
        </table:table-row>
        <table:table-row>
          <table:table-cell office:value-type="string" table:style-name="Tableau2.A2">
            <text:p text:style-name="P32">1<text:span text:style-name="T38">5</text:span>°</text:p>
          </table:table-cell>
          <table:table-cell office:value-type="string" table:style-name="Tableau2.B2">
            <text:p text:style-name="P44">se trouve dans le périmètre de réservation de la liaison TGV enterrée ;</text:p>
          </table:table-cell>
        </table:table-row>
        <table:table-row>
          <table:table-cell office:value-type="string" table:style-name="Tableau2.A2">
            <text:p text:style-name="P32"><text:span text:style-name="T27">16</text:span>°</text:p>
          </table:table-cell>
          <table:table-cell office:value-type="string" table:style-name="Tableau2.B2">
            <text:p text:style-name="P44">Plan d'alignement : </text:p>
            <text:p text:style-name="P44">est situé le long d'une voirie régionale et est à ce titre, éventuellement soumis aux prescriptions urbanistiques définies par le Service Public de Wallonie - Direction des Routes, <text:span text:style-name="T47">ADRESSE DGO1</text:span> ;</text:p>
          </table:table-cell>
        </table:table-row>
        <table:table-row>
          <table:table-cell office:value-type="string" table:style-name="Tableau2.A2">
            <text:p text:style-name="P32"><text:span text:style-name="T27">17</text:span>°</text:p>
          </table:table-cell>
          <table:table-cell office:value-type="string" table:style-name="Tableau2.B2">
            <text:p text:style-name="P44">se trouve sur la parcelle un arbre ou haie remarquable ;</text:p>
          </table:table-cell>
        </table:table-row>
      </table:table>
      <text:p text:style-name="P16"/>
      <text:p text:style-name="P16"><office:annotation><dc:creator>sde </dc:creator><dc:date>2012-03-26T14:29:09</dc:date><text:p text:style-name="P58"><text:span text:style-name="T59">do text if not self.getBuildlicencesOfTheParcels()</text:span></text:p></office:annotation>Le bien en cause n'a pas fait l'objet d'un permis de bâtir ou d'urbanisme délivré après le 1er janvier 1977 ;</text:p>
      <text:p text:style-name="P16"><office:annotation><dc:creator>sde </dc:creator><dc:date>2012-03-26T14:29:09</dc:date><text:p text:style-name="P58"><text:span text:style-name="T59">do text if len(self.getBuildlicencesOfTheParcels()) == 1</text:span></text:p></office:annotation>Le bien en cause a fait l'objet du permis de bâtir ou d'urbanisme suivant délivré après le 1er janvier 1977 :</text:p>
      <text:p text:style-name="P23"><office:annotation><dc:creator>sde </dc:creator><dc:date>2012-03-26T14:29:09</dc:date><text:p text:style-name="P58"><text:span text:style-name="T59">do text if len(self.getBuildlicencesOfTheParcels()) &gt; 1</text:span></text:p></office:annotation>Le bien en cause a fait l'objet des permis de bâtir ou d'urbanisme suivants délivrés après le 1er janvier 1977:</text:p>
      <text:section text:name="Section3" text:style-name="Sect1">
        <text:p text:style-name="P23"><office:annotation><dc:creator>sde </dc:creator><dc:date>2012-03-26T14:29:09</dc:date><text:p text:style-name="P58"><text:span text:style-name="T59">do section for buildlicence in self.getBuildlicencesOfTheParcels()</text:span></text:p></office:annotation>- <text:text-input text:description="Cadastre">buildlicence.getReference()</text:text-input><text:s/>délivré le <text:soft-page-break/><text:text-input text:description="Cadastre">buildlicence.getLastTheLicence().getFormattedDate(date='decisionDate')</text:text-input><text:s/>en vue de : <text:text-input text:description="Cadastre">buildlicence.getLicenceSubject()</text:text-input>.</text:p>
      </text:section>
      <text:p text:style-name="P16"/>
      <text:p text:style-name="P16"><office:annotation><dc:creator>sde </dc:creator><dc:date>2012-03-26T14:29:09</dc:date><text:p text:style-name="P58"><text:span text:style-name="T59">do text if not self.getUrbanCertificateOneOfTheParcels() and <text:s/>not self.getUrbanCertificateTwoOfTheParcels()</text:span></text:p></office:annotation>Le bien en cause n'a pas fait l'objet d'un certificat d'urbanisme datant de moins de deux ans ;</text:p>
      <text:p text:style-name="P16"><office:annotation><dc:creator>sde </dc:creator><dc:date>2012-03-26T14:29:09</dc:date><text:p text:style-name="P58"><text:span text:style-name="T59">do text if len(self.getUrbanCertificateOneOfTheParcels()) == 1</text:span></text:p></office:annotation>Le bien en cause a fait l'objet du certificat d'urbanisme n°1 suivant datant de moins de deux ans:</text:p>
      <text:p text:style-name="P23"><office:annotation><dc:creator>sde </dc:creator><dc:date>2012-03-26T14:29:09</dc:date><text:p text:style-name="P58"><text:span text:style-name="T59">do text if len(self.getUrbanCertificateOneOfTheParcels()) &gt; 1</text:span></text:p></office:annotation>Le bien en cause a fait l'objet des certificats d'urbanisme n°1 suivants datant de moins de deux ans:</text:p>
      <text:section text:name="Section1" text:style-name="Sect1">
        <text:p text:style-name="P23"><office:annotation><dc:creator>sde </dc:creator><dc:date>2012-03-26T14:29:09</dc:date><text:p text:style-name="P58"><text:span text:style-name="T59">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1"/>
      <text:p text:style-name="P16"><office:annotation><dc:creator>sde </dc:creator><dc:date>2012-03-26T14:29:09</dc:date><text:p text:style-name="P58"><text:span text:style-name="T59">do text if len(self.getUrbanCertificateTwoOfTheParcels()) == 1</text:span></text:p></office:annotation>Le bien en cause a fait l'objet du certificat d'urbanisme n°2 suivant datant de moins de deux ans:</text:p>
      <text:p text:style-name="P23"><office:annotation><dc:creator>sde </dc:creator><dc:date>2012-03-26T14:29:09</dc:date><text:p text:style-name="P58"><text:span text:style-name="T59">do text if len(self.getUrbanCertificateTwoOfTheParcels()) &gt; 1</text:span></text:p></office:annotation>Le bien en cause a fait l'objet des certificats d'urbanisme n°2 suivants datant de moins de deux ans:</text:p>
      <text:section text:name="Section2" text:style-name="Sect1">
        <text:p text:style-name="P22"><text:span text:style-name="T19"><office:annotation><dc:creator>sde </dc:creator><dc:date>2012-03-26T14:29:09</dc:date><text:p text:style-name="P58"><text:span text:style-name="T59">do section for certificate in self.getUrbanCertificateTwoOfTheParcels()</text:span></text:p></office:annotation></text:span><text:span text:style-name="T19">- </text:span><text:span text:style-name="T19"><text:text-input text:description="Cadastre">certificate.getReference()</text:text-input></text:span><text:span text:style-name="T19"><text:s/>délivré le </text:span><text:span text:style-name="T19"><text:text-input text:description="Cadastre">certificate.getLastTheLicence().getFormattedDate(date='decisionDate')</text:text-input></text:span><text:span text:style-name="T19"><text:s/>en vue de : </text:span><text:span text:style-name="T19"><text:text-input text:description="Cadastre">certificate.getLicenceSubject()</text:text-input></text:span><text:span text:style-name="T19">.</text:span></text:p>
      </text:section>
      <text:p text:style-name="P27"/>
      <text:p text:style-name="P30">Le bien en cause a fait l'objet d'une déclaration environnementale du... et ayant pour objet :... ;</text:p>
      <text:p text:style-name="P30">Il appartient à chaque exploitant de gérer individuellement tout demande de permis d'environnement nécessaire à l'exercice de ses activités.</text:p>
      <text:p text:style-name="P27"/>
      <text:p text:style-name="P5"><text:span text:style-name="T37">Renseignements liés au </text:span><text:span text:style-name="T29">P.A.S.H</text:span><text:span text:style-name="T37">, <text:s/>(approuvé par AGW du 22/12/2005) le bien est repris en :</text:span></text:p>
      <text:p text:style-name="P5"/>
      <table:table table:name="Tableau4" table:style-name="Tableau4">
        <table:table-column table:style-name="Tableau4.A"/>
        <table:table-column table:style-name="Tableau4.B"/>
        <table:table-row>
          <table:table-cell office:value-type="string" table:style-name="Tableau4.A1">
            <text:p text:style-name="P6"><draw:control draw:control="control1" draw:style-name="gr1" draw:text-style-name="P59" draw:z-index="1" svg:height="0.451cm" svg:width="0.398cm" text:anchor-type="as-char"/><text:span text:style-name="T28">Égout existant - zone d'assainissement collectif :</text:span></text:p>
            <text:p text:style-name="P6">bien actuellement raccordable à l'égout sous réserve de faisabilité technique compte tenu du projet; (cfr PASH). En cas de doute, nous vous invitons à contacter le service <text:span text:style-name="T38">Travaux</text:span> (0<text:span text:style-name="T38">4/355.91.50.</text:span>). </text:p>
            <text:p text:style-name="P6"/>
            <text:p text:style-name="P6"><draw:control draw:control="control2" draw:style-name="gr1" draw:text-style-name="P59" draw:z-index="2" svg:height="0.451cm" svg:width="0.398cm" text:anchor-type="as-char"/><text:span text:style-name="T28">Égout futur - zone d'assainissement collectif :</text:span></text:p>
            <text:p text:style-name="P6">le bien sera raccordable à l'égout selon les prévisions actuelles sous toute réserve de faisabilité technique compte tenu du projet; (cfr P.A.S.H.) </text:p>
            <text:p text:style-name="P6"/>
            <text:p text:style-name="P6"><draw:control draw:control="control3" draw:style-name="gr1" draw:text-style-name="P59" draw:z-index="3" svg:height="0.451cm" svg:width="0.398cm" text:anchor-type="as-char"/><text:s/><text:span text:style-name="T28">Aucun assainissement prévu :</text:span></text:p>
            <text:p text:style-name="P6">est situé hors zone urbanisable ; (cfr P.A.S.H.). </text:p>
            <text:p text:style-name="P7"/>
          </table:table-cell>
          <table:table-cell office:value-type="string" table:style-name="Tableau4.A1">
            <text:p text:style-name="P6"><draw:control draw:control="control4" draw:style-name="gr1" draw:text-style-name="P59" draw:z-index="4" svg:height="0.451cm" svg:width="0.398cm" text:anchor-type="as-char"/><text:span text:style-name="T28">Zone d'assainissement autonome :</text:span></text:p>
            <text:p text:style-name="P6">le bien est situé dans une zone faiblement habitée qui ne sera pas pourvue d'égout et qui fera l'objet d'une épuration individuelle; (cfr P.A.S.H.).</text:p>
            <text:p text:style-name="P6"/>
            <text:p text:style-name="P6"><draw:control draw:control="control5" draw:style-name="gr1" draw:text-style-name="P59" draw:z-index="5" svg:height="0.451cm" svg:width="0.398cm" text:anchor-type="as-char"/><text:span text:style-name="T28">Accès à une voirie suffisamment équipée :</text:span></text:p>
            <text:p text:style-name="P6">le bien bénéficie d'un accès à une voirie suffisamment équipée en eau, électricité, pourvue d'un revêtement solide et d'une largeur suffisante compte tenu de la situation des lieux. En cas de doute, nous vous invitons à contacter le service <text:span text:style-name="T38">Travaux</text:span> (<text:span text:style-name="T48">TEL</text:span>).</text:p>
          </table:table-cell>
        </table:table-row>
      </table:table>
      <text:p text:style-name="P29"/>
      <text:p text:style-name="P28">La demande se rapporte</text:p>
      <text:list text:style-name="L1" xml:id="list493486006">
        <text:list-item>
          <text:list>
            <text:list-item>
              <text:p text:style-name="P52"><text:span text:style-name="T34"><office:annotation><dc:creator>Auteur inconnu</dc:creator><dc:date>2017-08-03T16:08:25</dc:date><text:p text:style-name="P58"><text:span text:style-name="T58">do text if 'tr'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très faible ;</text:span></text:p>
            </text:list-item>
            <text:list-item>
              <text:p text:style-name="P52"><text:span text:style-name="T34"><office:annotation><dc:creator>Auteur inconnu</dc:creator><dc:date>2017-08-03T16:08:25</dc:date><text:p text:style-name="P58"><text:span text:style-name="T58">do text if not 'Non' in licence_helper.floodingLevel and not 'tr' in licence_helper.floodingLevel and not 'moy' in licence_helper.floodingLevel and not 'lev'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faible;</text:span></text:p>
            </text:list-item>
            <text:list-item>
              <text:p text:style-name="P52"><text:span text:style-name="T36"><office:annotation><dc:creator>Auteur inconnu</dc:creator><dc:date>2017-08-03T16:08:25</dc:date><text:p text:style-name="P58"><text:span text:style-name="T58">do text if 'moyen' in licence_helper.floodingLevel</text:span></text:p></office:annotation></text:span><text:span text:style-name="T36">à un bien immobilier exposé à un risque naturel majeur : <text:s/>l’inondation comprise dans les zones soumises à l’aléa d'inondation au sens de l’article D.53 du Code de l’eau : bien situé </text:span><text:span text:style-name="T35">pour partie</text:span><text:span text:style-name="T36"> en zone d'aléa moyen ;</text:span></text:p>
            </text:list-item>
            <text:list-item>
              <text:p text:style-name="P54"><text:span text:style-name="T34"><office:annotation><dc:creator>Auteur inconnu</dc:creator><dc:date>2017-08-03T16:08:25</dc:date><text:p text:style-name="P58"><text:span text:style-name="T58">do text if 'lev' in licence_helper.floodingLevel</text:span></text:p></office:annotation></text:span><text:span text:style-name="T34">à un bien immobilier exposé à un risque naturel majeur : <text:s/>l’inondation comprise dans les zones <text:tab/>soumises à l’aléa d'inondation au sens de l’article D.53 du Code de l’eau : bien situé </text:span><text:span text:style-name="T35">pour partie</text:span><text:span text:style-name="T34"> <text:tab/>en zone d'aléa élevé;</text:span></text:p>
            </text:list-item>
            <text:list-item>
              <text:p text:style-name="P55"><text:span text:style-name="T34"><office:annotation><dc:creator>Auteur inconnu</dc:creator><dc:date>2017-08-03T16:08:25</dc:date><text:p text:style-name="P58"><text:span text:style-name="T58">do text if licence_helper.concentratedRunoffSRisk and len(licence_helper.concentratedRunoffSRisk) &lt; 50 </text:span></text:p></office:annotation></text:span><text:span text:style-name="T34">à un bien immobilier exposé à un risque naturel majeur : le bien est parcouru par un </text:span><text:span text:style-name="T34"><text:text-input text:description="Natura2000">self.getValueForTemplate('concentratedRunoffSRisk')</text:text-input></text:span><text:span text:style-name="T34"> ;</text:span></text:p>
            </text:list-item>
            <text:list-item>
              <text:p text:style-name="P53"><text:span text:style-name="T36"><office:annotation><dc:creator>Auteur inconnu</dc:creator><dc:date>2017-08-03T16:08:25</dc:date><text:p text:style-name="P58"><text:span text:style-name="T58">do text if len(licence_helper.concentratedRunoffSRisk) &gt; 50</text:span></text:p></office:annotation></text:span><text:span text:style-name="T36">à un bien immobilier exposé à un risque naturel majeur : le bien est parcouru par un </text:span><text:span text:style-name="T35"><text:text-input text:description="Natura2000">self.getValueForTemplate('concentratedRunoffSRisk')</text:text-input></text:span><text:span text:style-name="T36"> ;</text:span></text:p>
            </text:list-item>
          </text:list>
        </text:list-item>
      </text:list>
      <text:p text:style-name="P27"/>
      <text:p text:style-name="P27">Afin que les actes notariés puissent être passés sans retard et pour respecter le délai prévu au Code concernant le <text:span text:style-name="T31">certificat d'urbanisme n°1</text:span> à transmettre aux Notaires, il nous est impossible de vous fournir les renseignements prévus à l'article <text:span text:style-name="T31">D.IV.97.</text:span>, relatif à l'équipement de la parcelle en matière d'eau <text:span text:style-name="T31">et</text:span> d'électricité.</text:p>
      <text:p text:style-name="P18"/>
      <text:p text:style-name="P18">Nous invitons donc les futurs acquéreurs à prendre contact avec :</text:p>
      <text:list text:style-name="L2" xml:id="list1775179027">
        <text:list-item>
          <text:p text:style-name="P56"><text:soft-page-break/>la CILE, rue Canal de l'Ourthe 8 à 4031 LIÈGE (Angleur) ;</text:p>
        </text:list-item>
        <text:list-item>
          <text:p text:style-name="P56"><text:span text:style-name="T32">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9"/>
      <text:p text:style-name="P49"><text:span text:style-name="T30">REMARQUES</text:span> <text:span text:style-name="T6">:</text:span></text:p>
      <text:p text:style-name="P50">En vertu de l’article R.IV.105-1 du Code du développement territorial, les Communes sont tenues de fournir uniquement les renseignements visés à l’article D.IV.97, 7° dudit code.</text:p>
      <text:p text:style-name="P46">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50">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50">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50">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7">OBSERVATION :</text:p>
      <text:p text:style-name="P48">Les informations et prescriptions contenues dans le présent certificat d'urbanisme ne restent valables que pour autant que la situation de droit et de fait du bien en cause ne soit pas modifiée.</text:p>
      <text:p text:style-name="P18">Nous vous prions de bien vouloir verser dans la quinzaine, la somme de <text:span text:style-name="T50">30 €</text:span><text:span text:style-name="T7"> a</text:span><text:span text:style-name="T5">u compte </text:span><text:span text:style-name="T24">IBAN : <text:s/></text:span><text:span text:style-name="T52">NUMERO IBAN</text:span><text:span text:style-name="T21"> - </text:span><text:span text:style-name="T22">BIC: </text:span><text:span text:style-name="T51">NUMERO BIC</text:span><text:span text:style-name="T23">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4"/>
      <text:p text:style-name="P17">Demeurant à votre disposition, nous vous prions d'agréer nos salutations distinguées.</text:p>
      <text:p text:style-name="P16"/>
      <text:p text:style-name="P16"/>
      <text:p text:style-name="P14"><text:span text:style-name="T2"><office:annotation><dc:creator>sde </dc:creator><dc:date>2011-07-27T10:02:32</dc:date><text:p text:style-name="P58"><text:span text:style-name="T56">do text</text:span></text:p><text:p text:style-name="P58"><text:span text:style-name="T57">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font-charset="x-symbol" style:name="StarSymbol" svg:font-family="StarSymbol"/>
    <style:font-face style:name="Lohit Hindi2" svg:font-family="'Lohit Hindi'"/>
    <style:font-face style:name="OpenSymbol1" svg:font-family="OpenSymbol"/>
    <style:font-face style:name="StarSymbol1" svg:font-family="StarSymbol"/>
    <style:font-face style:font-adornments="Normal" style:font-family-generic="swiss" style:name="Arial1" svg:font-family="Arial"/>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Rubik" svg:font-family="Rubik"/>
    <style:font-face style:font-pitch="variable" style:name="Tahoma" svg:font-family="Tahoma"/>
    <style:font-face style:font-pitch="variable" style:name="WenQuanYi Micro Hei" svg:font-family="'WenQuanYi Micro Hei'"/>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svg:font-family="Times"/>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1"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Waree1" svg:font-family="Waree"/>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background-color="transparent" fo:break-after="auto" fo:break-before="auto" fo:keep-with-next="auto" style:may-break-between-rows="true" style:width="17cm" style:writing-mode="page" table:align="margins">
        <style:background-image/>
      </style:table-properties>
    </style:style>
    <style:style style:family="table-column" style:name="Tableau1.A">
      <style:table-column-properties style:column-width="1.436cm" style:rel-column-width="5534*"/>
    </style:style>
    <style:style style:family="table-column" style:name="Tableau1.B">
      <style:table-column-properties style:column-width="15.565cm" style:rel-column-width="60001*"/>
    </style:style>
    <style:style style:family="table-cell" style:name="Tableau1.A1">
      <style:table-cell-properties fo:border-bottom="0.05pt solid #000000" fo:border-left="0.05pt solid #000000" fo:border-right="none" fo:border-top="0.05pt solid #000000" fo:padding="0.097cm"/>
    </style:style>
    <style:style style:family="table-cell" style:name="Tableau1.B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B2">
      <style:table-cell-properties fo:border-bottom="0.05pt solid #000000" fo:border-left="0.05pt solid #000000" fo:border-right="0.05pt solid #000000" fo:border-top="none" fo:padding="0.097cm"/>
    </style:style>
    <style:style style:family="table" style:name="Tableau2">
      <style:table-properties style:width="17cm" table:align="margins"/>
    </style:style>
    <style:style style:family="table-column" style:name="Tableau2.A">
      <style:table-column-properties style:column-width="1.397cm" style:rel-column-width="5385*"/>
    </style:style>
    <style:style style:family="table-column" style:name="Tableau2.B">
      <style:table-column-properties style:column-width="15.603cm" style:rel-column-width="60150*"/>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table" style:name="Tableau4">
      <style:table-properties style:width="17cm" table:align="margins"/>
    </style:style>
    <style:style style:family="table-column" style:name="Tableau4.A">
      <style:table-column-properties style:column-width="8.901cm" style:rel-column-width="34308*"/>
    </style:style>
    <style:style style:family="table-column" style:name="Tableau4.B">
      <style:table-column-properties style:column-width="8.1cm" style:rel-column-width="31227*"/>
    </style:style>
    <style:style style:family="table-cell" style:name="Tableau4.A1">
      <style:table-cell-properties fo:border="none" fo:padding="0.097cm"/>
    </style:style>
    <style:style style:family="paragraph" style:name="P1" style:parent-style-name="Standard">
      <style:text-properties fo:font-size="7pt" style:font-name="Arial" style:font-size-asian="7pt" style:font-size-complex="7pt"/>
    </style:style>
    <style:style style:family="paragraph" style:name="P2" style:parent-style-name="Standard">
      <style:text-properties fo:font-size="7pt" officeooo:paragraph-rsid="0010bc27" officeooo:rsid="0010bc27" style:font-name="Arial" style:font-size-asian="7pt" style:font-size-complex="7pt"/>
    </style:style>
    <style:style style:family="paragraph" style:name="P3" style:parent-style-name="Standard">
      <style:paragraph-properties fo:text-align="justify" style:justify-single-word="false"/>
      <style:text-properties fo:font-size="10pt" loext:shadow="none" officeooo:paragraph-rsid="00133bfd" officeooo:rsid="000eecc6" style:font-name="Arial" style:font-size-asian="10pt" style:font-size-complex="10pt" style:text-line-through-style="none" style:text-line-through-type="none"/>
    </style:style>
    <style:style style:family="paragraph" style:name="P4" style:parent-style-name="Standard">
      <style:paragraph-properties fo:text-align="justify" style:justify-single-word="false"/>
      <style:text-properties fo:font-size="10pt" loext:shadow="none" style:font-name="Arial" style:font-size-asian="10pt" style:font-size-complex="10pt" style:text-line-through-style="none" style:text-line-through-type="none"/>
    </style:style>
    <style:style style:family="paragraph" style:name="P5" style:parent-style-name="Standard">
      <style:text-properties fo:country="BE" fo:font-size="10pt" fo:font-weight="bold" fo:language="fr" officeooo:paragraph-rsid="00170fb1" style:font-name="Arial" style:font-size-asian="10pt" style:font-size-complex="10pt" style:font-weight-asian="bold" style:font-weight-complex="bold" style:text-line-through-style="none" style:text-line-through-type="none" style:text-underline-style="none"/>
    </style:style>
    <style:style style:family="paragraph" style:name="P6"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style="none"/>
    </style:style>
    <style:style style:family="paragraph" style:name="P7"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color="font-color" style:text-underline-style="solid" style:text-underline-width="auto"/>
    </style:style>
    <style:style style:family="paragraph" style:name="P8" style:parent-style-name="Standard">
      <style:paragraph-properties fo:text-align="justify" style:justify-single-word="false"/>
      <style:text-properties fo:font-size="10pt" loext:shadow="none" style:font-name="Arial" style:font-size-asian="10pt" style:font-size-complex="10pt" style:text-line-through-style="solid" style:text-line-through-type="single"/>
    </style:style>
    <style:style style:family="paragraph" style:name="P9" style:parent-style-name="Standard">
      <style:paragraph-properties fo:text-align="justify"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10" style:parent-style-name="Standard">
      <style:text-properties fo:font-weight="normal" style:font-weight-asian="normal" style:font-weight-complex="normal" style:text-underline-style="none"/>
    </style:style>
    <style:style style:family="paragraph" style:name="P11"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12" style:parent-style-name="Frame_20_contents">
      <style:text-properties officeooo:paragraph-rsid="0010503a"/>
    </style:style>
    <style:style style:family="paragraph" style:name="P13" style:parent-style-name="UrbanBody">
      <style:text-properties fo:font-size="10.5pt" style:font-name="Arial" style:font-size-asian="10.5pt" style:font-size-complex="10.5pt"/>
    </style:style>
    <style:style style:family="paragraph" style:name="P14" style:parent-style-name="UrbanBody">
      <style:paragraph-properties fo:text-align="end" style:justify-single-word="false"/>
      <style:text-properties fo:font-size="10.5pt" style:font-name="Arial" style:font-size-asian="10.5pt" style:font-size-complex="10.5pt"/>
    </style:style>
    <style:style style:family="paragraph" style:name="P15" style:parent-style-name="UrbanBody">
      <style:paragraph-properties fo:text-align="end" style:justify-single-word="false"/>
      <style:text-properties fo:font-size="10.5pt" officeooo:paragraph-rsid="001bddbc" style:font-name="Arial" style:font-size-asian="10.5pt" style:font-size-complex="10.5pt"/>
    </style:style>
    <style:style style:family="paragraph" style:name="P16" style:parent-style-name="UrbanBody">
      <style:text-properties fo:font-size="10pt" style:font-name="Arial" style:font-size-asian="10pt" style:font-size-complex="10pt"/>
    </style:style>
    <style:style style:family="paragraph" style:name="P17" style:parent-style-name="UrbanBody">
      <style:paragraph-properties fo:text-align="justify" style:justify-single-word="false"/>
      <style:text-properties fo:font-size="10pt" style:font-name="Arial" style:font-size-asian="10pt" style:font-size-complex="10pt"/>
    </style:style>
    <style:style style:family="paragraph" style:name="P18"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19" style:parent-style-name="UrbanBody">
      <style:paragraph-properties>
        <style:tab-stops/>
      </style:paragraph-properties>
      <style:text-properties fo:font-size="10pt" style:font-name="Arial" style:font-size-asian="10pt" style:font-size-complex="10pt"/>
    </style:style>
    <style:style style:family="paragraph" style:name="P20" style:parent-style-name="UrbanBody">
      <style:text-properties fo:font-size="10pt" officeooo:paragraph-rsid="0010bc27" officeooo:rsid="0010bc27" style:font-name="Arial" style:font-size-asian="10pt" style:font-size-complex="10pt"/>
    </style:style>
    <style:style style:family="paragraph" style:name="P21" style:parent-style-name="UrbanBody">
      <style:text-properties fo:font-size="10pt" style:font-name="Arial" style:font-name-complex="Arial" style:font-size-asian="10pt" style:font-size-complex="10pt"/>
    </style:style>
    <style:style style:family="paragraph" style:name="P22" style:parent-style-name="UrbanBody">
      <style:text-properties fo:font-size="10pt" style:font-name="Arial" style:font-name-complex="Times" style:font-size-asian="10pt" style:font-size-complex="10pt"/>
    </style:style>
    <style:style style:family="paragraph" style:name="P23" style:parent-style-name="UrbanBody">
      <style:text-properties fo:font-size="10pt" style:font-name="Arial" style:font-name-asian="Times" style:font-name-complex="Times" style:font-size-asian="10pt" style:font-size-complex="10pt"/>
    </style:style>
    <style:style style:family="paragraph" style:name="P24" style:parent-style-name="UrbanBody">
      <style:paragraph-properties fo:text-align="justify" style:justify-single-word="false">
        <style:tab-stops/>
      </style:paragraph-properties>
      <style:text-properties fo:font-size="10pt" fo:font-weight="normal" style:font-name="Arial" style:font-size-asian="10pt" style:font-size-complex="10pt"/>
    </style:style>
    <style:style style:family="paragraph" style:name="P25" style:parent-style-name="UrbanBody">
      <style:text-properties fo:font-size="9pt" fo:font-weight="normal" officeooo:paragraph-rsid="001f2d45" style:font-name="Arial" style:font-size-asian="9pt" style:font-size-complex="9pt" style:font-weight-asian="normal" style:font-weight-complex="normal"/>
    </style:style>
    <style:style style:family="paragraph" style:name="P26" style:parent-style-name="UrbanBody">
      <style:paragraph-properties fo:text-align="justify" style:justify-single-word="false"/>
      <style:text-properties fo:color="#ff0000" fo:font-size="10pt" fo:font-weight="normal" style:font-name="Arial" style:font-size-asian="10pt" style:font-size-complex="10pt" style:text-position="0% 100%" style:text-underline-style="none"/>
    </style:style>
    <style:style style:family="paragraph" style:name="P27" style:parent-style-name="Standard">
      <style:paragraph-properties fo:margin-left="0.018cm" fo:margin-right="0cm" fo:text-align="justify" fo:text-indent="0cm" style:auto-text-indent="false" style:justify-single-word="false"/>
      <style:text-properties fo:font-size="10pt" fo:font-weight="normal" style:font-name="Arial" style:font-size-asian="10pt" style:font-size-complex="10pt" style:text-position="0% 100%" style:text-underline-style="none"/>
    </style:style>
    <style:style style:family="paragraph" style:name="P28" style:parent-style-name="Standard">
      <style:paragraph-properties fo:margin-left="0.018cm" fo:margin-right="0cm" fo:text-align="justify" fo:text-indent="0cm" style:auto-text-indent="false" style:justify-single-word="false"/>
      <style:text-properties fo:font-size="10pt" fo:font-weight="normal" officeooo:paragraph-rsid="00144090" officeooo:rsid="00144090" style:font-name="Arial" style:font-size-asian="10pt" style:font-size-complex="10pt" style:text-position="0% 100%" style:text-underline-style="none"/>
    </style:style>
    <style:style style:family="paragraph" style:name="P29" style:parent-style-name="Standard">
      <style:paragraph-properties fo:margin-left="0.018cm" fo:margin-right="0cm" fo:text-align="justify" fo:text-indent="0cm" style:auto-text-indent="false" style:justify-single-word="false"/>
      <style:text-properties fo:country="BE" fo:font-size="10pt" fo:font-weight="bold" fo:language="fr" officeooo:paragraph-rsid="00170fb1" style:font-name="Arial" style:font-size-asian="10pt" style:font-size-complex="10pt" style:font-weight-asian="bold" style:font-weight-complex="bold" style:text-blinking="false" style:text-line-through-style="none" style:text-line-through-type="none" style:text-position="0% 100%" style:text-underline-style="none"/>
    </style:style>
    <style:style style:family="paragraph" style:name="P30" style:parent-style-name="Standard">
      <style:paragraph-properties fo:margin-left="0.018cm" fo:margin-right="0cm" fo:text-align="justify" fo:text-indent="0cm" style:auto-text-indent="false" style:justify-single-word="false"/>
      <style:text-properties fo:background-color="#ffff00" fo:color="#800000" fo:font-size="10pt" fo:font-weight="normal" style:font-name="Arial" style:font-size-asian="10pt" style:font-size-complex="10pt" style:text-position="0% 100%" style:text-underline-style="none"/>
    </style:style>
    <style:style style:family="paragraph" style:name="P31" style:parent-style-name="UrbanTitle">
      <style:text-properties fo:font-size="14pt" fo:font-weight="bold" officeooo:paragraph-rsid="000eecc6" officeooo:rsid="000eecc6" style:font-name="Arial" style:font-size-asian="14pt" style:font-size-complex="14pt" style:font-weight-asian="bold" style:font-weight-complex="bold"/>
    </style:style>
    <style:style style:family="paragraph" style:name="P32" style:parent-style-name="Table_20_Contents">
      <style:paragraph-properties fo:text-align="start" style:justify-single-word="false"/>
      <style:text-properties fo:font-size="10pt" style:font-name="Arial" style:font-size-asian="10pt" style:font-size-complex="10pt"/>
    </style:style>
    <style:style style:family="paragraph" style:name="P33" style:parent-style-name="Table_20_Contents">
      <style:paragraph-properties fo:text-align="justify" style:justify-single-word="false"/>
      <style:text-properties fo:font-size="10pt" loext:shadow="none" officeooo:paragraph-rsid="00144090" officeooo:rsid="000eecc6" style:font-name="Arial" style:font-size-asian="10pt" style:font-size-complex="10pt" style:text-line-through-style="none" style:text-line-through-type="none"/>
    </style:style>
    <style:style style:family="paragraph" style:name="P34"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5"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6" style:parent-style-name="Table_20_Contents">
      <style:paragraph-properties fo:text-align="start" style:justify-single-word="false"/>
      <style:text-properties fo:font-size="10pt" loext:shadow="none" officeooo:paragraph-rsid="00198214" officeooo:rsid="000eecc6" style:font-name="Arial" style:font-size-asian="10pt" style:font-size-complex="10pt" style:text-line-through-style="none" style:text-line-through-type="none"/>
    </style:style>
    <style:style style:family="paragraph" style:name="P37" style:parent-style-name="Table_20_Contents">
      <style:paragraph-properties fo:text-align="start" style:justify-single-word="false"/>
      <style:text-properties fo:font-size="10pt" loext:shadow="none" style:font-name="Arial" style:font-size-asian="10pt" style:font-size-complex="10pt" style:text-line-through-style="none" style:text-line-through-type="none"/>
    </style:style>
    <style:style style:family="paragraph" style:name="P38"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none" style:text-line-through-type="none"/>
    </style:style>
    <style:style style:family="paragraph" style:name="P39"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solid" style:text-line-through-type="single"/>
    </style:style>
    <style:style style:family="paragraph" style:name="P40"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41"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42" style:parent-style-name="Table_20_Contents">
      <style:paragraph-properties fo:text-align="start"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43" style:parent-style-name="Table_20_Contents">
      <style:paragraph-properties fo:text-align="justify" style:justify-single-word="false"/>
      <style:text-properties fo:background-color="transparent" fo:country="BE" fo:font-size="10pt" fo:font-weight="normal" fo:language="fr" loext:shadow="none" officeooo:paragraph-rsid="00144090" officeooo:rsid="00133bfd" style:font-name="Arial" style:font-name-complex="Calibri1" style:font-size-asian="10pt" style:font-size-complex="10pt" style:font-weight-asian="normal" style:font-weight-complex="normal" style:text-line-through-style="none" style:text-line-through-type="none" style:use-window-font-color="true"/>
    </style:style>
    <style:style style:family="paragraph" style:name="P44" style:parent-style-name="striked">
      <style:paragraph-properties fo:text-align="start" style:justify-single-word="false"/>
      <style:text-properties fo:font-size="10pt" style:font-name="Arial" style:font-size-asian="10pt" style:font-size-complex="10pt" style:text-line-through-style="none" style:text-line-through-type="none"/>
    </style:style>
    <style:style style:family="paragraph" style:name="P45" style:parent-style-name="striked">
      <style:paragraph-properties fo:text-align="start" style:justify-single-word="false"/>
      <style:text-properties fo:color="#000000" fo:font-size="10pt" style:font-name="Arial" style:font-size-asian="10pt" style:font-size-complex="10pt" style:text-line-through-style="none" style:text-line-through-type="none"/>
    </style:style>
    <style:style style:family="paragraph" style:name="P46" style:parent-style-name="Text_20_body">
      <style:text-properties fo:font-size="10pt" officeooo:paragraph-rsid="0017dc41" style:font-name="Arial" style:font-name-complex="Arial" style:font-size-asian="10pt" style:font-size-complex="10pt" style:use-window-font-color="true"/>
    </style:style>
    <style:style style:family="paragraph" style:name="P47" style:parent-style-name="Text_20_body">
      <style:paragraph-properties fo:text-align="start" style:justify-single-word="false"/>
      <style:text-properties fo:font-size="10pt" fo:font-weight="bold" officeooo:paragraph-rsid="0017dc41" style:font-name="Arial" style:font-name-complex="Arial" style:font-size-asian="10pt" style:font-size-complex="10pt" style:font-weight-asian="bold" style:font-weight-complex="bold" style:text-underline-color="font-color" style:text-underline-style="solid" style:text-underline-width="auto" style:use-window-font-color="true"/>
    </style:style>
    <style:style style:family="paragraph" style:name="P48" style:parent-style-name="Text_20_body">
      <style:paragraph-properties fo:text-align="start" style:justify-single-word="false">
        <style:tab-stops/>
      </style:paragraph-properties>
      <style:text-properties fo:font-size="10pt" fo:font-weight="bold" officeooo:paragraph-rsid="0017dc41" style:font-name="Arial" style:font-name-complex="Arial" style:font-size-asian="10pt" style:font-size-complex="10pt" style:font-weight-asian="bold" style:font-weight-complex="bold" style:use-window-font-color="true"/>
    </style:style>
    <style:style style:family="paragraph" style:name="P49" style:parent-style-name="Text_20_body">
      <style:paragraph-properties fo:text-align="start" style:justify-single-word="false"/>
      <style:text-properties fo:font-size="10pt" officeooo:paragraph-rsid="0017dc41" style:font-name="Arial" style:font-name-complex="Arial" style:font-size-asian="10pt" style:font-size-complex="10pt"/>
    </style:style>
    <style:style style:family="paragraph" style:name="P50" style:parent-style-name="Text_20_body">
      <style:text-properties fo:font-size="10pt" officeooo:paragraph-rsid="0017dc41" style:font-name="Arial" style:font-name-complex="Arial" style:font-size-asian="10pt" style:font-size-complex="10pt"/>
    </style:style>
    <style:style style:family="paragraph" style:name="P51" style:parent-style-name="Frame_20_contents">
      <style:text-properties fo:font-size="10pt" officeooo:paragraph-rsid="002f38da" style:font-name="Arial" style:font-size-asian="10pt" style:font-size-complex="10pt"/>
    </style:style>
    <style:style style:family="paragraph" style:list-style-name="L1" style:name="P52" style:parent-style-name="Standard">
      <style:paragraph-properties fo:line-height="100%" fo:text-align="justify" style:justify-single-word="false">
        <style:tab-stops/>
      </style:paragraph-properties>
      <style:text-properties fo:font-size="10pt" officeooo:paragraph-rsid="00144090" style:font-name="Arial" style:font-size-asian="10pt" style:font-size-complex="10pt" style:use-window-font-color="true"/>
    </style:style>
    <style:style style:family="paragraph" style:list-style-name="L1" style:name="P53" style:parent-style-name="Standard">
      <loext:graphic-properties draw:fill="none"/>
      <style:paragraph-properties fo:background-color="transparent" fo:line-height="100%" fo:text-align="justify" style:justify-single-word="false">
        <style:tab-stops/>
      </style:paragraph-properties>
      <style:text-properties fo:background-color="transparent" fo:font-size="10pt" fo:font-weight="normal" officeooo:paragraph-rsid="001607ab" style:font-name="Arial" style:font-size-asian="10pt" style:font-size-complex="10pt" style:text-position="0% 100%" style:text-underline-style="none" style:use-window-font-color="true"/>
    </style:style>
    <style:style style:family="paragraph" style:list-style-name="L1" style:master-page-name="" style:name="P54" style:parent-style-name="Standard">
      <loext:graphic-properties draw:fill="none"/>
      <style:paragraph-properties fo:background-color="transparent" fo:line-height="100%" fo:margin-left="1.3cm" fo:margin-right="0cm" fo:text-align="justify" fo:text-indent="0cm" style:auto-text-indent="false" style:justify-single-word="false" style:page-number="auto">
        <style:tab-stops/>
      </style:paragraph-properties>
      <style:text-properties fo:font-size="10pt" fo:font-weight="normal" officeooo:paragraph-rsid="00144090" style:font-name="Arial" style:font-size-asian="10pt" style:font-size-complex="10pt" style:text-position="0% 100%" style:text-underline-style="none" style:use-window-font-color="true"/>
    </style:style>
    <style:style style:family="paragraph" style:list-style-name="L1" style:master-page-name="" style:name="P55" style:parent-style-name="Standard">
      <style:paragraph-properties fo:line-height="100%" fo:text-align="justify" style:justify-single-word="false" style:page-number="auto">
        <style:tab-stops/>
      </style:paragraph-properties>
      <style:text-properties fo:font-size="10pt" officeooo:paragraph-rsid="001607ab" style:font-name="Arial" style:font-size-asian="10pt" style:font-size-complex="10pt" style:use-window-font-color="true"/>
    </style:style>
    <style:style style:family="paragraph" style:list-style-name="L2" style:name="P56"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57" style:parent-style-name="UrbanBody">
      <style:text-properties fo:font-size="10.5pt" style:font-name="Arial" style:font-size-asian="10.5pt" style:font-size-complex="10.5pt"/>
    </style:style>
    <style:style style:family="paragraph" style:name="P5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59">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style:font-style-asian="normal" style:font-style-complex="normal" style:font-weight-asian="normal" style:font-weight-complex="normal" style:text-underline-style="none"/>
    </style:style>
    <style:style style:family="text" style:name="T5">
      <style:text-properties fo:font-weight="bold"/>
    </style:style>
    <style:style style:family="text" style:name="T6">
      <style:text-properties fo:font-weight="bold" style:font-weight-asian="bold"/>
    </style:style>
    <style:style style:family="text" style:name="T7">
      <style:text-properties fo:font-weight="bold" style:font-weight-asian="bold" style:font-weight-complex="bold"/>
    </style:style>
    <style:style style:family="text" style:name="T8">
      <style:text-properties fo:font-weight="normal"/>
    </style:style>
    <style:style style:family="text" style:name="T9">
      <style:text-properties fo:font-variant="normal" fo:font-weight="bold" fo:text-transform="none" style:font-weight-asian="bold" style:font-weight-complex="bold" style:use-window-font-color="true"/>
    </style:style>
    <style:style style:family="text" style:name="T10">
      <style:text-properties fo:color="#000000" fo:country="BE" fo:font-style="normal" fo:font-weight="bold" fo:language="fr" style:font-style-asian="normal" style:font-weight-asian="bold" style:font-weight-complex="bold" style:text-underline-style="none"/>
    </style:style>
    <style:style style:family="text" style:name="T11">
      <style:text-properties fo:color="#000000" fo:country="BE" fo:font-style="italic" fo:font-weight="bold" fo:language="fr" style:font-style-asian="italic" style:font-style-complex="italic" style:font-weight-asian="bold" style:font-weight-complex="bold" style:text-underline-style="none"/>
    </style:style>
    <style:style style:family="text" style:name="T12">
      <style:text-properties fo:country="BE" fo:font-style="italic" fo:font-weight="bold" fo:language="fr" style:font-style-asian="italic" style:font-style-complex="italic" style:font-weight-asian="bold" style:font-weight-complex="bold" style:text-underline-style="none" style:use-window-font-color="true"/>
    </style:style>
    <style:style style:family="text" style:name="T13">
      <style:text-properties fo:background-color="transparent" fo:country="BE" fo:font-style="italic" fo:font-weight="bold" fo:language="fr" loext:char-shading-value="0" officeooo:rsid="00133bfd" style:font-name-complex="Calibri1" style:font-style-asian="italic" style:font-style-complex="italic" style:font-weight-asian="bold" style:font-weight-complex="bold" style:text-underline-style="none" style:use-window-font-color="true"/>
    </style:style>
    <style:style style:family="text" style:name="T14">
      <style:text-properties fo:background-color="transparent" fo:country="BE" fo:font-weight="normal" fo:language="fr" loext:char-shading-value="0" officeooo:rsid="00133bfd" style:font-name-complex="Calibri1" style:font-weight-asian="normal" style:font-weight-complex="normal" style:use-window-font-color="true"/>
    </style:style>
    <style:style style:family="text" style:name="T15">
      <style:text-properties fo:background-color="transparent" fo:country="BE" fo:font-weight="normal" fo:language="fr" loext:char-shading-value="0" officeooo:rsid="005608f2" style:font-name-complex="Calibri1" style:font-weight-asian="normal" style:font-weight-complex="normal" style:use-window-font-color="true"/>
    </style:style>
    <style:style style:family="text" style:name="T16">
      <style:text-properties fo:background-color="transparent" fo:country="BE" fo:font-weight="normal" fo:language="fr" loext:char-shading-value="0" officeooo:rsid="00595919" style:font-name-complex="Calibri1" style:font-weight-asian="normal" style:font-weight-complex="normal" style:use-window-font-color="true"/>
    </style:style>
    <style:style style:family="text" style:name="T17">
      <style:text-properties fo:background-color="transparent" fo:country="BE" fo:font-weight="normal" fo:language="fr" loext:char-shading-value="0" officeooo:rsid="005ab6fc" style:font-name-complex="Calibri1" style:font-weight-asian="normal" style:font-weight-complex="normal" style:use-window-font-color="true"/>
    </style:style>
    <style:style style:family="text" style:name="T18">
      <style:text-properties fo:background-color="transparent" fo:country="BE" fo:font-weight="normal" fo:language="fr" loext:char-shading-value="0" officeooo:rsid="00133bfd" style:font-name-complex="Calibri1" style:font-weight-asian="normal" style:font-weight-complex="normal" style:text-line-through-style="solid" style:text-line-through-type="single" style:use-window-font-color="true"/>
    </style:style>
    <style:style style:family="text" style:name="T19">
      <style:text-properties style:font-name-asian="Times"/>
    </style:style>
    <style:style style:family="text" style:name="T20">
      <style:text-properties fo:font-size="11pt" fo:font-style="normal" fo:font-weight="normal" style:font-name="Arial" style:font-size-asian="11pt" style:font-size-complex="11pt" style:font-style-asian="normal" style:font-style-complex="normal" style:font-weight-asian="normal" style:font-weight-complex="normal" style:text-underline-style="none"/>
    </style:style>
    <style:style style:family="text" style:name="T21">
      <style:text-properties fo:font-size="10.5pt" fo:font-style="italic" fo:font-weight="bold" style:font-size-complex="10.5pt" style:font-weight-asian="bold" style:font-weight-complex="bold" style:text-underline-style="none"/>
    </style:style>
    <style:style style:family="text" style:name="T22">
      <style:text-properties fo:font-size="10.5pt" fo:font-style="normal" fo:font-weight="bold" style:font-size-complex="10.5pt" style:font-style-asian="normal" style:font-style-complex="normal" style:font-weight-asian="bold" style:font-weight-complex="bold" style:text-underline-style="none"/>
    </style:style>
    <style:style style:family="text" style:name="T23">
      <style:text-properties fo:font-size="10.5pt" fo:font-style="normal" fo:font-weight="bold" officeooo:rsid="0025e699" style:font-size-complex="10.5pt" style:font-style-asian="normal" style:font-style-complex="normal" style:font-weight-asian="bold" style:font-weight-complex="bold" style:text-underline-style="none"/>
    </style:style>
    <style:style style:family="text" style:name="T24">
      <style:text-properties fo:font-size="10.5pt" fo:font-weight="bold" style:font-size-complex="10.5pt" style:font-weight-asian="bold" style:font-weight-complex="bold" style:text-underline-style="none"/>
    </style:style>
    <style:style style:family="text" style:name="T25">
      <style:text-properties officeooo:rsid="000eecc6"/>
    </style:style>
    <style:style style:family="text" style:name="T26">
      <style:text-properties style:text-line-through-style="solid" style:text-line-through-type="single"/>
    </style:style>
    <style:style style:family="text" style:name="T27">
      <style:text-properties officeooo:rsid="0010bc27"/>
    </style:style>
    <style:style style:family="text" style:name="T28">
      <style:text-properties style:text-underline-color="font-color" style:text-underline-style="solid" style:text-underline-width="auto"/>
    </style:style>
    <style:style style:family="text" style:name="T29">
      <style:text-properties style:font-name-asian="Arial" style:font-name-complex="Arial" style:text-underline-color="font-color" style:text-underline-style="solid" style:text-underline-width="auto"/>
    </style:style>
    <style:style style:family="text" style:name="T30">
      <style:text-properties fo:font-weight="bold" style:font-weight-asian="bold" style:text-underline-color="font-color" style:text-underline-style="solid" style:text-underline-width="auto"/>
    </style:style>
    <style:style style:family="text" style:name="T31">
      <style:text-properties officeooo:rsid="0011dbe9"/>
    </style:style>
    <style:style style:family="text" style:name="T32">
      <style:text-properties officeooo:rsid="0012b9a7"/>
    </style:style>
    <style:style style:family="text" style:name="T33">
      <style:text-properties officeooo:rsid="00133bfd"/>
    </style:style>
    <style:style style:family="text" style:name="T34">
      <style:text-properties fo:background-color="transparent" fo:country="BE" fo:language="fr" loext:char-shading-value="0" style:font-name-complex="Calibri1"/>
    </style:style>
    <style:style style:family="text" style:name="T35">
      <style:text-properties fo:background-color="#ffff00" fo:country="BE" fo:language="fr" loext:char-shading-value="0" style:font-name-complex="Calibri1"/>
    </style:style>
    <style:style style:family="text" style:name="T36">
      <style:text-properties fo:country="BE" fo:language="fr" style:font-name-complex="Calibri1"/>
    </style:style>
    <style:style style:family="text" style:name="T37">
      <style:text-properties style:font-name-asian="Arial" style:font-name-complex="Arial"/>
    </style:style>
    <style:style style:family="text" style:name="T38">
      <style:text-properties officeooo:rsid="00170fb1"/>
    </style:style>
    <style:style style:family="text" style:name="T39">
      <style:text-properties officeooo:rsid="00198214"/>
    </style:style>
    <style:style style:family="text" style:name="T40">
      <style:text-properties officeooo:rsid="001a0da5"/>
    </style:style>
    <style:style style:family="text" style:name="T41">
      <style:text-properties fo:font-size="10pt" fo:font-style="normal" fo:font-weight="normal" style:font-name="Rubik" style:font-size-asian="10pt" style:font-size-complex="10pt" style:font-style-asian="normal" style:font-weight-asian="normal" style:font-weight-complex="normal" style:text-underline-style="none"/>
    </style:style>
    <style:style style:family="text" style:name="T42">
      <style:text-properties officeooo:rsid="00362119"/>
    </style:style>
    <style:style style:family="text" style:name="T43">
      <style:text-properties officeooo:rsid="00225609"/>
    </style:style>
    <style:style style:family="text" style:name="T44">
      <style:text-properties fo:background-color="#ffff00" fo:color="#800000" loext:char-shading-value="0"/>
    </style:style>
    <style:style style:family="text" style:name="T45">
      <style:text-properties fo:background-color="#ffff00" fo:color="#800000" loext:char-shading-value="0" officeooo:rsid="0024976c"/>
    </style:style>
    <style:style style:family="text" style:name="T46">
      <style:text-properties fo:background-color="#ffff00" fo:color="#800000" loext:char-shading-value="0" officeooo:rsid="0010bc27"/>
    </style:style>
    <style:style style:family="text" style:name="T47">
      <style:text-properties fo:background-color="#ffff00" fo:color="#800000" loext:char-shading-value="0" officeooo:rsid="0024e71e"/>
    </style:style>
    <style:style style:family="text" style:name="T48">
      <style:text-properties fo:background-color="#ffff00" fo:color="#800000" loext:char-shading-value="0" officeooo:rsid="00252bc1"/>
    </style:style>
    <style:style style:family="text" style:name="T49">
      <style:text-properties fo:background-color="#ffff00" fo:color="#800000" loext:char-shading-value="0" officeooo:rsid="0024976c" style:text-underline-style="none"/>
    </style:style>
    <style:style style:family="text" style:name="T50">
      <style:text-properties fo:background-color="#ffff00" fo:color="#800000" fo:font-weight="bold" loext:char-shading-value="0" style:font-weight-asian="bold" style:font-weight-complex="bold"/>
    </style:style>
    <style:style style:family="text" style:name="T51">
      <style:text-properties fo:background-color="#ffff00" fo:color="#800000" fo:font-size="10.5pt" fo:font-style="normal" fo:font-weight="bold" loext:char-shading-value="0" officeooo:rsid="0025e699" style:font-size-complex="10.5pt" style:font-style-asian="normal" style:font-style-complex="normal" style:font-weight-asian="bold" style:font-weight-complex="bold" style:text-underline-style="none"/>
    </style:style>
    <style:style style:family="text" style:name="T52">
      <style:text-properties fo:background-color="#ffff00" fo:color="#800000" fo:font-size="10.5pt" fo:font-weight="bold" loext:char-shading-value="0" officeooo:rsid="0025e699" style:font-size-complex="10.5pt" style:font-weight-asian="bold" style:font-weight-complex="bold" style:text-underline-style="none"/>
    </style:style>
    <style:style style:family="text" style:name="T53">
      <style:text-properties officeooo:rsid="0024e71e"/>
    </style:style>
    <style:style style:family="text" style:name="T54">
      <style:text-properties fo:font-size="11pt" fo:font-style="normal" fo:font-weight="normal" style:font-size-asian="11pt" style:font-size-complex="11pt" style:font-style-asian="normal" style:font-style-complex="normal" style:font-weight-asian="normal" style:font-weight-complex="normal" style:text-underline-style="none"/>
    </style:style>
    <style:style style:family="text" style:name="T55">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5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5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58">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59">
      <style:text-properties fo:country="BE" fo:font-size="10pt" fo:font-style="normal" fo:font-weight="normal" fo:language="fr" fo:letter-spacing="normal" fo:text-shadow="none" style:country-asian="CN" style:country-complex="IN" style:font-name="Waree"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graphic" style:name="fr2"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section" style:name="Sect1">
      <style:section-properties style:editable="false">
        <style:columns fo:column-count="1" fo:column-gap="0cm"/>
      </style:section-properties>
    </style:style>
    <text:list-style style:name="L1">
      <text:list-level-style-bullet text:bullet-char="●" text:level="1">
        <style:list-level-properties text:list-level-position-and-space-mode="label-alignment">
          <style:list-level-label-alignment fo:margin-left="1.27cm" fo:text-indent="-0.635cm" text:label-followed-by="listtab" text:list-tab-stop-position="1.27cm"/>
        </style:list-level-properties>
        <style:text-properties style:font-name="StarSymbol"/>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style:text-properties style:font-name="Arial1"/>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style:style style:family="graphic" style:name="gr1">
      <style:graphic-properties draw:textarea-vertical-align="middle" draw:wrap-influence-on-position="once-concurrent" loext:allow-overlap="true"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checkbox form:control-implementation="ooo:com.sun.star.form.component.CheckBox" form:id="control1" form:image-position="center" form:input-required="false" form:label="zone d'habitat" form:name="Case à cocher 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input-required="false" form:label="zone d'habitat" form:name="Case à cocher 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input-required="false" form:label="zone d'habitat" form:name="Case à cocher 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input-required="false" form:label="zone d'habitat" form:name="Case à cocher 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input-required="false" form:label="zone d'habitat" form:name="Case à cocher 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name="Frame1" draw:style-name="fr2" draw:z-index="0" svg:width="7.128cm" svg:x="0cm" svg:y="0cm" text:anchor-type="paragraph"><draw:text-box fo:min-height="5.226cm"><text:p text:style-name="P11"><office:annotation><dc:creator>Gauthier Bastien</dc:creator><dc:date>2011-01-13T14:56:41</dc:date><text:p text:style-name="P58"><text:span text:style-name="T55">do text</text:span></text:p><text:p text:style-name="P58"><text:span text:style-name="T55">from document(at=header, format='odt')</text:span></text:p></office:annotation><text:span text:style-name="T3">Import depuis header.odt</text:span></text:p></draw:text-box></draw:frame><text:text-input text:description="">tool.getCityName()</text:text-input>, le <text:span text:style-name="T41"><text:text-input text:description="Délivré à xxx le xxx">tool.formatDate(urbanEventObj.getEventDate())</text:text-input></text:span></text:p>
      <text:p text:style-name="P14"/>
      <text:p text:style-name="P13"/>
      <text:p text:style-name="P13"/>
      <text:p text:style-name="P13"><draw:frame draw:name="Cadre1" draw:style-name="fr1" draw:z-index="6" svg:height="3.2cm" svg:width="7.62cm" svg:x="8.477cm" svg:y="0.21cm" text:anchor-type="paragraph"><draw:text-box><text:p text:style-name="Frame_20_contents"><office:annotation><dc:creator>Gauthier Bastien</dc:creator><dc:date>2011-02-16T14:49:10</dc:date><text:p text:style-name="P58"><text:span text:style-name="T55">do text if not len(self.getNotaryContact()) &gt; 1</text:span></text:p><text:p text:style-name="P58"><text:span text:style-name="T55">from xhtml(</text:span><text:span text:style-name="T57">tool.decorateHTML('UrbanAddress', </text:span><text:span text:style-name="T55">self.getNotaryContact()[0].getSignaletic(withaddress=True,linebyline=True)))</text:span></text:p></office:annotation><text:span text:style-name="T1">Titre Nom Prénom<text:line-break/>Adresse ligne1<text:line-break/>Adresse ligne2</text:span></text:p><text:p text:style-name="P12"><text:span text:style-name="T1"><office:annotation><dc:creator>Gauthier Bastien</dc:creator><dc:date>2011-02-17T09:18:17</dc:date><text:p text:style-name="P58"><text:span text:style-name="T55">do text if </text:span><text:span text:style-name="T57">len(self.</text:span><text:span text:style-name="T55">getNotaryContact</text:span><text:span text:style-name="T57">()) &gt; 1</text:span></text:p></office:annotation></text:span><text:span text:style-name="T20"><text:conditional-text text:condition="ooow:&quot;view.do_mailing()&quot;" text:string-value-if-false="" text:string-value-if-true="&quot;mailed_data.getPersonTitleValue(short=True)&quot;">mailed_data.getPersonTitleValue(short=True)</text:conditional-text></text:span><text:span text:style-name="T1"><text:s/></text:span><text:span text:style-name="T20"><text:conditional-text text:condition="ooow:&quot;view.do_mailing()&quot;" text:string-value-if-false="" text:string-value-if-true="&quot;mailed_data.name1&quot;">mailed_data.name1</text:conditional-text></text:span><text:span text:style-name="T1"><text:s/></text:span><text:span text:style-name="T20"><text:conditional-text text:condition="ooow:&quot;view.do_mailing()&quot;" text:string-value-if-false="" text:string-value-if-true="&quot;mailed_data.name2&quot;">mailed_data.name2</text:conditional-text></text:span><text:span text:style-name="T1"><text:line-break/></text:span><text:span text:style-name="T20"><text:conditional-text text:condition="ooow:&quot;view.do_mailing()&quot;" text:string-value-if-false="" text:string-value-if-true="&quot;mailed_data.street&quot;">mailed_data.street</text:conditional-text></text:span><text:span text:style-name="T20">, </text:span><text:span text:style-name="T20"><text:conditional-text text:condition="ooow:&quot;view.do_mailing()&quot;" text:string-value-if-false="" text:string-value-if-true="&quot;mailed_data.number&quot;">mailed_data.number</text:conditional-text></text:span><text:span text:style-name="T1"><text:line-break/></text:span><text:span text:style-name="T20"><text:conditional-text text:condition="ooow:&quot;view.do_mailing()&quot;" text:string-value-if-false="" text:string-value-if-true="&quot;mailed_data.zipcode&quot;">mailed_data.zipcode</text:conditional-text></text:span><text:span text:style-name="T20"> </text:span><text:span text:style-name="T20"><text:conditional-text text:condition="ooow:&quot;view.do_mailing()&quot;" text:string-value-if-false="" text:string-value-if-true="&quot;mailed_data.city&quot;">mailed_data.city</text:conditional-text></text:span></text:p><text:p text:style-name="Standard"/><text:p text:style-name="Standard"/><text:p text:style-name="Standard"/><text:p text:style-name="P10"/></draw:text-box></draw:frame></text:p>
      <text:p text:style-name="P13"/>
      <text:p text:style-name="P13"/>
      <text:p text:style-name="P13"/>
      <text:p text:style-name="P13"/>
      <text:p text:style-name="P13"/>
      <text:p text:style-name="P13"/>
      <text:p text:style-name="P13"/>
      <text:p text:style-name="P13"/>
      <text:p text:style-name="P31"><text:span text:style-name="T33">Lettre de notaire</text:span> – Annexe 16</text:p>
      <text:p text:style-name="P13"/>
      <text:p text:style-name="P25">Agent traitant : <text:span text:style-name="T42"><text:text-input text:description="">self.getFoldermanagers()[0].getName2()</text:text-input></text:span><text:span text:style-name="T42"><text:s/></text:span><text:span text:style-name="T42"><text:text-input text:description="">self.getFoldermanagers()[0].getName1()</text:text-input></text:span></text:p>
      <text:p text:style-name="P16"><office:annotation><dc:creator>sde </dc:creator><dc:date>2011-07-27T10:02:17</dc:date><text:p text:style-name="P58"><text:span text:style-name="T56">do text</text:span></text:p><text:p text:style-name="P58"><text:span text:style-name="T57">from document(at=reference, format='odt')</text:span></text:p></office:annotation>Import depuis reference.odt</text:p>
      <text:p text:style-name="P13"/>
      <text:p text:style-name="P51"><text:span text:style-name="T4"><text:conditional-text text:condition="ooow:&quot;view.do_mailing()&quot;" text:string-value-if-false="" text:string-value-if-true="&quot;mailed_data.getPersonTitleValue()&quot;">mailed_data.getPersonTitleValue()</text:conditional-text></text:span><text:span text:style-name="T4">,</text:span></text:p>
      <text:p text:style-name="P13"/>
      <text:p text:style-name="P17">En réponse à votre demande <text:span text:style-name="T25">de certificat d'urbanisme n°1 réceptionnée</text:span> en date du <text:span text:style-name="T43"><text:text-input text:description="Titre du demandeur">event_view.display_date('receiptDate')</text:text-input></text:span><text:s/>relative à un bien sis <text:s/><text:text-input text:description="Titre du demandeur">self.getWorkLocationSignaletic()</text:text-input>, cadastré <text:text-input text:description="Cadastre">licence_view.get_parcels()</text:text-input><text:s/><text:span text:style-name="T25">et</text:span> appartenant à <text:text-input text:description="Demandeurs">self.getApplicantsSignaletic()</text:text-input>, nous avons l'honneur de vous adresser ci-après les informations visées aux articles <text:span text:style-name="T25">D.IV.1, §3, 1° et D.IV.97 du Code du Développement Territorial (ci-après le Code)</text:span>. </text:p>
      <text:p text:style-name="P26"/>
      <text:p text:style-name="P19">(1) <text:span text:style-name="T25">(2) </text:span>Le bien en cause :</text:p>
      <table:table table:name="Tableau1" table:style-name="Tableau1">
        <table:table-column table:style-name="Tableau1.A"/>
        <table:table-column table:style-name="Tableau1.B"/>
        <table:table-row>
          <table:table-cell office:value-type="string" table:style-name="Tableau1.A1">
            <text:p text:style-name="P35">1°</text:p>
          </table:table-cell>
          <table:table-cell office:value-type="string" table:style-name="Tableau1.B1">
            <text:p text:style-name="P34">se trouve en <text:span text:style-name="T11"><text:text-input text:description="Bien-Parcelles">self.getValueForTemplate('folderZone')</text:text-input></text:span><text:span text:style-name="T10"><text:s/></text:span>au plan de secteur de <text:span text:style-name="T45">VOTRE PLAN DE SECTEUR</text:span> adopté par Arrêté de l'Exécutif Régional Wallon du <text:span text:style-name="T44">26/11/1987</text:span> et qui n'a pas cessé de produire ses effets pour le bien précité (articles D.II.24 et suivants du Code); </text:p>
          </table:table-cell>
        </table:table-row>
        <table:table-row>
          <table:table-cell office:value-type="string" table:style-name="Tableau1.A2">
            <text:p text:style-name="P35">2°</text:p>
          </table:table-cell>
          <table:table-cell office:value-type="string" table:style-name="Tableau1.B2">
            <text:p text:style-name="P36">est soumis, en tout ou en partie, pour des raisons de localisation, à l'application d'un <text:span text:style-name="T39">G</text:span>uide <text:span text:style-name="T39">R</text:span>égional d'<text:span text:style-name="T39">U</text:span>rbanisme, <text:span text:style-name="T40">dont</text:span> :<text:line-break/>- <text:span text:style-name="T40">les articles 435 et suivants relatifs aux enseignes et dispositifs de publicité</text:span> </text:p>
            <text:p text:style-name="P36"><text:span text:style-name="T39">- les articles 414 et suivants relatifs à l’accès et usages des personnes à mobilité réduite</text:span>;</text:p>
          </table:table-cell>
        </table:table-row>
        <table:table-row>
          <table:table-cell office:value-type="string" table:style-name="Tableau1.A2">
            <text:p text:style-name="P40">3°</text:p>
          </table:table-cell>
          <table:table-cell office:value-type="string" table:style-name="Tableau1.B2">
            <text:p text:style-name="P41">est situé en ………… au regard du projet de plan de secteur adopté par…….. du …….. ;</text:p>
          </table:table-cell>
        </table:table-row>
        <table:table-row>
          <table:table-cell office:value-type="string" table:style-name="Tableau1.A2">
            <text:p text:style-name="P37">4<text:span text:style-name="T25">°</text:span></text:p>
          </table:table-cell>
          <table:table-cell office:value-type="string" table:style-name="Tableau1.B2">
            <text:p text:style-name="P33">est situé en <text:span text:style-name="T12"><text:text-input text:description="Bien-Parcelles">self.getValueForTemplate('SSC')</text:text-input></text:span><text:span text:style-name="T12"><text:s/>et </text:span><text:span text:style-name="T12"><text:text-input text:description="Bien-Parcelles">self.getValueForTemplate('RCU')</text:text-input></text:span><text:s/>au regard <text:span text:style-name="T26">d'un schéma de développement pluricommunal</text:span>, d'un schéma de développement communal adopté par le Conseil Communal en date du 21/06/2011, <text:span text:style-name="T26">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6">d'un projet de guide communal d'urbanisme</text:span> <text:span text:style-name="T33">et </text:span><text:span text:style-name="T14"><office:annotation><dc:creator>Auteur inconnu</dc:creator><dc:date>2017-08-03T16:52:57</dc:date><text:p text:style-name="P58"><text:span text:style-name="T58">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3"/>
            <text:p text:style-name="P33"><text:span text:style-name="T14">est situé en </text:span><text:span text:style-name="T13"><text:text-input text:description="Bien-Parcelles">self.getValueForTemplate('SSC')</text:text-input></text:span><text:span text:style-name="T13"><text:s/>et </text:span><text:span text:style-name="T13"><text:text-input text:description="Bien-Parcelles">self.getValueForTemplate('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8"><text:span text:style-name="T58">do text if not self.getIsInSubdivision()</text:span></text:p></office:annotation></text:span><text:span text:style-name="T18">d’un permis d’urbanisation ;</text:span></text:p>
          </table:table-cell>
        </table:table-row>
        <table:table-row>
          <table:table-cell office:value-type="string" table:style-name="Tableau1.A2">
            <text:p text:style-name="P42">5°</text:p>
          </table:table-cell>
          <table:table-cell office:value-type="string" table:style-name="Tableau1.B2">
            <text:p text:style-name="P9">est soumis au droit de préemption ou repris dans les limites d’un plan d’expropriation (+ selon le cas, désignation des bénéficiaires du droit de préemption ou du pouvoir expropriant/date de <text:soft-page-break/>l’arrêté du Gouvernement correspondant); </text:p>
          </table:table-cell>
        </table:table-row>
        <table:table-row>
          <table:table-cell office:value-type="string" table:style-name="Tableau1.A2">
            <text:p text:style-name="P35">6°</text:p>
          </table:table-cell>
          <table:table-cell office:value-type="string" table:style-name="Tableau1.B2">
            <text:p text:style-name="P3">a) situé dans un périmètre de site à réaménager, de réhabilitation paysagère et environnementale, </text:p>
            <text:p text:style-name="P3">de remembrement urbain, de revitalisation urbaine ou de rénovation urbaine visés respectivement aux articles D.V.1, D.V.7, D.V.9, D.V.12 ou D.V.13 du Code; </text:p>
          </table:table-cell>
        </table:table-row>
        <table:table-row>
          <table:table-cell office:value-type="string" table:style-name="Tableau1.A2">
            <text:p text:style-name="P37"/>
          </table:table-cell>
          <table:table-cell office:value-type="string" table:style-name="Tableau1.B2">
            <text:p text:style-name="P4">b) inscrit sur la liste de sauvegarde visée à l’article 193 du Code wallon du patrimoine ; </text:p>
          </table:table-cell>
        </table:table-row>
        <table:table-row>
          <table:table-cell office:value-type="string" table:style-name="Tableau1.A2">
            <text:p text:style-name="P37"/>
          </table:table-cell>
          <table:table-cell office:value-type="string" table:style-name="Tableau1.B2">
            <text:p text:style-name="P4">c) classé en application de l’article 196 du Code wallon du patrimoine; </text:p>
          </table:table-cell>
        </table:table-row>
        <table:table-row>
          <table:table-cell office:value-type="string" table:style-name="Tableau1.A2">
            <text:p text:style-name="P37"/>
          </table:table-cell>
          <table:table-cell office:value-type="string" table:style-name="Tableau1.B2">
            <text:p text:style-name="P4">d) situé dans une zone de protection visée à 209 du Code wallon du patrimoine ; </text:p>
          </table:table-cell>
        </table:table-row>
        <table:table-row>
          <table:table-cell office:value-type="string" table:style-name="Tableau1.A2">
            <text:p text:style-name="P37"/>
          </table:table-cell>
          <table:table-cell office:value-type="string" table:style-name="Tableau1.B2">
            <text:p text:style-name="P4">e) localisé dans une zone figurant sur la carte du zonage archéologique ou dans un site repris à l’inventaire des sites archéologiques visés à l’article 233 du Code wallon du patrimoine; </text:p>
          </table:table-cell>
        </table:table-row>
        <table:table-row>
          <table:table-cell office:value-type="string" table:style-name="Tableau1.A2">
            <text:p text:style-name="P37"/>
          </table:table-cell>
          <table:table-cell office:value-type="string" table:style-name="Tableau1.B2">
            <text:p text:style-name="P8">f) dans la région de langue allemande, fait l’objet d’une mesure de protection en vertu de la législation relative au patrimoine ; </text:p>
          </table:table-cell>
        </table:table-row>
        <table:table-row>
          <table:table-cell office:value-type="string" table:style-name="Tableau1.A2">
            <text:p text:style-name="P38"><text:span text:style-name="T38">7</text:span>° </text:p>
          </table:table-cell>
          <table:table-cell office:value-type="string" table:style-name="Tableau1.B2">
            <text:p text:style-name="P4">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office:value-type="string" table:style-name="Tableau1.A2">
            <text:p text:style-name="P39"><text:span text:style-name="T38">8</text:span>° </text:p>
          </table:table-cell>
          <table:table-cell office:value-type="string" table:style-name="Tableau1.B2">
            <text:p text:style-name="P8">est repris dans le plan relatif à l’habitat permanent. </text:p>
          </table:table-cell>
        </table:table-row>
      </table:table>
      <text:p text:style-name="P16"/>
      <text:p text:style-name="P20">(1) (2) Les données relatives au bien inscrites dans la banque de données au sens de l’article 10 du décret du 5 décembre 2008 relatif à la gestion des sols sont les suivantes : ………………….. ;</text:p>
      <text:p text:style-name="P16"/>
      <text:p text:style-name="P16">(<text:span text:style-name="T27">1) (2) Autres renseignements relatifs au bien :</text:span></text:p>
      <text:p text:style-name="P16"/>
      <table:table table:name="Tableau2" table:style-name="Tableau2">
        <table:table-column table:style-name="Tableau2.A"/>
        <table:table-column table:style-name="Tableau2.B"/>
        <table:table-row>
          <table:table-cell office:value-type="string" table:style-name="Tableau2.A1">
            <text:p text:style-name="P32"><text:span text:style-name="T38">9</text:span>°</text:p>
          </table:table-cell>
          <table:table-cell office:value-type="string" table:style-name="Tableau2.B1">
            <text:p text:style-name="P44">est frappé d'un Arrêté d'insalubrité OU d'un permis de location datant du <text:span text:style-name="T44">[...]</text:span> - Le futur acquéreur est invité à prendre contact avec le Service Logement Salubrité (tél. : <text:span text:style-name="T45">TEL</text:span>) pour de plus amples informations;</text:p>
          </table:table-cell>
        </table:table-row>
        <table:table-row>
          <table:table-cell office:value-type="string" table:style-name="Tableau2.A2">
            <text:p text:style-name="P32">1<text:span text:style-name="T38">0</text:span>°</text:p>
          </table:table-cell>
          <table:table-cell office:value-type="string" table:style-name="Tableau2.B2">
            <text:p text:style-name="P44">fait <text:span text:style-name="T27">l'objet d'une possible infraction urbanistique. L'objet infractionnel est </text:span><text:span text:style-name="T46">…………….</text:span><text:span text:style-name="T27"> Vous devez transmettre au service urbanisme (</text:span><text:span text:style-name="T46">E</text:span><text:span text:style-name="T49">MAIL</text:span><text:span text:style-name="T27">) un reportage photographique, les dimensions de l'objet et la preuve de la date de construction de celui-ci afin de vérifier la conformité au Code ;</text:span></text:p>
          </table:table-cell>
        </table:table-row>
        <table:table-row>
          <table:table-cell office:value-type="string" table:style-name="Tableau2.A2">
            <text:p text:style-name="P32">1<text:span text:style-name="T38">1</text:span>°</text:p>
          </table:table-cell>
          <table:table-cell office:value-type="string" table:style-name="Tableau2.B2">
            <text:p text:style-name="P44">situé dans le rayon de 2000 m autour d'une entreprise type SEVESO ;</text:p>
          </table:table-cell>
        </table:table-row>
        <table:table-row>
          <table:table-cell office:value-type="string" table:style-name="Tableau2.A2">
            <text:p text:style-name="P32">1<text:span text:style-name="T38">2</text:span>°</text:p>
          </table:table-cell>
          <table:table-cell office:value-type="string" table:style-name="Tableau2.B2">
            <text:p text:style-name="P45">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office:value-type="string" table:style-name="Tableau2.A2">
            <text:p text:style-name="P32">1<text:span text:style-name="T38">3</text:span>°</text:p>
          </table:table-cell>
          <table:table-cell office:value-type="string" table:style-name="Tableau2.B2">
            <text:p text:style-name="P44">se trouve dans la zone de réservation de la liaison Cerexhe-Heuseux / Beaufays ;</text:p>
          </table:table-cell>
        </table:table-row>
        <table:table-row>
          <table:table-cell office:value-type="string" table:style-name="Tableau2.A2">
            <text:p text:style-name="P32">1<text:span text:style-name="T38">4</text:span>°</text:p>
          </table:table-cell>
          <table:table-cell office:value-type="string" table:style-name="Tableau2.B2">
            <text:p text:style-name="P44">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3">o</text:span>ne non-aedificandi de part et d'autre de l'axe de la conduite de 5m soit un total de 10m ;</text:p>
          </table:table-cell>
        </table:table-row>
        <table:table-row>
          <table:table-cell office:value-type="string" table:style-name="Tableau2.A2">
            <text:p text:style-name="P32">1<text:span text:style-name="T38">5</text:span>°</text:p>
          </table:table-cell>
          <table:table-cell office:value-type="string" table:style-name="Tableau2.B2">
            <text:p text:style-name="P44">se trouve dans le périmètre de réservation de la liaison TGV enterrée ;</text:p>
          </table:table-cell>
        </table:table-row>
        <table:table-row>
          <table:table-cell office:value-type="string" table:style-name="Tableau2.A2">
            <text:p text:style-name="P32"><text:span text:style-name="T27">16</text:span>°</text:p>
          </table:table-cell>
          <table:table-cell office:value-type="string" table:style-name="Tableau2.B2">
            <text:p text:style-name="P44">Plan d'alignement : </text:p>
            <text:p text:style-name="P44">est situé le long d'une voirie régionale et est à ce titre, éventuellement soumis aux prescriptions urbanistiques définies par le Service Public de Wallonie - Direction des Routes, <text:span text:style-name="T47">ADRESSE DGO1</text:span> ;</text:p>
          </table:table-cell>
        </table:table-row>
        <table:table-row>
          <table:table-cell office:value-type="string" table:style-name="Tableau2.A2">
            <text:p text:style-name="P32"><text:span text:style-name="T27">17</text:span>°</text:p>
          </table:table-cell>
          <table:table-cell office:value-type="string" table:style-name="Tableau2.B2">
            <text:p text:style-name="P44">se trouve sur la parcelle un arbre ou haie remarquable ;</text:p>
          </table:table-cell>
        </table:table-row>
      </table:table>
      <text:p text:style-name="P16"/>
      <text:p text:style-name="P16"><office:annotation><dc:creator>sde </dc:creator><dc:date>2012-03-26T14:29:09</dc:date><text:p text:style-name="P58"><text:span text:style-name="T59">do text if not self.getBuildlicencesOfTheParcels()</text:span></text:p></office:annotation>Le bien en cause n'a pas fait l'objet d'un permis de bâtir ou d'urbanisme délivré après le 1er janvier 1977 ;</text:p>
      <text:p text:style-name="P16"><office:annotation><dc:creator>sde </dc:creator><dc:date>2012-03-26T14:29:09</dc:date><text:p text:style-name="P58"><text:span text:style-name="T59">do text if len(self.getBuildlicencesOfTheParcels()) == 1</text:span></text:p></office:annotation>Le bien en cause a fait l'objet du permis de bâtir ou d'urbanisme suivant délivré après le 1er janvier 1977 :</text:p>
      <text:p text:style-name="P23"><office:annotation><dc:creator>sde </dc:creator><dc:date>2012-03-26T14:29:09</dc:date><text:p text:style-name="P58"><text:span text:style-name="T59">do text if len(self.getBuildlicencesOfTheParcels()) &gt; 1</text:span></text:p></office:annotation>Le bien en cause a fait l'objet des permis de bâtir ou d'urbanisme suivants délivrés après le 1er janvier 1977:</text:p>
      <text:section text:name="Section3" text:style-name="Sect1">
        <text:p text:style-name="P23"><office:annotation><dc:creator>sde </dc:creator><dc:date>2012-03-26T14:29:09</dc:date><text:p text:style-name="P58"><text:span text:style-name="T59">do section for buildlicence in self.getBuildlicencesOfTheParcels()</text:span></text:p></office:annotation>- <text:text-input text:description="Cadastre">buildlicence.getReference()</text:text-input><text:s/>délivré le <text:soft-page-break/><text:text-input text:description="Cadastre">buildlicence.getLastTheLicence().getFormattedDate(date='decisionDate')</text:text-input><text:s/>en vue de : <text:text-input text:description="Cadastre">buildlicence.getLicenceSubject()</text:text-input>.</text:p>
      </text:section>
      <text:p text:style-name="P16"/>
      <text:p text:style-name="P16"><office:annotation><dc:creator>sde </dc:creator><dc:date>2012-03-26T14:29:09</dc:date><text:p text:style-name="P58"><text:span text:style-name="T59">do text if not self.getUrbanCertificateOneOfTheParcels() and <text:s/>not self.getUrbanCertificateTwoOfTheParcels()</text:span></text:p></office:annotation>Le bien en cause n'a pas fait l'objet d'un certificat d'urbanisme datant de moins de deux ans ;</text:p>
      <text:p text:style-name="P16"><office:annotation><dc:creator>sde </dc:creator><dc:date>2012-03-26T14:29:09</dc:date><text:p text:style-name="P58"><text:span text:style-name="T59">do text if len(self.getUrbanCertificateOneOfTheParcels()) == 1</text:span></text:p></office:annotation>Le bien en cause a fait l'objet du certificat d'urbanisme n°1 suivant datant de moins de deux ans:</text:p>
      <text:p text:style-name="P23"><office:annotation><dc:creator>sde </dc:creator><dc:date>2012-03-26T14:29:09</dc:date><text:p text:style-name="P58"><text:span text:style-name="T59">do text if len(self.getUrbanCertificateOneOfTheParcels()) &gt; 1</text:span></text:p></office:annotation>Le bien en cause a fait l'objet des certificats d'urbanisme n°1 suivants datant de moins de deux ans:</text:p>
      <text:section text:name="Section1" text:style-name="Sect1">
        <text:p text:style-name="P23"><office:annotation><dc:creator>sde </dc:creator><dc:date>2012-03-26T14:29:09</dc:date><text:p text:style-name="P58"><text:span text:style-name="T59">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1"/>
      <text:p text:style-name="P16"><office:annotation><dc:creator>sde </dc:creator><dc:date>2012-03-26T14:29:09</dc:date><text:p text:style-name="P58"><text:span text:style-name="T59">do text if len(self.getUrbanCertificateTwoOfTheParcels()) == 1</text:span></text:p></office:annotation>Le bien en cause a fait l'objet du certificat d'urbanisme n°2 suivant datant de moins de deux ans:</text:p>
      <text:p text:style-name="P23"><office:annotation><dc:creator>sde </dc:creator><dc:date>2012-03-26T14:29:09</dc:date><text:p text:style-name="P58"><text:span text:style-name="T59">do text if len(self.getUrbanCertificateTwoOfTheParcels()) &gt; 1</text:span></text:p></office:annotation>Le bien en cause a fait l'objet des certificats d'urbanisme n°2 suivants datant de moins de deux ans:</text:p>
      <text:section text:name="Section2" text:style-name="Sect1">
        <text:p text:style-name="P22"><text:span text:style-name="T19"><office:annotation><dc:creator>sde </dc:creator><dc:date>2012-03-26T14:29:09</dc:date><text:p text:style-name="P58"><text:span text:style-name="T59">do section for certificate in self.getUrbanCertificateTwoOfTheParcels()</text:span></text:p></office:annotation></text:span><text:span text:style-name="T19">- </text:span><text:span text:style-name="T19"><text:text-input text:description="Cadastre">certificate.getReference()</text:text-input></text:span><text:span text:style-name="T19"><text:s/>délivré le </text:span><text:span text:style-name="T19"><text:text-input text:description="Cadastre">certificate.getLastTheLicence().getFormattedDate(date='decisionDate')</text:text-input></text:span><text:span text:style-name="T19"><text:s/>en vue de : </text:span><text:span text:style-name="T19"><text:text-input text:description="Cadastre">certificate.getLicenceSubject()</text:text-input></text:span><text:span text:style-name="T19">.</text:span></text:p>
      </text:section>
      <text:p text:style-name="P27"/>
      <text:p text:style-name="P30">Le bien en cause a fait l'objet d'une déclaration environnementale du... et ayant pour objet :... ;</text:p>
      <text:p text:style-name="P30">Il appartient à chaque exploitant de gérer individuellement tout demande de permis d'environnement nécessaire à l'exercice de ses activités.</text:p>
      <text:p text:style-name="P27"/>
      <text:p text:style-name="P5"><text:span text:style-name="T37">Renseignements liés au </text:span><text:span text:style-name="T29">P.A.S.H</text:span><text:span text:style-name="T37">, <text:s/>(approuvé par AGW du 22/12/2005) le bien est repris en :</text:span></text:p>
      <text:p text:style-name="P5"/>
      <table:table table:name="Tableau4" table:style-name="Tableau4">
        <table:table-column table:style-name="Tableau4.A"/>
        <table:table-column table:style-name="Tableau4.B"/>
        <table:table-row>
          <table:table-cell office:value-type="string" table:style-name="Tableau4.A1">
            <text:p text:style-name="P6"><draw:control draw:control="control1" draw:style-name="gr1" draw:text-style-name="P59" draw:z-index="1" svg:height="0.451cm" svg:width="0.398cm" text:anchor-type="as-char"/><text:span text:style-name="T28">Égout existant - zone d'assainissement collectif :</text:span></text:p>
            <text:p text:style-name="P6">bien actuellement raccordable à l'égout sous réserve de faisabilité technique compte tenu du projet; (cfr PASH). En cas de doute, nous vous invitons à contacter le service <text:span text:style-name="T38">Travaux</text:span> (0<text:span text:style-name="T38">4/355.91.50.</text:span>). </text:p>
            <text:p text:style-name="P6"/>
            <text:p text:style-name="P6"><draw:control draw:control="control2" draw:style-name="gr1" draw:text-style-name="P59" draw:z-index="2" svg:height="0.451cm" svg:width="0.398cm" text:anchor-type="as-char"/><text:span text:style-name="T28">Égout futur - zone d'assainissement collectif :</text:span></text:p>
            <text:p text:style-name="P6">le bien sera raccordable à l'égout selon les prévisions actuelles sous toute réserve de faisabilité technique compte tenu du projet; (cfr P.A.S.H.) </text:p>
            <text:p text:style-name="P6"/>
            <text:p text:style-name="P6"><draw:control draw:control="control3" draw:style-name="gr1" draw:text-style-name="P59" draw:z-index="3" svg:height="0.451cm" svg:width="0.398cm" text:anchor-type="as-char"/><text:s/><text:span text:style-name="T28">Aucun assainissement prévu :</text:span></text:p>
            <text:p text:style-name="P6">est situé hors zone urbanisable ; (cfr P.A.S.H.). </text:p>
            <text:p text:style-name="P7"/>
          </table:table-cell>
          <table:table-cell office:value-type="string" table:style-name="Tableau4.A1">
            <text:p text:style-name="P6"><draw:control draw:control="control4" draw:style-name="gr1" draw:text-style-name="P59" draw:z-index="4" svg:height="0.451cm" svg:width="0.398cm" text:anchor-type="as-char"/><text:span text:style-name="T28">Zone d'assainissement autonome :</text:span></text:p>
            <text:p text:style-name="P6">le bien est situé dans une zone faiblement habitée qui ne sera pas pourvue d'égout et qui fera l'objet d'une épuration individuelle; (cfr P.A.S.H.).</text:p>
            <text:p text:style-name="P6"/>
            <text:p text:style-name="P6"><draw:control draw:control="control5" draw:style-name="gr1" draw:text-style-name="P59" draw:z-index="5" svg:height="0.451cm" svg:width="0.398cm" text:anchor-type="as-char"/><text:span text:style-name="T28">Accès à une voirie suffisamment équipée :</text:span></text:p>
            <text:p text:style-name="P6">le bien bénéficie d'un accès à une voirie suffisamment équipée en eau, électricité, pourvue d'un revêtement solide et d'une largeur suffisante compte tenu de la situation des lieux. En cas de doute, nous vous invitons à contacter le service <text:span text:style-name="T38">Travaux</text:span> (<text:span text:style-name="T48">TEL</text:span>).</text:p>
          </table:table-cell>
        </table:table-row>
      </table:table>
      <text:p text:style-name="P29"/>
      <text:p text:style-name="P28">La demande se rapporte</text:p>
      <text:list text:style-name="L1" xml:id="list493486006">
        <text:list-item>
          <text:list>
            <text:list-item>
              <text:p text:style-name="P52"><text:span text:style-name="T34"><office:annotation><dc:creator>Auteur inconnu</dc:creator><dc:date>2017-08-03T16:08:25</dc:date><text:p text:style-name="P58"><text:span text:style-name="T58">do text if 'tr'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très faible ;</text:span></text:p>
            </text:list-item>
            <text:list-item>
              <text:p text:style-name="P52"><text:span text:style-name="T34"><office:annotation><dc:creator>Auteur inconnu</dc:creator><dc:date>2017-08-03T16:08:25</dc:date><text:p text:style-name="P58"><text:span text:style-name="T58">do text if not 'Non' in licence_helper.floodingLevel and not 'tr' in licence_helper.floodingLevel and not 'moy' in licence_helper.floodingLevel and not 'lev'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faible;</text:span></text:p>
            </text:list-item>
            <text:list-item>
              <text:p text:style-name="P52"><text:span text:style-name="T36"><office:annotation><dc:creator>Auteur inconnu</dc:creator><dc:date>2017-08-03T16:08:25</dc:date><text:p text:style-name="P58"><text:span text:style-name="T58">do text if 'moyen' in licence_helper.floodingLevel</text:span></text:p></office:annotation></text:span><text:span text:style-name="T36">à un bien immobilier exposé à un risque naturel majeur : <text:s/>l’inondation comprise dans les zones soumises à l’aléa d'inondation au sens de l’article D.53 du Code de l’eau : bien situé </text:span><text:span text:style-name="T35">pour partie</text:span><text:span text:style-name="T36"> en zone d'aléa moyen ;</text:span></text:p>
            </text:list-item>
            <text:list-item>
              <text:p text:style-name="P54"><text:span text:style-name="T34"><office:annotation><dc:creator>Auteur inconnu</dc:creator><dc:date>2017-08-03T16:08:25</dc:date><text:p text:style-name="P58"><text:span text:style-name="T58">do text if 'lev' in licence_helper.floodingLevel</text:span></text:p></office:annotation></text:span><text:span text:style-name="T34">à un bien immobilier exposé à un risque naturel majeur : <text:s/>l’inondation comprise dans les zones <text:tab/>soumises à l’aléa d'inondation au sens de l’article D.53 du Code de l’eau : bien situé </text:span><text:span text:style-name="T35">pour partie</text:span><text:span text:style-name="T34"> <text:tab/>en zone d'aléa élevé;</text:span></text:p>
            </text:list-item>
            <text:list-item>
              <text:p text:style-name="P55"><text:span text:style-name="T34"><office:annotation><dc:creator>Auteur inconnu</dc:creator><dc:date>2017-08-03T16:08:25</dc:date><text:p text:style-name="P58"><text:span text:style-name="T58">do text if licence_helper.concentratedRunoffSRisk and len(licence_helper.concentratedRunoffSRisk) &lt; 50 </text:span></text:p></office:annotation></text:span><text:span text:style-name="T34">à un bien immobilier exposé à un risque naturel majeur : le bien est parcouru par un </text:span><text:span text:style-name="T34"><text:text-input text:description="Natura2000">self.getValueForTemplate('concentratedRunoffSRisk')</text:text-input></text:span><text:span text:style-name="T34"> ;</text:span></text:p>
            </text:list-item>
            <text:list-item>
              <text:p text:style-name="P53"><text:span text:style-name="T36"><office:annotation><dc:creator>Auteur inconnu</dc:creator><dc:date>2017-08-03T16:08:25</dc:date><text:p text:style-name="P58"><text:span text:style-name="T58">do text if len(licence_helper.concentratedRunoffSRisk) &gt; 50</text:span></text:p></office:annotation></text:span><text:span text:style-name="T36">à un bien immobilier exposé à un risque naturel majeur : le bien est parcouru par un </text:span><text:span text:style-name="T35"><text:text-input text:description="Natura2000">self.getValueForTemplate('concentratedRunoffSRisk')</text:text-input></text:span><text:span text:style-name="T36"> ;</text:span></text:p>
            </text:list-item>
          </text:list>
        </text:list-item>
      </text:list>
      <text:p text:style-name="P27"/>
      <text:p text:style-name="P27">Afin que les actes notariés puissent être passés sans retard et pour respecter le délai prévu au Code concernant le <text:span text:style-name="T31">certificat d'urbanisme n°1</text:span> à transmettre aux Notaires, il nous est impossible de vous fournir les renseignements prévus à l'article <text:span text:style-name="T31">D.IV.97.</text:span>, relatif à l'équipement de la parcelle en matière d'eau <text:span text:style-name="T31">et</text:span> d'électricité.</text:p>
      <text:p text:style-name="P18"/>
      <text:p text:style-name="P18">Nous invitons donc les futurs acquéreurs à prendre contact avec :</text:p>
      <text:list text:style-name="L2" xml:id="list1775179027">
        <text:list-item>
          <text:p text:style-name="P56"><text:soft-page-break/>la CILE, rue Canal de l'Ourthe 8 à 4031 LIÈGE (Angleur) ;</text:p>
        </text:list-item>
        <text:list-item>
          <text:p text:style-name="P56"><text:span text:style-name="T32">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9"/>
      <text:p text:style-name="P49"><text:span text:style-name="T30">REMARQUES</text:span> <text:span text:style-name="T6">:</text:span></text:p>
      <text:p text:style-name="P50">En vertu de l’article R.IV.105-1 du Code du développement territorial, les Communes sont tenues de fournir uniquement les renseignements visés à l’article D.IV.97, 7° dudit code.</text:p>
      <text:p text:style-name="P46">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50">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50">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50">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7">OBSERVATION :</text:p>
      <text:p text:style-name="P48">Les informations et prescriptions contenues dans le présent certificat d'urbanisme ne restent valables que pour autant que la situation de droit et de fait du bien en cause ne soit pas modifiée.</text:p>
      <text:p text:style-name="P18">Nous vous prions de bien vouloir verser dans la quinzaine, la somme de <text:span text:style-name="T50">30 €</text:span><text:span text:style-name="T7"> a</text:span><text:span text:style-name="T5">u compte </text:span><text:span text:style-name="T24">IBAN : <text:s/></text:span><text:span text:style-name="T52">NUMERO IBAN</text:span><text:span text:style-name="T21"> - </text:span><text:span text:style-name="T22">BIC: </text:span><text:span text:style-name="T51">NUMERO BIC</text:span><text:span text:style-name="T23">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4"/>
      <text:p text:style-name="P17">Demeurant à votre disposition, nous vous prions d'agréer nos salutations distinguées.</text:p>
      <text:p text:style-name="P16"/>
      <text:p text:style-name="P16"/>
      <text:p text:style-name="P14"><text:span text:style-name="T2"><office:annotation><dc:creator>sde </dc:creator><dc:date>2011-07-27T10:02:32</dc:date><text:p text:style-name="P58"><text:span text:style-name="T56">do text</text:span></text:p><text:p text:style-name="P58"><text:span text:style-name="T57">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font-charset="x-symbol" style:name="StarSymbol" svg:font-family="StarSymbol"/>
    <style:font-face style:name="Lohit Hindi2" svg:font-family="'Lohit Hindi'"/>
    <style:font-face style:name="OpenSymbol1" svg:font-family="OpenSymbol"/>
    <style:font-face style:name="StarSymbol1" svg:font-family="StarSymbol"/>
    <style:font-face style:font-adornments="Normal" style:font-family-generic="swiss" style:name="Arial1" svg:font-family="Arial"/>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Rubik" svg:font-family="Rubik"/>
    <style:font-face style:font-pitch="variable" style:name="Tahoma" svg:font-family="Tahoma"/>
    <style:font-face style:font-pitch="variable" style:name="WenQuanYi Micro Hei" svg:font-family="'WenQuanYi Micro Hei'"/>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svg:font-family="Times"/>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1"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Waree1" svg:font-family="Waree"/>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background-color="transparent" fo:break-after="auto" fo:break-before="auto" fo:keep-with-next="auto" style:may-break-between-rows="true" style:width="17cm" style:writing-mode="page" table:align="margins">
        <style:background-image/>
      </style:table-properties>
    </style:style>
    <style:style style:family="table-column" style:name="Tableau1.A">
      <style:table-column-properties style:column-width="1.436cm" style:rel-column-width="5534*"/>
    </style:style>
    <style:style style:family="table-column" style:name="Tableau1.B">
      <style:table-column-properties style:column-width="15.565cm" style:rel-column-width="60001*"/>
    </style:style>
    <style:style style:family="table-cell" style:name="Tableau1.A1">
      <style:table-cell-properties fo:border-bottom="0.05pt solid #000000" fo:border-left="0.05pt solid #000000" fo:border-right="none" fo:border-top="0.05pt solid #000000" fo:padding="0.097cm"/>
    </style:style>
    <style:style style:family="table-cell" style:name="Tableau1.B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B2">
      <style:table-cell-properties fo:border-bottom="0.05pt solid #000000" fo:border-left="0.05pt solid #000000" fo:border-right="0.05pt solid #000000" fo:border-top="none" fo:padding="0.097cm"/>
    </style:style>
    <style:style style:family="table" style:name="Tableau2">
      <style:table-properties style:width="17cm" table:align="margins"/>
    </style:style>
    <style:style style:family="table-column" style:name="Tableau2.A">
      <style:table-column-properties style:column-width="1.397cm" style:rel-column-width="5385*"/>
    </style:style>
    <style:style style:family="table-column" style:name="Tableau2.B">
      <style:table-column-properties style:column-width="15.603cm" style:rel-column-width="60150*"/>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table" style:name="Tableau4">
      <style:table-properties style:width="17cm" table:align="margins"/>
    </style:style>
    <style:style style:family="table-column" style:name="Tableau4.A">
      <style:table-column-properties style:column-width="8.901cm" style:rel-column-width="34308*"/>
    </style:style>
    <style:style style:family="table-column" style:name="Tableau4.B">
      <style:table-column-properties style:column-width="8.1cm" style:rel-column-width="31227*"/>
    </style:style>
    <style:style style:family="table-cell" style:name="Tableau4.A1">
      <style:table-cell-properties fo:border="none" fo:padding="0.097cm"/>
    </style:style>
    <style:style style:family="paragraph" style:name="P1" style:parent-style-name="Standard">
      <style:text-properties fo:font-size="7pt" style:font-name="Arial" style:font-size-asian="7pt" style:font-size-complex="7pt"/>
    </style:style>
    <style:style style:family="paragraph" style:name="P2" style:parent-style-name="Standard">
      <style:text-properties fo:font-size="7pt" officeooo:paragraph-rsid="0010bc27" officeooo:rsid="0010bc27" style:font-name="Arial" style:font-size-asian="7pt" style:font-size-complex="7pt"/>
    </style:style>
    <style:style style:family="paragraph" style:name="P3" style:parent-style-name="Standard">
      <style:paragraph-properties fo:text-align="justify" style:justify-single-word="false"/>
      <style:text-properties fo:font-size="10pt" loext:shadow="none" officeooo:paragraph-rsid="00133bfd" officeooo:rsid="000eecc6" style:font-name="Arial" style:font-size-asian="10pt" style:font-size-complex="10pt" style:text-line-through-style="none" style:text-line-through-type="none"/>
    </style:style>
    <style:style style:family="paragraph" style:name="P4" style:parent-style-name="Standard">
      <style:paragraph-properties fo:text-align="justify" style:justify-single-word="false"/>
      <style:text-properties fo:font-size="10pt" loext:shadow="none" style:font-name="Arial" style:font-size-asian="10pt" style:font-size-complex="10pt" style:text-line-through-style="none" style:text-line-through-type="none"/>
    </style:style>
    <style:style style:family="paragraph" style:name="P5" style:parent-style-name="Standard">
      <style:text-properties fo:country="BE" fo:font-size="10pt" fo:font-weight="bold" fo:language="fr" officeooo:paragraph-rsid="00170fb1" style:font-name="Arial" style:font-size-asian="10pt" style:font-size-complex="10pt" style:font-weight-asian="bold" style:font-weight-complex="bold" style:text-line-through-style="none" style:text-line-through-type="none" style:text-underline-style="none"/>
    </style:style>
    <style:style style:family="paragraph" style:name="P6"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style="none"/>
    </style:style>
    <style:style style:family="paragraph" style:name="P7"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color="font-color" style:text-underline-style="solid" style:text-underline-width="auto"/>
    </style:style>
    <style:style style:family="paragraph" style:name="P8" style:parent-style-name="Standard">
      <style:paragraph-properties fo:text-align="justify" style:justify-single-word="false"/>
      <style:text-properties fo:font-size="10pt" loext:shadow="none" style:font-name="Arial" style:font-size-asian="10pt" style:font-size-complex="10pt" style:text-line-through-style="solid" style:text-line-through-type="single"/>
    </style:style>
    <style:style style:family="paragraph" style:name="P9" style:parent-style-name="Standard">
      <style:paragraph-properties fo:text-align="justify"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10" style:parent-style-name="Standard">
      <style:text-properties fo:font-weight="normal" style:font-weight-asian="normal" style:font-weight-complex="normal" style:text-underline-style="none"/>
    </style:style>
    <style:style style:family="paragraph" style:name="P11"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12" style:parent-style-name="Frame_20_contents">
      <style:text-properties officeooo:paragraph-rsid="0010503a"/>
    </style:style>
    <style:style style:family="paragraph" style:name="P13" style:parent-style-name="UrbanBody">
      <style:text-properties fo:font-size="10.5pt" style:font-name="Arial" style:font-size-asian="10.5pt" style:font-size-complex="10.5pt"/>
    </style:style>
    <style:style style:family="paragraph" style:name="P14" style:parent-style-name="UrbanBody">
      <style:paragraph-properties fo:text-align="end" style:justify-single-word="false"/>
      <style:text-properties fo:font-size="10.5pt" style:font-name="Arial" style:font-size-asian="10.5pt" style:font-size-complex="10.5pt"/>
    </style:style>
    <style:style style:family="paragraph" style:name="P15" style:parent-style-name="UrbanBody">
      <style:paragraph-properties fo:text-align="end" style:justify-single-word="false"/>
      <style:text-properties fo:font-size="10.5pt" officeooo:paragraph-rsid="001bddbc" style:font-name="Arial" style:font-size-asian="10.5pt" style:font-size-complex="10.5pt"/>
    </style:style>
    <style:style style:family="paragraph" style:name="P16" style:parent-style-name="UrbanBody">
      <style:text-properties fo:font-size="10pt" style:font-name="Arial" style:font-size-asian="10pt" style:font-size-complex="10pt"/>
    </style:style>
    <style:style style:family="paragraph" style:name="P17" style:parent-style-name="UrbanBody">
      <style:paragraph-properties fo:text-align="justify" style:justify-single-word="false"/>
      <style:text-properties fo:font-size="10pt" style:font-name="Arial" style:font-size-asian="10pt" style:font-size-complex="10pt"/>
    </style:style>
    <style:style style:family="paragraph" style:name="P18"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19" style:parent-style-name="UrbanBody">
      <style:paragraph-properties>
        <style:tab-stops/>
      </style:paragraph-properties>
      <style:text-properties fo:font-size="10pt" style:font-name="Arial" style:font-size-asian="10pt" style:font-size-complex="10pt"/>
    </style:style>
    <style:style style:family="paragraph" style:name="P20" style:parent-style-name="UrbanBody">
      <style:text-properties fo:font-size="10pt" officeooo:paragraph-rsid="0010bc27" officeooo:rsid="0010bc27" style:font-name="Arial" style:font-size-asian="10pt" style:font-size-complex="10pt"/>
    </style:style>
    <style:style style:family="paragraph" style:name="P21" style:parent-style-name="UrbanBody">
      <style:text-properties fo:font-size="10pt" style:font-name="Arial" style:font-name-complex="Arial" style:font-size-asian="10pt" style:font-size-complex="10pt"/>
    </style:style>
    <style:style style:family="paragraph" style:name="P22" style:parent-style-name="UrbanBody">
      <style:text-properties fo:font-size="10pt" style:font-name="Arial" style:font-name-complex="Times" style:font-size-asian="10pt" style:font-size-complex="10pt"/>
    </style:style>
    <style:style style:family="paragraph" style:name="P23" style:parent-style-name="UrbanBody">
      <style:text-properties fo:font-size="10pt" style:font-name="Arial" style:font-name-asian="Times" style:font-name-complex="Times" style:font-size-asian="10pt" style:font-size-complex="10pt"/>
    </style:style>
    <style:style style:family="paragraph" style:name="P24" style:parent-style-name="UrbanBody">
      <style:paragraph-properties fo:text-align="justify" style:justify-single-word="false">
        <style:tab-stops/>
      </style:paragraph-properties>
      <style:text-properties fo:font-size="10pt" fo:font-weight="normal" style:font-name="Arial" style:font-size-asian="10pt" style:font-size-complex="10pt"/>
    </style:style>
    <style:style style:family="paragraph" style:name="P25" style:parent-style-name="UrbanBody">
      <style:text-properties fo:font-size="9pt" fo:font-weight="normal" officeooo:paragraph-rsid="001f2d45" style:font-name="Arial" style:font-size-asian="9pt" style:font-size-complex="9pt" style:font-weight-asian="normal" style:font-weight-complex="normal"/>
    </style:style>
    <style:style style:family="paragraph" style:name="P26" style:parent-style-name="UrbanBody">
      <style:paragraph-properties fo:text-align="justify" style:justify-single-word="false"/>
      <style:text-properties fo:color="#ff0000" fo:font-size="10pt" fo:font-weight="normal" style:font-name="Arial" style:font-size-asian="10pt" style:font-size-complex="10pt" style:text-position="0% 100%" style:text-underline-style="none"/>
    </style:style>
    <style:style style:family="paragraph" style:name="P27" style:parent-style-name="Standard">
      <style:paragraph-properties fo:margin-left="0.018cm" fo:margin-right="0cm" fo:text-align="justify" fo:text-indent="0cm" style:auto-text-indent="false" style:justify-single-word="false"/>
      <style:text-properties fo:font-size="10pt" fo:font-weight="normal" style:font-name="Arial" style:font-size-asian="10pt" style:font-size-complex="10pt" style:text-position="0% 100%" style:text-underline-style="none"/>
    </style:style>
    <style:style style:family="paragraph" style:name="P28" style:parent-style-name="Standard">
      <style:paragraph-properties fo:margin-left="0.018cm" fo:margin-right="0cm" fo:text-align="justify" fo:text-indent="0cm" style:auto-text-indent="false" style:justify-single-word="false"/>
      <style:text-properties fo:font-size="10pt" fo:font-weight="normal" officeooo:paragraph-rsid="00144090" officeooo:rsid="00144090" style:font-name="Arial" style:font-size-asian="10pt" style:font-size-complex="10pt" style:text-position="0% 100%" style:text-underline-style="none"/>
    </style:style>
    <style:style style:family="paragraph" style:name="P29" style:parent-style-name="Standard">
      <style:paragraph-properties fo:margin-left="0.018cm" fo:margin-right="0cm" fo:text-align="justify" fo:text-indent="0cm" style:auto-text-indent="false" style:justify-single-word="false"/>
      <style:text-properties fo:country="BE" fo:font-size="10pt" fo:font-weight="bold" fo:language="fr" officeooo:paragraph-rsid="00170fb1" style:font-name="Arial" style:font-size-asian="10pt" style:font-size-complex="10pt" style:font-weight-asian="bold" style:font-weight-complex="bold" style:text-blinking="false" style:text-line-through-style="none" style:text-line-through-type="none" style:text-position="0% 100%" style:text-underline-style="none"/>
    </style:style>
    <style:style style:family="paragraph" style:name="P30" style:parent-style-name="Standard">
      <style:paragraph-properties fo:margin-left="0.018cm" fo:margin-right="0cm" fo:text-align="justify" fo:text-indent="0cm" style:auto-text-indent="false" style:justify-single-word="false"/>
      <style:text-properties fo:background-color="#ffff00" fo:color="#800000" fo:font-size="10pt" fo:font-weight="normal" style:font-name="Arial" style:font-size-asian="10pt" style:font-size-complex="10pt" style:text-position="0% 100%" style:text-underline-style="none"/>
    </style:style>
    <style:style style:family="paragraph" style:name="P31" style:parent-style-name="UrbanTitle">
      <style:text-properties fo:font-size="14pt" fo:font-weight="bold" officeooo:paragraph-rsid="000eecc6" officeooo:rsid="000eecc6" style:font-name="Arial" style:font-size-asian="14pt" style:font-size-complex="14pt" style:font-weight-asian="bold" style:font-weight-complex="bold"/>
    </style:style>
    <style:style style:family="paragraph" style:name="P32" style:parent-style-name="Table_20_Contents">
      <style:paragraph-properties fo:text-align="start" style:justify-single-word="false"/>
      <style:text-properties fo:font-size="10pt" style:font-name="Arial" style:font-size-asian="10pt" style:font-size-complex="10pt"/>
    </style:style>
    <style:style style:family="paragraph" style:name="P33" style:parent-style-name="Table_20_Contents">
      <style:paragraph-properties fo:text-align="justify" style:justify-single-word="false"/>
      <style:text-properties fo:font-size="10pt" loext:shadow="none" officeooo:paragraph-rsid="00144090" officeooo:rsid="000eecc6" style:font-name="Arial" style:font-size-asian="10pt" style:font-size-complex="10pt" style:text-line-through-style="none" style:text-line-through-type="none"/>
    </style:style>
    <style:style style:family="paragraph" style:name="P34"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5"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6" style:parent-style-name="Table_20_Contents">
      <style:paragraph-properties fo:text-align="start" style:justify-single-word="false"/>
      <style:text-properties fo:font-size="10pt" loext:shadow="none" officeooo:paragraph-rsid="00198214" officeooo:rsid="000eecc6" style:font-name="Arial" style:font-size-asian="10pt" style:font-size-complex="10pt" style:text-line-through-style="none" style:text-line-through-type="none"/>
    </style:style>
    <style:style style:family="paragraph" style:name="P37" style:parent-style-name="Table_20_Contents">
      <style:paragraph-properties fo:text-align="start" style:justify-single-word="false"/>
      <style:text-properties fo:font-size="10pt" loext:shadow="none" style:font-name="Arial" style:font-size-asian="10pt" style:font-size-complex="10pt" style:text-line-through-style="none" style:text-line-through-type="none"/>
    </style:style>
    <style:style style:family="paragraph" style:name="P38"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none" style:text-line-through-type="none"/>
    </style:style>
    <style:style style:family="paragraph" style:name="P39"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solid" style:text-line-through-type="single"/>
    </style:style>
    <style:style style:family="paragraph" style:name="P40"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41"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42" style:parent-style-name="Table_20_Contents">
      <style:paragraph-properties fo:text-align="start"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43" style:parent-style-name="Table_20_Contents">
      <style:paragraph-properties fo:text-align="justify" style:justify-single-word="false"/>
      <style:text-properties fo:background-color="transparent" fo:country="BE" fo:font-size="10pt" fo:font-weight="normal" fo:language="fr" loext:shadow="none" officeooo:paragraph-rsid="00144090" officeooo:rsid="00133bfd" style:font-name="Arial" style:font-name-complex="Calibri1" style:font-size-asian="10pt" style:font-size-complex="10pt" style:font-weight-asian="normal" style:font-weight-complex="normal" style:text-line-through-style="none" style:text-line-through-type="none" style:use-window-font-color="true"/>
    </style:style>
    <style:style style:family="paragraph" style:name="P44" style:parent-style-name="striked">
      <style:paragraph-properties fo:text-align="start" style:justify-single-word="false"/>
      <style:text-properties fo:font-size="10pt" style:font-name="Arial" style:font-size-asian="10pt" style:font-size-complex="10pt" style:text-line-through-style="none" style:text-line-through-type="none"/>
    </style:style>
    <style:style style:family="paragraph" style:name="P45" style:parent-style-name="striked">
      <style:paragraph-properties fo:text-align="start" style:justify-single-word="false"/>
      <style:text-properties fo:color="#000000" fo:font-size="10pt" style:font-name="Arial" style:font-size-asian="10pt" style:font-size-complex="10pt" style:text-line-through-style="none" style:text-line-through-type="none"/>
    </style:style>
    <style:style style:family="paragraph" style:name="P46" style:parent-style-name="Text_20_body">
      <style:text-properties fo:font-size="10pt" officeooo:paragraph-rsid="0017dc41" style:font-name="Arial" style:font-name-complex="Arial" style:font-size-asian="10pt" style:font-size-complex="10pt" style:use-window-font-color="true"/>
    </style:style>
    <style:style style:family="paragraph" style:name="P47" style:parent-style-name="Text_20_body">
      <style:paragraph-properties fo:text-align="start" style:justify-single-word="false"/>
      <style:text-properties fo:font-size="10pt" fo:font-weight="bold" officeooo:paragraph-rsid="0017dc41" style:font-name="Arial" style:font-name-complex="Arial" style:font-size-asian="10pt" style:font-size-complex="10pt" style:font-weight-asian="bold" style:font-weight-complex="bold" style:text-underline-color="font-color" style:text-underline-style="solid" style:text-underline-width="auto" style:use-window-font-color="true"/>
    </style:style>
    <style:style style:family="paragraph" style:name="P48" style:parent-style-name="Text_20_body">
      <style:paragraph-properties fo:text-align="start" style:justify-single-word="false">
        <style:tab-stops/>
      </style:paragraph-properties>
      <style:text-properties fo:font-size="10pt" fo:font-weight="bold" officeooo:paragraph-rsid="0017dc41" style:font-name="Arial" style:font-name-complex="Arial" style:font-size-asian="10pt" style:font-size-complex="10pt" style:font-weight-asian="bold" style:font-weight-complex="bold" style:use-window-font-color="true"/>
    </style:style>
    <style:style style:family="paragraph" style:name="P49" style:parent-style-name="Text_20_body">
      <style:paragraph-properties fo:text-align="start" style:justify-single-word="false"/>
      <style:text-properties fo:font-size="10pt" officeooo:paragraph-rsid="0017dc41" style:font-name="Arial" style:font-name-complex="Arial" style:font-size-asian="10pt" style:font-size-complex="10pt"/>
    </style:style>
    <style:style style:family="paragraph" style:name="P50" style:parent-style-name="Text_20_body">
      <style:text-properties fo:font-size="10pt" officeooo:paragraph-rsid="0017dc41" style:font-name="Arial" style:font-name-complex="Arial" style:font-size-asian="10pt" style:font-size-complex="10pt"/>
    </style:style>
    <style:style style:family="paragraph" style:name="P51" style:parent-style-name="Frame_20_contents">
      <style:text-properties fo:font-size="10pt" officeooo:paragraph-rsid="002f38da" style:font-name="Arial" style:font-size-asian="10pt" style:font-size-complex="10pt"/>
    </style:style>
    <style:style style:family="paragraph" style:list-style-name="L1" style:name="P52" style:parent-style-name="Standard">
      <style:paragraph-properties fo:line-height="100%" fo:text-align="justify" style:justify-single-word="false">
        <style:tab-stops/>
      </style:paragraph-properties>
      <style:text-properties fo:font-size="10pt" officeooo:paragraph-rsid="00144090" style:font-name="Arial" style:font-size-asian="10pt" style:font-size-complex="10pt" style:use-window-font-color="true"/>
    </style:style>
    <style:style style:family="paragraph" style:list-style-name="L1" style:name="P53" style:parent-style-name="Standard">
      <loext:graphic-properties draw:fill="none"/>
      <style:paragraph-properties fo:background-color="transparent" fo:line-height="100%" fo:text-align="justify" style:justify-single-word="false">
        <style:tab-stops/>
      </style:paragraph-properties>
      <style:text-properties fo:background-color="transparent" fo:font-size="10pt" fo:font-weight="normal" officeooo:paragraph-rsid="001607ab" style:font-name="Arial" style:font-size-asian="10pt" style:font-size-complex="10pt" style:text-position="0% 100%" style:text-underline-style="none" style:use-window-font-color="true"/>
    </style:style>
    <style:style style:family="paragraph" style:list-style-name="L1" style:master-page-name="" style:name="P54" style:parent-style-name="Standard">
      <loext:graphic-properties draw:fill="none"/>
      <style:paragraph-properties fo:background-color="transparent" fo:line-height="100%" fo:margin-left="1.3cm" fo:margin-right="0cm" fo:text-align="justify" fo:text-indent="0cm" style:auto-text-indent="false" style:justify-single-word="false" style:page-number="auto">
        <style:tab-stops/>
      </style:paragraph-properties>
      <style:text-properties fo:font-size="10pt" fo:font-weight="normal" officeooo:paragraph-rsid="00144090" style:font-name="Arial" style:font-size-asian="10pt" style:font-size-complex="10pt" style:text-position="0% 100%" style:text-underline-style="none" style:use-window-font-color="true"/>
    </style:style>
    <style:style style:family="paragraph" style:list-style-name="L1" style:master-page-name="" style:name="P55" style:parent-style-name="Standard">
      <style:paragraph-properties fo:line-height="100%" fo:text-align="justify" style:justify-single-word="false" style:page-number="auto">
        <style:tab-stops/>
      </style:paragraph-properties>
      <style:text-properties fo:font-size="10pt" officeooo:paragraph-rsid="001607ab" style:font-name="Arial" style:font-size-asian="10pt" style:font-size-complex="10pt" style:use-window-font-color="true"/>
    </style:style>
    <style:style style:family="paragraph" style:list-style-name="L2" style:name="P56"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57" style:parent-style-name="UrbanBody">
      <style:text-properties fo:font-size="10.5pt" style:font-name="Arial" style:font-size-asian="10.5pt" style:font-size-complex="10.5pt"/>
    </style:style>
    <style:style style:family="paragraph" style:name="P5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59">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style:font-style-asian="normal" style:font-style-complex="normal" style:font-weight-asian="normal" style:font-weight-complex="normal" style:text-underline-style="none"/>
    </style:style>
    <style:style style:family="text" style:name="T5">
      <style:text-properties fo:font-weight="bold"/>
    </style:style>
    <style:style style:family="text" style:name="T6">
      <style:text-properties fo:font-weight="bold" style:font-weight-asian="bold"/>
    </style:style>
    <style:style style:family="text" style:name="T7">
      <style:text-properties fo:font-weight="bold" style:font-weight-asian="bold" style:font-weight-complex="bold"/>
    </style:style>
    <style:style style:family="text" style:name="T8">
      <style:text-properties fo:font-weight="normal"/>
    </style:style>
    <style:style style:family="text" style:name="T9">
      <style:text-properties fo:font-variant="normal" fo:font-weight="bold" fo:text-transform="none" style:font-weight-asian="bold" style:font-weight-complex="bold" style:use-window-font-color="true"/>
    </style:style>
    <style:style style:family="text" style:name="T10">
      <style:text-properties fo:color="#000000" fo:country="BE" fo:font-style="normal" fo:font-weight="bold" fo:language="fr" style:font-style-asian="normal" style:font-weight-asian="bold" style:font-weight-complex="bold" style:text-underline-style="none"/>
    </style:style>
    <style:style style:family="text" style:name="T11">
      <style:text-properties fo:color="#000000" fo:country="BE" fo:font-style="italic" fo:font-weight="bold" fo:language="fr" style:font-style-asian="italic" style:font-style-complex="italic" style:font-weight-asian="bold" style:font-weight-complex="bold" style:text-underline-style="none"/>
    </style:style>
    <style:style style:family="text" style:name="T12">
      <style:text-properties fo:country="BE" fo:font-style="italic" fo:font-weight="bold" fo:language="fr" style:font-style-asian="italic" style:font-style-complex="italic" style:font-weight-asian="bold" style:font-weight-complex="bold" style:text-underline-style="none" style:use-window-font-color="true"/>
    </style:style>
    <style:style style:family="text" style:name="T13">
      <style:text-properties fo:background-color="transparent" fo:country="BE" fo:font-style="italic" fo:font-weight="bold" fo:language="fr" loext:char-shading-value="0" officeooo:rsid="00133bfd" style:font-name-complex="Calibri1" style:font-style-asian="italic" style:font-style-complex="italic" style:font-weight-asian="bold" style:font-weight-complex="bold" style:text-underline-style="none" style:use-window-font-color="true"/>
    </style:style>
    <style:style style:family="text" style:name="T14">
      <style:text-properties fo:background-color="transparent" fo:country="BE" fo:font-weight="normal" fo:language="fr" loext:char-shading-value="0" officeooo:rsid="00133bfd" style:font-name-complex="Calibri1" style:font-weight-asian="normal" style:font-weight-complex="normal" style:use-window-font-color="true"/>
    </style:style>
    <style:style style:family="text" style:name="T15">
      <style:text-properties fo:background-color="transparent" fo:country="BE" fo:font-weight="normal" fo:language="fr" loext:char-shading-value="0" officeooo:rsid="005608f2" style:font-name-complex="Calibri1" style:font-weight-asian="normal" style:font-weight-complex="normal" style:use-window-font-color="true"/>
    </style:style>
    <style:style style:family="text" style:name="T16">
      <style:text-properties fo:background-color="transparent" fo:country="BE" fo:font-weight="normal" fo:language="fr" loext:char-shading-value="0" officeooo:rsid="00595919" style:font-name-complex="Calibri1" style:font-weight-asian="normal" style:font-weight-complex="normal" style:use-window-font-color="true"/>
    </style:style>
    <style:style style:family="text" style:name="T17">
      <style:text-properties fo:background-color="transparent" fo:country="BE" fo:font-weight="normal" fo:language="fr" loext:char-shading-value="0" officeooo:rsid="005ab6fc" style:font-name-complex="Calibri1" style:font-weight-asian="normal" style:font-weight-complex="normal" style:use-window-font-color="true"/>
    </style:style>
    <style:style style:family="text" style:name="T18">
      <style:text-properties fo:background-color="transparent" fo:country="BE" fo:font-weight="normal" fo:language="fr" loext:char-shading-value="0" officeooo:rsid="00133bfd" style:font-name-complex="Calibri1" style:font-weight-asian="normal" style:font-weight-complex="normal" style:text-line-through-style="solid" style:text-line-through-type="single" style:use-window-font-color="true"/>
    </style:style>
    <style:style style:family="text" style:name="T19">
      <style:text-properties style:font-name-asian="Times"/>
    </style:style>
    <style:style style:family="text" style:name="T20">
      <style:text-properties fo:font-size="11pt" fo:font-style="normal" fo:font-weight="normal" style:font-name="Arial" style:font-size-asian="11pt" style:font-size-complex="11pt" style:font-style-asian="normal" style:font-style-complex="normal" style:font-weight-asian="normal" style:font-weight-complex="normal" style:text-underline-style="none"/>
    </style:style>
    <style:style style:family="text" style:name="T21">
      <style:text-properties fo:font-size="10.5pt" fo:font-style="italic" fo:font-weight="bold" style:font-size-complex="10.5pt" style:font-weight-asian="bold" style:font-weight-complex="bold" style:text-underline-style="none"/>
    </style:style>
    <style:style style:family="text" style:name="T22">
      <style:text-properties fo:font-size="10.5pt" fo:font-style="normal" fo:font-weight="bold" style:font-size-complex="10.5pt" style:font-style-asian="normal" style:font-style-complex="normal" style:font-weight-asian="bold" style:font-weight-complex="bold" style:text-underline-style="none"/>
    </style:style>
    <style:style style:family="text" style:name="T23">
      <style:text-properties fo:font-size="10.5pt" fo:font-style="normal" fo:font-weight="bold" officeooo:rsid="0025e699" style:font-size-complex="10.5pt" style:font-style-asian="normal" style:font-style-complex="normal" style:font-weight-asian="bold" style:font-weight-complex="bold" style:text-underline-style="none"/>
    </style:style>
    <style:style style:family="text" style:name="T24">
      <style:text-properties fo:font-size="10.5pt" fo:font-weight="bold" style:font-size-complex="10.5pt" style:font-weight-asian="bold" style:font-weight-complex="bold" style:text-underline-style="none"/>
    </style:style>
    <style:style style:family="text" style:name="T25">
      <style:text-properties officeooo:rsid="000eecc6"/>
    </style:style>
    <style:style style:family="text" style:name="T26">
      <style:text-properties style:text-line-through-style="solid" style:text-line-through-type="single"/>
    </style:style>
    <style:style style:family="text" style:name="T27">
      <style:text-properties officeooo:rsid="0010bc27"/>
    </style:style>
    <style:style style:family="text" style:name="T28">
      <style:text-properties style:text-underline-color="font-color" style:text-underline-style="solid" style:text-underline-width="auto"/>
    </style:style>
    <style:style style:family="text" style:name="T29">
      <style:text-properties style:font-name-asian="Arial" style:font-name-complex="Arial" style:text-underline-color="font-color" style:text-underline-style="solid" style:text-underline-width="auto"/>
    </style:style>
    <style:style style:family="text" style:name="T30">
      <style:text-properties fo:font-weight="bold" style:font-weight-asian="bold" style:text-underline-color="font-color" style:text-underline-style="solid" style:text-underline-width="auto"/>
    </style:style>
    <style:style style:family="text" style:name="T31">
      <style:text-properties officeooo:rsid="0011dbe9"/>
    </style:style>
    <style:style style:family="text" style:name="T32">
      <style:text-properties officeooo:rsid="0012b9a7"/>
    </style:style>
    <style:style style:family="text" style:name="T33">
      <style:text-properties officeooo:rsid="00133bfd"/>
    </style:style>
    <style:style style:family="text" style:name="T34">
      <style:text-properties fo:background-color="transparent" fo:country="BE" fo:language="fr" loext:char-shading-value="0" style:font-name-complex="Calibri1"/>
    </style:style>
    <style:style style:family="text" style:name="T35">
      <style:text-properties fo:background-color="#ffff00" fo:country="BE" fo:language="fr" loext:char-shading-value="0" style:font-name-complex="Calibri1"/>
    </style:style>
    <style:style style:family="text" style:name="T36">
      <style:text-properties fo:country="BE" fo:language="fr" style:font-name-complex="Calibri1"/>
    </style:style>
    <style:style style:family="text" style:name="T37">
      <style:text-properties style:font-name-asian="Arial" style:font-name-complex="Arial"/>
    </style:style>
    <style:style style:family="text" style:name="T38">
      <style:text-properties officeooo:rsid="00170fb1"/>
    </style:style>
    <style:style style:family="text" style:name="T39">
      <style:text-properties officeooo:rsid="00198214"/>
    </style:style>
    <style:style style:family="text" style:name="T40">
      <style:text-properties officeooo:rsid="001a0da5"/>
    </style:style>
    <style:style style:family="text" style:name="T41">
      <style:text-properties fo:font-size="10pt" fo:font-style="normal" fo:font-weight="normal" style:font-name="Rubik" style:font-size-asian="10pt" style:font-size-complex="10pt" style:font-style-asian="normal" style:font-weight-asian="normal" style:font-weight-complex="normal" style:text-underline-style="none"/>
    </style:style>
    <style:style style:family="text" style:name="T42">
      <style:text-properties officeooo:rsid="00362119"/>
    </style:style>
    <style:style style:family="text" style:name="T43">
      <style:text-properties officeooo:rsid="00225609"/>
    </style:style>
    <style:style style:family="text" style:name="T44">
      <style:text-properties fo:background-color="#ffff00" fo:color="#800000" loext:char-shading-value="0"/>
    </style:style>
    <style:style style:family="text" style:name="T45">
      <style:text-properties fo:background-color="#ffff00" fo:color="#800000" loext:char-shading-value="0" officeooo:rsid="0024976c"/>
    </style:style>
    <style:style style:family="text" style:name="T46">
      <style:text-properties fo:background-color="#ffff00" fo:color="#800000" loext:char-shading-value="0" officeooo:rsid="0010bc27"/>
    </style:style>
    <style:style style:family="text" style:name="T47">
      <style:text-properties fo:background-color="#ffff00" fo:color="#800000" loext:char-shading-value="0" officeooo:rsid="0024e71e"/>
    </style:style>
    <style:style style:family="text" style:name="T48">
      <style:text-properties fo:background-color="#ffff00" fo:color="#800000" loext:char-shading-value="0" officeooo:rsid="00252bc1"/>
    </style:style>
    <style:style style:family="text" style:name="T49">
      <style:text-properties fo:background-color="#ffff00" fo:color="#800000" loext:char-shading-value="0" officeooo:rsid="0024976c" style:text-underline-style="none"/>
    </style:style>
    <style:style style:family="text" style:name="T50">
      <style:text-properties fo:background-color="#ffff00" fo:color="#800000" fo:font-weight="bold" loext:char-shading-value="0" style:font-weight-asian="bold" style:font-weight-complex="bold"/>
    </style:style>
    <style:style style:family="text" style:name="T51">
      <style:text-properties fo:background-color="#ffff00" fo:color="#800000" fo:font-size="10.5pt" fo:font-style="normal" fo:font-weight="bold" loext:char-shading-value="0" officeooo:rsid="0025e699" style:font-size-complex="10.5pt" style:font-style-asian="normal" style:font-style-complex="normal" style:font-weight-asian="bold" style:font-weight-complex="bold" style:text-underline-style="none"/>
    </style:style>
    <style:style style:family="text" style:name="T52">
      <style:text-properties fo:background-color="#ffff00" fo:color="#800000" fo:font-size="10.5pt" fo:font-weight="bold" loext:char-shading-value="0" officeooo:rsid="0025e699" style:font-size-complex="10.5pt" style:font-weight-asian="bold" style:font-weight-complex="bold" style:text-underline-style="none"/>
    </style:style>
    <style:style style:family="text" style:name="T53">
      <style:text-properties officeooo:rsid="0024e71e"/>
    </style:style>
    <style:style style:family="text" style:name="T54">
      <style:text-properties fo:font-size="11pt" fo:font-style="normal" fo:font-weight="normal" style:font-size-asian="11pt" style:font-size-complex="11pt" style:font-style-asian="normal" style:font-style-complex="normal" style:font-weight-asian="normal" style:font-weight-complex="normal" style:text-underline-style="none"/>
    </style:style>
    <style:style style:family="text" style:name="T55">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5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5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58">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59">
      <style:text-properties fo:country="BE" fo:font-size="10pt" fo:font-style="normal" fo:font-weight="normal" fo:language="fr" fo:letter-spacing="normal" fo:text-shadow="none" style:country-asian="CN" style:country-complex="IN" style:font-name="Waree"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graphic" style:name="fr2"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section" style:name="Sect1">
      <style:section-properties style:editable="false">
        <style:columns fo:column-count="1" fo:column-gap="0cm"/>
      </style:section-properties>
    </style:style>
    <text:list-style style:name="L1">
      <text:list-level-style-bullet text:bullet-char="●" text:level="1">
        <style:list-level-properties text:list-level-position-and-space-mode="label-alignment">
          <style:list-level-label-alignment fo:margin-left="1.27cm" fo:text-indent="-0.635cm" text:label-followed-by="listtab" text:list-tab-stop-position="1.27cm"/>
        </style:list-level-properties>
        <style:text-properties style:font-name="StarSymbol"/>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style:text-properties style:font-name="Arial1"/>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style:style style:family="graphic" style:name="gr1">
      <style:graphic-properties draw:textarea-vertical-align="middle" draw:wrap-influence-on-position="once-concurrent" loext:allow-overlap="true"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checkbox form:control-implementation="ooo:com.sun.star.form.component.CheckBox" form:id="control1" form:image-position="center" form:input-required="false" form:label="zone d'habitat" form:name="Case à cocher 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input-required="false" form:label="zone d'habitat" form:name="Case à cocher 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input-required="false" form:label="zone d'habitat" form:name="Case à cocher 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input-required="false" form:label="zone d'habitat" form:name="Case à cocher 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input-required="false" form:label="zone d'habitat" form:name="Case à cocher 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name="Frame1" draw:style-name="fr2" draw:z-index="0" svg:width="7.128cm" svg:x="0cm" svg:y="0cm" text:anchor-type="paragraph"><draw:text-box fo:min-height="5.226cm"><text:p text:style-name="P11"><office:annotation><dc:creator>Gauthier Bastien</dc:creator><dc:date>2011-01-13T14:56:41</dc:date><text:p text:style-name="P58"><text:span text:style-name="T55">do text</text:span></text:p><text:p text:style-name="P58"><text:span text:style-name="T55">from document(at=header, format='odt')</text:span></text:p></office:annotation><text:span text:style-name="T3">Import depuis header.odt</text:span></text:p></draw:text-box></draw:frame><text:text-input text:description="">tool.getCityName()</text:text-input>, le <text:span text:style-name="T41"><text:text-input text:description="Délivré à xxx le xxx">tool.formatDate(urbanEventObj.getEventDate())</text:text-input></text:span></text:p>
      <text:p text:style-name="P14"/>
      <text:p text:style-name="P13"/>
      <text:p text:style-name="P13"/>
      <text:p text:style-name="P13"><draw:frame draw:name="Cadre1" draw:style-name="fr1" draw:z-index="6" svg:height="3.2cm" svg:width="7.62cm" svg:x="8.477cm" svg:y="0.21cm" text:anchor-type="paragraph"><draw:text-box><text:p text:style-name="Frame_20_contents"><office:annotation><dc:creator>Gauthier Bastien</dc:creator><dc:date>2011-02-16T14:49:10</dc:date><text:p text:style-name="P58"><text:span text:style-name="T55">do text if not len(self.getNotaryContact()) &gt; 1</text:span></text:p><text:p text:style-name="P58"><text:span text:style-name="T55">from xhtml(</text:span><text:span text:style-name="T57">tool.decorateHTML('UrbanAddress', </text:span><text:span text:style-name="T55">self.getNotaryContact()[0].getSignaletic(withaddress=True,linebyline=True)))</text:span></text:p></office:annotation><text:span text:style-name="T1">Titre Nom Prénom<text:line-break/>Adresse ligne1<text:line-break/>Adresse ligne2</text:span></text:p><text:p text:style-name="P12"><text:span text:style-name="T1"><office:annotation><dc:creator>Gauthier Bastien</dc:creator><dc:date>2011-02-17T09:18:17</dc:date><text:p text:style-name="P58"><text:span text:style-name="T55">do text if </text:span><text:span text:style-name="T57">len(self.</text:span><text:span text:style-name="T55">getNotaryContact</text:span><text:span text:style-name="T57">()) &gt; 1</text:span></text:p></office:annotation></text:span><text:span text:style-name="T20"><text:conditional-text text:condition="ooow:&quot;view.do_mailing()&quot;" text:string-value-if-false="" text:string-value-if-true="&quot;mailed_data.getPersonTitleValue(short=True)&quot;">mailed_data.getPersonTitleValue(short=True)</text:conditional-text></text:span><text:span text:style-name="T1"><text:s/></text:span><text:span text:style-name="T20"><text:conditional-text text:condition="ooow:&quot;view.do_mailing()&quot;" text:string-value-if-false="" text:string-value-if-true="&quot;mailed_data.name1&quot;">mailed_data.name1</text:conditional-text></text:span><text:span text:style-name="T1"><text:s/></text:span><text:span text:style-name="T20"><text:conditional-text text:condition="ooow:&quot;view.do_mailing()&quot;" text:string-value-if-false="" text:string-value-if-true="&quot;mailed_data.name2&quot;">mailed_data.name2</text:conditional-text></text:span><text:span text:style-name="T1"><text:line-break/></text:span><text:span text:style-name="T20"><text:conditional-text text:condition="ooow:&quot;view.do_mailing()&quot;" text:string-value-if-false="" text:string-value-if-true="&quot;mailed_data.street&quot;">mailed_data.street</text:conditional-text></text:span><text:span text:style-name="T20">, </text:span><text:span text:style-name="T20"><text:conditional-text text:condition="ooow:&quot;view.do_mailing()&quot;" text:string-value-if-false="" text:string-value-if-true="&quot;mailed_data.number&quot;">mailed_data.number</text:conditional-text></text:span><text:span text:style-name="T1"><text:line-break/></text:span><text:span text:style-name="T20"><text:conditional-text text:condition="ooow:&quot;view.do_mailing()&quot;" text:string-value-if-false="" text:string-value-if-true="&quot;mailed_data.zipcode&quot;">mailed_data.zipcode</text:conditional-text></text:span><text:span text:style-name="T20"> </text:span><text:span text:style-name="T20"><text:conditional-text text:condition="ooow:&quot;view.do_mailing()&quot;" text:string-value-if-false="" text:string-value-if-true="&quot;mailed_data.city&quot;">mailed_data.city</text:conditional-text></text:span></text:p><text:p text:style-name="Standard"/><text:p text:style-name="Standard"/><text:p text:style-name="Standard"/><text:p text:style-name="P10"/></draw:text-box></draw:frame></text:p>
      <text:p text:style-name="P13"/>
      <text:p text:style-name="P13"/>
      <text:p text:style-name="P13"/>
      <text:p text:style-name="P13"/>
      <text:p text:style-name="P13"/>
      <text:p text:style-name="P13"/>
      <text:p text:style-name="P13"/>
      <text:p text:style-name="P13"/>
      <text:p text:style-name="P31"><text:span text:style-name="T33">Lettre de notaire</text:span> – Annexe 16</text:p>
      <text:p text:style-name="P13"/>
      <text:p text:style-name="P25">Agent traitant : <text:span text:style-name="T42"><text:text-input text:description="">self.getFoldermanagers()[0].getName2()</text:text-input></text:span><text:span text:style-name="T42"><text:s/></text:span><text:span text:style-name="T42"><text:text-input text:description="">self.getFoldermanagers()[0].getName1()</text:text-input></text:span></text:p>
      <text:p text:style-name="P16"><office:annotation><dc:creator>sde </dc:creator><dc:date>2011-07-27T10:02:17</dc:date><text:p text:style-name="P58"><text:span text:style-name="T56">do text</text:span></text:p><text:p text:style-name="P58"><text:span text:style-name="T57">from document(at=reference, format='odt')</text:span></text:p></office:annotation>Import depuis reference.odt</text:p>
      <text:p text:style-name="P13"/>
      <text:p text:style-name="P51"><text:span text:style-name="T4"><text:conditional-text text:condition="ooow:&quot;view.do_mailing()&quot;" text:string-value-if-false="" text:string-value-if-true="&quot;mailed_data.getPersonTitleValue()&quot;">mailed_data.getPersonTitleValue()</text:conditional-text></text:span><text:span text:style-name="T4">,</text:span></text:p>
      <text:p text:style-name="P13"/>
      <text:p text:style-name="P17">En réponse à votre demande <text:span text:style-name="T25">de certificat d'urbanisme n°1 réceptionnée</text:span> en date du <text:span text:style-name="T43"><text:text-input text:description="Titre du demandeur">event_view.display_date('receiptDate')</text:text-input></text:span><text:s/>relative à un bien sis <text:s/><text:text-input text:description="Titre du demandeur">self.getWorkLocationSignaletic()</text:text-input>, cadastré <text:text-input text:description="Cadastre">licence_view.get_parcels()</text:text-input><text:s/><text:span text:style-name="T25">et</text:span> appartenant à <text:text-input text:description="Demandeurs">self.getApplicantsSignaletic()</text:text-input>, nous avons l'honneur de vous adresser ci-après les informations visées aux articles <text:span text:style-name="T25">D.IV.1, §3, 1° et D.IV.97 du Code du Développement Territorial (ci-après le Code)</text:span>. </text:p>
      <text:p text:style-name="P26"/>
      <text:p text:style-name="P19">(1) <text:span text:style-name="T25">(2) </text:span>Le bien en cause :</text:p>
      <table:table table:name="Tableau1" table:style-name="Tableau1">
        <table:table-column table:style-name="Tableau1.A"/>
        <table:table-column table:style-name="Tableau1.B"/>
        <table:table-row>
          <table:table-cell office:value-type="string" table:style-name="Tableau1.A1">
            <text:p text:style-name="P35">1°</text:p>
          </table:table-cell>
          <table:table-cell office:value-type="string" table:style-name="Tableau1.B1">
            <text:p text:style-name="P34">se trouve en <text:span text:style-name="T11"><text:text-input text:description="Bien-Parcelles">self.getValueForTemplate('folderZone')</text:text-input></text:span><text:span text:style-name="T10"><text:s/></text:span>au plan de secteur de <text:span text:style-name="T45">VOTRE PLAN DE SECTEUR</text:span> adopté par Arrêté de l'Exécutif Régional Wallon du <text:span text:style-name="T44">26/11/1987</text:span> et qui n'a pas cessé de produire ses effets pour le bien précité (articles D.II.24 et suivants du Code); </text:p>
          </table:table-cell>
        </table:table-row>
        <table:table-row>
          <table:table-cell office:value-type="string" table:style-name="Tableau1.A2">
            <text:p text:style-name="P35">2°</text:p>
          </table:table-cell>
          <table:table-cell office:value-type="string" table:style-name="Tableau1.B2">
            <text:p text:style-name="P36">est soumis, en tout ou en partie, pour des raisons de localisation, à l'application d'un <text:span text:style-name="T39">G</text:span>uide <text:span text:style-name="T39">R</text:span>égional d'<text:span text:style-name="T39">U</text:span>rbanisme, <text:span text:style-name="T40">dont</text:span> :<text:line-break/>- <text:span text:style-name="T40">les articles 435 et suivants relatifs aux enseignes et dispositifs de publicité</text:span> </text:p>
            <text:p text:style-name="P36"><text:span text:style-name="T39">- les articles 414 et suivants relatifs à l’accès et usages des personnes à mobilité réduite</text:span>;</text:p>
          </table:table-cell>
        </table:table-row>
        <table:table-row>
          <table:table-cell office:value-type="string" table:style-name="Tableau1.A2">
            <text:p text:style-name="P40">3°</text:p>
          </table:table-cell>
          <table:table-cell office:value-type="string" table:style-name="Tableau1.B2">
            <text:p text:style-name="P41">est situé en ………… au regard du projet de plan de secteur adopté par…….. du …….. ;</text:p>
          </table:table-cell>
        </table:table-row>
        <table:table-row>
          <table:table-cell office:value-type="string" table:style-name="Tableau1.A2">
            <text:p text:style-name="P37">4<text:span text:style-name="T25">°</text:span></text:p>
          </table:table-cell>
          <table:table-cell office:value-type="string" table:style-name="Tableau1.B2">
            <text:p text:style-name="P33">est situé en <text:span text:style-name="T12"><text:text-input text:description="Bien-Parcelles">self.getValueForTemplate('SSC')</text:text-input></text:span><text:span text:style-name="T12"><text:s/>et </text:span><text:span text:style-name="T12"><text:text-input text:description="Bien-Parcelles">self.getValueForTemplate('RCU')</text:text-input></text:span><text:s/>au regard <text:span text:style-name="T26">d'un schéma de développement pluricommunal</text:span>, d'un schéma de développement communal adopté par le Conseil Communal en date du 21/06/2011, <text:span text:style-name="T26">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6">d'un projet de guide communal d'urbanisme</text:span> <text:span text:style-name="T33">et </text:span><text:span text:style-name="T14"><office:annotation><dc:creator>Auteur inconnu</dc:creator><dc:date>2017-08-03T16:52:57</dc:date><text:p text:style-name="P58"><text:span text:style-name="T58">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3"/>
            <text:p text:style-name="P33"><text:span text:style-name="T14">est situé en </text:span><text:span text:style-name="T13"><text:text-input text:description="Bien-Parcelles">self.getValueForTemplate('SSC')</text:text-input></text:span><text:span text:style-name="T13"><text:s/>et </text:span><text:span text:style-name="T13"><text:text-input text:description="Bien-Parcelles">self.getValueForTemplate('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8"><text:span text:style-name="T58">do text if not self.getIsInSubdivision()</text:span></text:p></office:annotation></text:span><text:span text:style-name="T18">d’un permis d’urbanisation ;</text:span></text:p>
          </table:table-cell>
        </table:table-row>
        <table:table-row>
          <table:table-cell office:value-type="string" table:style-name="Tableau1.A2">
            <text:p text:style-name="P42">5°</text:p>
          </table:table-cell>
          <table:table-cell office:value-type="string" table:style-name="Tableau1.B2">
            <text:p text:style-name="P9">est soumis au droit de préemption ou repris dans les limites d’un plan d’expropriation (+ selon le cas, désignation des bénéficiaires du droit de préemption ou du pouvoir expropriant/date de <text:soft-page-break/>l’arrêté du Gouvernement correspondant); </text:p>
          </table:table-cell>
        </table:table-row>
        <table:table-row>
          <table:table-cell office:value-type="string" table:style-name="Tableau1.A2">
            <text:p text:style-name="P35">6°</text:p>
          </table:table-cell>
          <table:table-cell office:value-type="string" table:style-name="Tableau1.B2">
            <text:p text:style-name="P3">a) situé dans un périmètre de site à réaménager, de réhabilitation paysagère et environnementale, </text:p>
            <text:p text:style-name="P3">de remembrement urbain, de revitalisation urbaine ou de rénovation urbaine visés respectivement aux articles D.V.1, D.V.7, D.V.9, D.V.12 ou D.V.13 du Code; </text:p>
          </table:table-cell>
        </table:table-row>
        <table:table-row>
          <table:table-cell office:value-type="string" table:style-name="Tableau1.A2">
            <text:p text:style-name="P37"/>
          </table:table-cell>
          <table:table-cell office:value-type="string" table:style-name="Tableau1.B2">
            <text:p text:style-name="P4">b) inscrit sur la liste de sauvegarde visée à l’article 193 du Code wallon du patrimoine ; </text:p>
          </table:table-cell>
        </table:table-row>
        <table:table-row>
          <table:table-cell office:value-type="string" table:style-name="Tableau1.A2">
            <text:p text:style-name="P37"/>
          </table:table-cell>
          <table:table-cell office:value-type="string" table:style-name="Tableau1.B2">
            <text:p text:style-name="P4">c) classé en application de l’article 196 du Code wallon du patrimoine; </text:p>
          </table:table-cell>
        </table:table-row>
        <table:table-row>
          <table:table-cell office:value-type="string" table:style-name="Tableau1.A2">
            <text:p text:style-name="P37"/>
          </table:table-cell>
          <table:table-cell office:value-type="string" table:style-name="Tableau1.B2">
            <text:p text:style-name="P4">d) situé dans une zone de protection visée à 209 du Code wallon du patrimoine ; </text:p>
          </table:table-cell>
        </table:table-row>
        <table:table-row>
          <table:table-cell office:value-type="string" table:style-name="Tableau1.A2">
            <text:p text:style-name="P37"/>
          </table:table-cell>
          <table:table-cell office:value-type="string" table:style-name="Tableau1.B2">
            <text:p text:style-name="P4">e) localisé dans une zone figurant sur la carte du zonage archéologique ou dans un site repris à l’inventaire des sites archéologiques visés à l’article 233 du Code wallon du patrimoine; </text:p>
          </table:table-cell>
        </table:table-row>
        <table:table-row>
          <table:table-cell office:value-type="string" table:style-name="Tableau1.A2">
            <text:p text:style-name="P37"/>
          </table:table-cell>
          <table:table-cell office:value-type="string" table:style-name="Tableau1.B2">
            <text:p text:style-name="P8">f) dans la région de langue allemande, fait l’objet d’une mesure de protection en vertu de la législation relative au patrimoine ; </text:p>
          </table:table-cell>
        </table:table-row>
        <table:table-row>
          <table:table-cell office:value-type="string" table:style-name="Tableau1.A2">
            <text:p text:style-name="P38"><text:span text:style-name="T38">7</text:span>° </text:p>
          </table:table-cell>
          <table:table-cell office:value-type="string" table:style-name="Tableau1.B2">
            <text:p text:style-name="P4">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office:value-type="string" table:style-name="Tableau1.A2">
            <text:p text:style-name="P39"><text:span text:style-name="T38">8</text:span>° </text:p>
          </table:table-cell>
          <table:table-cell office:value-type="string" table:style-name="Tableau1.B2">
            <text:p text:style-name="P8">est repris dans le plan relatif à l’habitat permanent. </text:p>
          </table:table-cell>
        </table:table-row>
      </table:table>
      <text:p text:style-name="P16"/>
      <text:p text:style-name="P20">(1) (2) Les données relatives au bien inscrites dans la banque de données au sens de l’article 10 du décret du 5 décembre 2008 relatif à la gestion des sols sont les suivantes : ………………….. ;</text:p>
      <text:p text:style-name="P16"/>
      <text:p text:style-name="P16">(<text:span text:style-name="T27">1) (2) Autres renseignements relatifs au bien :</text:span></text:p>
      <text:p text:style-name="P16"/>
      <table:table table:name="Tableau2" table:style-name="Tableau2">
        <table:table-column table:style-name="Tableau2.A"/>
        <table:table-column table:style-name="Tableau2.B"/>
        <table:table-row>
          <table:table-cell office:value-type="string" table:style-name="Tableau2.A1">
            <text:p text:style-name="P32"><text:span text:style-name="T38">9</text:span>°</text:p>
          </table:table-cell>
          <table:table-cell office:value-type="string" table:style-name="Tableau2.B1">
            <text:p text:style-name="P44">est frappé d'un Arrêté d'insalubrité OU d'un permis de location datant du <text:span text:style-name="T44">[...]</text:span> - Le futur acquéreur est invité à prendre contact avec le Service Logement Salubrité (tél. : <text:span text:style-name="T45">TEL</text:span>) pour de plus amples informations;</text:p>
          </table:table-cell>
        </table:table-row>
        <table:table-row>
          <table:table-cell office:value-type="string" table:style-name="Tableau2.A2">
            <text:p text:style-name="P32">1<text:span text:style-name="T38">0</text:span>°</text:p>
          </table:table-cell>
          <table:table-cell office:value-type="string" table:style-name="Tableau2.B2">
            <text:p text:style-name="P44">fait <text:span text:style-name="T27">l'objet d'une possible infraction urbanistique. L'objet infractionnel est </text:span><text:span text:style-name="T46">…………….</text:span><text:span text:style-name="T27"> Vous devez transmettre au service urbanisme (</text:span><text:span text:style-name="T46">E</text:span><text:span text:style-name="T49">MAIL</text:span><text:span text:style-name="T27">) un reportage photographique, les dimensions de l'objet et la preuve de la date de construction de celui-ci afin de vérifier la conformité au Code ;</text:span></text:p>
          </table:table-cell>
        </table:table-row>
        <table:table-row>
          <table:table-cell office:value-type="string" table:style-name="Tableau2.A2">
            <text:p text:style-name="P32">1<text:span text:style-name="T38">1</text:span>°</text:p>
          </table:table-cell>
          <table:table-cell office:value-type="string" table:style-name="Tableau2.B2">
            <text:p text:style-name="P44">situé dans le rayon de 2000 m autour d'une entreprise type SEVESO ;</text:p>
          </table:table-cell>
        </table:table-row>
        <table:table-row>
          <table:table-cell office:value-type="string" table:style-name="Tableau2.A2">
            <text:p text:style-name="P32">1<text:span text:style-name="T38">2</text:span>°</text:p>
          </table:table-cell>
          <table:table-cell office:value-type="string" table:style-name="Tableau2.B2">
            <text:p text:style-name="P45">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office:value-type="string" table:style-name="Tableau2.A2">
            <text:p text:style-name="P32">1<text:span text:style-name="T38">3</text:span>°</text:p>
          </table:table-cell>
          <table:table-cell office:value-type="string" table:style-name="Tableau2.B2">
            <text:p text:style-name="P44">se trouve dans la zone de réservation de la liaison Cerexhe-Heuseux / Beaufays ;</text:p>
          </table:table-cell>
        </table:table-row>
        <table:table-row>
          <table:table-cell office:value-type="string" table:style-name="Tableau2.A2">
            <text:p text:style-name="P32">1<text:span text:style-name="T38">4</text:span>°</text:p>
          </table:table-cell>
          <table:table-cell office:value-type="string" table:style-name="Tableau2.B2">
            <text:p text:style-name="P44">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3">o</text:span>ne non-aedificandi de part et d'autre de l'axe de la conduite de 5m soit un total de 10m ;</text:p>
          </table:table-cell>
        </table:table-row>
        <table:table-row>
          <table:table-cell office:value-type="string" table:style-name="Tableau2.A2">
            <text:p text:style-name="P32">1<text:span text:style-name="T38">5</text:span>°</text:p>
          </table:table-cell>
          <table:table-cell office:value-type="string" table:style-name="Tableau2.B2">
            <text:p text:style-name="P44">se trouve dans le périmètre de réservation de la liaison TGV enterrée ;</text:p>
          </table:table-cell>
        </table:table-row>
        <table:table-row>
          <table:table-cell office:value-type="string" table:style-name="Tableau2.A2">
            <text:p text:style-name="P32"><text:span text:style-name="T27">16</text:span>°</text:p>
          </table:table-cell>
          <table:table-cell office:value-type="string" table:style-name="Tableau2.B2">
            <text:p text:style-name="P44">Plan d'alignement : </text:p>
            <text:p text:style-name="P44">est situé le long d'une voirie régionale et est à ce titre, éventuellement soumis aux prescriptions urbanistiques définies par le Service Public de Wallonie - Direction des Routes, <text:span text:style-name="T47">ADRESSE DGO1</text:span> ;</text:p>
          </table:table-cell>
        </table:table-row>
        <table:table-row>
          <table:table-cell office:value-type="string" table:style-name="Tableau2.A2">
            <text:p text:style-name="P32"><text:span text:style-name="T27">17</text:span>°</text:p>
          </table:table-cell>
          <table:table-cell office:value-type="string" table:style-name="Tableau2.B2">
            <text:p text:style-name="P44">se trouve sur la parcelle un arbre ou haie remarquable ;</text:p>
          </table:table-cell>
        </table:table-row>
      </table:table>
      <text:p text:style-name="P16"/>
      <text:p text:style-name="P16"><office:annotation><dc:creator>sde </dc:creator><dc:date>2012-03-26T14:29:09</dc:date><text:p text:style-name="P58"><text:span text:style-name="T59">do text if not self.getBuildlicencesOfTheParcels()</text:span></text:p></office:annotation>Le bien en cause n'a pas fait l'objet d'un permis de bâtir ou d'urbanisme délivré après le 1er janvier 1977 ;</text:p>
      <text:p text:style-name="P16"><office:annotation><dc:creator>sde </dc:creator><dc:date>2012-03-26T14:29:09</dc:date><text:p text:style-name="P58"><text:span text:style-name="T59">do text if len(self.getBuildlicencesOfTheParcels()) == 1</text:span></text:p></office:annotation>Le bien en cause a fait l'objet du permis de bâtir ou d'urbanisme suivant délivré après le 1er janvier 1977 :</text:p>
      <text:p text:style-name="P23"><office:annotation><dc:creator>sde </dc:creator><dc:date>2012-03-26T14:29:09</dc:date><text:p text:style-name="P58"><text:span text:style-name="T59">do text if len(self.getBuildlicencesOfTheParcels()) &gt; 1</text:span></text:p></office:annotation>Le bien en cause a fait l'objet des permis de bâtir ou d'urbanisme suivants délivrés après le 1er janvier 1977:</text:p>
      <text:section text:name="Section3" text:style-name="Sect1">
        <text:p text:style-name="P23"><office:annotation><dc:creator>sde </dc:creator><dc:date>2012-03-26T14:29:09</dc:date><text:p text:style-name="P58"><text:span text:style-name="T59">do section for buildlicence in self.getBuildlicencesOfTheParcels()</text:span></text:p></office:annotation>- <text:text-input text:description="Cadastre">buildlicence.getReference()</text:text-input><text:s/>délivré le <text:soft-page-break/><text:text-input text:description="Cadastre">buildlicence.getLastTheLicence().getFormattedDate(date='decisionDate')</text:text-input><text:s/>en vue de : <text:text-input text:description="Cadastre">buildlicence.getLicenceSubject()</text:text-input>.</text:p>
      </text:section>
      <text:p text:style-name="P16"/>
      <text:p text:style-name="P16"><office:annotation><dc:creator>sde </dc:creator><dc:date>2012-03-26T14:29:09</dc:date><text:p text:style-name="P58"><text:span text:style-name="T59">do text if not self.getUrbanCertificateOneOfTheParcels() and <text:s/>not self.getUrbanCertificateTwoOfTheParcels()</text:span></text:p></office:annotation>Le bien en cause n'a pas fait l'objet d'un certificat d'urbanisme datant de moins de deux ans ;</text:p>
      <text:p text:style-name="P16"><office:annotation><dc:creator>sde </dc:creator><dc:date>2012-03-26T14:29:09</dc:date><text:p text:style-name="P58"><text:span text:style-name="T59">do text if len(self.getUrbanCertificateOneOfTheParcels()) == 1</text:span></text:p></office:annotation>Le bien en cause a fait l'objet du certificat d'urbanisme n°1 suivant datant de moins de deux ans:</text:p>
      <text:p text:style-name="P23"><office:annotation><dc:creator>sde </dc:creator><dc:date>2012-03-26T14:29:09</dc:date><text:p text:style-name="P58"><text:span text:style-name="T59">do text if len(self.getUrbanCertificateOneOfTheParcels()) &gt; 1</text:span></text:p></office:annotation>Le bien en cause a fait l'objet des certificats d'urbanisme n°1 suivants datant de moins de deux ans:</text:p>
      <text:section text:name="Section1" text:style-name="Sect1">
        <text:p text:style-name="P23"><office:annotation><dc:creator>sde </dc:creator><dc:date>2012-03-26T14:29:09</dc:date><text:p text:style-name="P58"><text:span text:style-name="T59">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1"/>
      <text:p text:style-name="P16"><office:annotation><dc:creator>sde </dc:creator><dc:date>2012-03-26T14:29:09</dc:date><text:p text:style-name="P58"><text:span text:style-name="T59">do text if len(self.getUrbanCertificateTwoOfTheParcels()) == 1</text:span></text:p></office:annotation>Le bien en cause a fait l'objet du certificat d'urbanisme n°2 suivant datant de moins de deux ans:</text:p>
      <text:p text:style-name="P23"><office:annotation><dc:creator>sde </dc:creator><dc:date>2012-03-26T14:29:09</dc:date><text:p text:style-name="P58"><text:span text:style-name="T59">do text if len(self.getUrbanCertificateTwoOfTheParcels()) &gt; 1</text:span></text:p></office:annotation>Le bien en cause a fait l'objet des certificats d'urbanisme n°2 suivants datant de moins de deux ans:</text:p>
      <text:section text:name="Section2" text:style-name="Sect1">
        <text:p text:style-name="P22"><text:span text:style-name="T19"><office:annotation><dc:creator>sde </dc:creator><dc:date>2012-03-26T14:29:09</dc:date><text:p text:style-name="P58"><text:span text:style-name="T59">do section for certificate in self.getUrbanCertificateTwoOfTheParcels()</text:span></text:p></office:annotation></text:span><text:span text:style-name="T19">- </text:span><text:span text:style-name="T19"><text:text-input text:description="Cadastre">certificate.getReference()</text:text-input></text:span><text:span text:style-name="T19"><text:s/>délivré le </text:span><text:span text:style-name="T19"><text:text-input text:description="Cadastre">certificate.getLastTheLicence().getFormattedDate(date='decisionDate')</text:text-input></text:span><text:span text:style-name="T19"><text:s/>en vue de : </text:span><text:span text:style-name="T19"><text:text-input text:description="Cadastre">certificate.getLicenceSubject()</text:text-input></text:span><text:span text:style-name="T19">.</text:span></text:p>
      </text:section>
      <text:p text:style-name="P27"/>
      <text:p text:style-name="P30">Le bien en cause a fait l'objet d'une déclaration environnementale du... et ayant pour objet :... ;</text:p>
      <text:p text:style-name="P30">Il appartient à chaque exploitant de gérer individuellement tout demande de permis d'environnement nécessaire à l'exercice de ses activités.</text:p>
      <text:p text:style-name="P27"/>
      <text:p text:style-name="P5"><text:span text:style-name="T37">Renseignements liés au </text:span><text:span text:style-name="T29">P.A.S.H</text:span><text:span text:style-name="T37">, <text:s/>(approuvé par AGW du 22/12/2005) le bien est repris en :</text:span></text:p>
      <text:p text:style-name="P5"/>
      <table:table table:name="Tableau4" table:style-name="Tableau4">
        <table:table-column table:style-name="Tableau4.A"/>
        <table:table-column table:style-name="Tableau4.B"/>
        <table:table-row>
          <table:table-cell office:value-type="string" table:style-name="Tableau4.A1">
            <text:p text:style-name="P6"><draw:control draw:control="control1" draw:style-name="gr1" draw:text-style-name="P59" draw:z-index="1" svg:height="0.451cm" svg:width="0.398cm" text:anchor-type="as-char"/><text:span text:style-name="T28">Égout existant - zone d'assainissement collectif :</text:span></text:p>
            <text:p text:style-name="P6">bien actuellement raccordable à l'égout sous réserve de faisabilité technique compte tenu du projet; (cfr PASH). En cas de doute, nous vous invitons à contacter le service <text:span text:style-name="T38">Travaux</text:span> (0<text:span text:style-name="T38">4/355.91.50.</text:span>). </text:p>
            <text:p text:style-name="P6"/>
            <text:p text:style-name="P6"><draw:control draw:control="control2" draw:style-name="gr1" draw:text-style-name="P59" draw:z-index="2" svg:height="0.451cm" svg:width="0.398cm" text:anchor-type="as-char"/><text:span text:style-name="T28">Égout futur - zone d'assainissement collectif :</text:span></text:p>
            <text:p text:style-name="P6">le bien sera raccordable à l'égout selon les prévisions actuelles sous toute réserve de faisabilité technique compte tenu du projet; (cfr P.A.S.H.) </text:p>
            <text:p text:style-name="P6"/>
            <text:p text:style-name="P6"><draw:control draw:control="control3" draw:style-name="gr1" draw:text-style-name="P59" draw:z-index="3" svg:height="0.451cm" svg:width="0.398cm" text:anchor-type="as-char"/><text:s/><text:span text:style-name="T28">Aucun assainissement prévu :</text:span></text:p>
            <text:p text:style-name="P6">est situé hors zone urbanisable ; (cfr P.A.S.H.). </text:p>
            <text:p text:style-name="P7"/>
          </table:table-cell>
          <table:table-cell office:value-type="string" table:style-name="Tableau4.A1">
            <text:p text:style-name="P6"><draw:control draw:control="control4" draw:style-name="gr1" draw:text-style-name="P59" draw:z-index="4" svg:height="0.451cm" svg:width="0.398cm" text:anchor-type="as-char"/><text:span text:style-name="T28">Zone d'assainissement autonome :</text:span></text:p>
            <text:p text:style-name="P6">le bien est situé dans une zone faiblement habitée qui ne sera pas pourvue d'égout et qui fera l'objet d'une épuration individuelle; (cfr P.A.S.H.).</text:p>
            <text:p text:style-name="P6"/>
            <text:p text:style-name="P6"><draw:control draw:control="control5" draw:style-name="gr1" draw:text-style-name="P59" draw:z-index="5" svg:height="0.451cm" svg:width="0.398cm" text:anchor-type="as-char"/><text:span text:style-name="T28">Accès à une voirie suffisamment équipée :</text:span></text:p>
            <text:p text:style-name="P6">le bien bénéficie d'un accès à une voirie suffisamment équipée en eau, électricité, pourvue d'un revêtement solide et d'une largeur suffisante compte tenu de la situation des lieux. En cas de doute, nous vous invitons à contacter le service <text:span text:style-name="T38">Travaux</text:span> (<text:span text:style-name="T48">TEL</text:span>).</text:p>
          </table:table-cell>
        </table:table-row>
      </table:table>
      <text:p text:style-name="P29"/>
      <text:p text:style-name="P28">La demande se rapporte</text:p>
      <text:list text:style-name="L1" xml:id="list493486006">
        <text:list-item>
          <text:list>
            <text:list-item>
              <text:p text:style-name="P52"><text:span text:style-name="T34"><office:annotation><dc:creator>Auteur inconnu</dc:creator><dc:date>2017-08-03T16:08:25</dc:date><text:p text:style-name="P58"><text:span text:style-name="T58">do text if 'tr'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très faible ;</text:span></text:p>
            </text:list-item>
            <text:list-item>
              <text:p text:style-name="P52"><text:span text:style-name="T34"><office:annotation><dc:creator>Auteur inconnu</dc:creator><dc:date>2017-08-03T16:08:25</dc:date><text:p text:style-name="P58"><text:span text:style-name="T58">do text if not 'Non' in licence_helper.floodingLevel and not 'tr' in licence_helper.floodingLevel and not 'moy' in licence_helper.floodingLevel and not 'lev'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faible;</text:span></text:p>
            </text:list-item>
            <text:list-item>
              <text:p text:style-name="P52"><text:span text:style-name="T36"><office:annotation><dc:creator>Auteur inconnu</dc:creator><dc:date>2017-08-03T16:08:25</dc:date><text:p text:style-name="P58"><text:span text:style-name="T58">do text if 'moyen' in licence_helper.floodingLevel</text:span></text:p></office:annotation></text:span><text:span text:style-name="T36">à un bien immobilier exposé à un risque naturel majeur : <text:s/>l’inondation comprise dans les zones soumises à l’aléa d'inondation au sens de l’article D.53 du Code de l’eau : bien situé </text:span><text:span text:style-name="T35">pour partie</text:span><text:span text:style-name="T36"> en zone d'aléa moyen ;</text:span></text:p>
            </text:list-item>
            <text:list-item>
              <text:p text:style-name="P54"><text:span text:style-name="T34"><office:annotation><dc:creator>Auteur inconnu</dc:creator><dc:date>2017-08-03T16:08:25</dc:date><text:p text:style-name="P58"><text:span text:style-name="T58">do text if 'lev' in licence_helper.floodingLevel</text:span></text:p></office:annotation></text:span><text:span text:style-name="T34">à un bien immobilier exposé à un risque naturel majeur : <text:s/>l’inondation comprise dans les zones <text:tab/>soumises à l’aléa d'inondation au sens de l’article D.53 du Code de l’eau : bien situé </text:span><text:span text:style-name="T35">pour partie</text:span><text:span text:style-name="T34"> <text:tab/>en zone d'aléa élevé;</text:span></text:p>
            </text:list-item>
            <text:list-item>
              <text:p text:style-name="P55"><text:span text:style-name="T34"><office:annotation><dc:creator>Auteur inconnu</dc:creator><dc:date>2017-08-03T16:08:25</dc:date><text:p text:style-name="P58"><text:span text:style-name="T58">do text if licence_helper.concentratedRunoffSRisk and len(licence_helper.concentratedRunoffSRisk) &lt; 50 </text:span></text:p></office:annotation></text:span><text:span text:style-name="T34">à un bien immobilier exposé à un risque naturel majeur : le bien est parcouru par un </text:span><text:span text:style-name="T34"><text:text-input text:description="Natura2000">self.getValueForTemplate('concentratedRunoffSRisk')</text:text-input></text:span><text:span text:style-name="T34"> ;</text:span></text:p>
            </text:list-item>
            <text:list-item>
              <text:p text:style-name="P53"><text:span text:style-name="T36"><office:annotation><dc:creator>Auteur inconnu</dc:creator><dc:date>2017-08-03T16:08:25</dc:date><text:p text:style-name="P58"><text:span text:style-name="T58">do text if len(licence_helper.concentratedRunoffSRisk) &gt; 50</text:span></text:p></office:annotation></text:span><text:span text:style-name="T36">à un bien immobilier exposé à un risque naturel majeur : le bien est parcouru par un </text:span><text:span text:style-name="T35"><text:text-input text:description="Natura2000">self.getValueForTemplate('concentratedRunoffSRisk')</text:text-input></text:span><text:span text:style-name="T36"> ;</text:span></text:p>
            </text:list-item>
          </text:list>
        </text:list-item>
      </text:list>
      <text:p text:style-name="P27"/>
      <text:p text:style-name="P27">Afin que les actes notariés puissent être passés sans retard et pour respecter le délai prévu au Code concernant le <text:span text:style-name="T31">certificat d'urbanisme n°1</text:span> à transmettre aux Notaires, il nous est impossible de vous fournir les renseignements prévus à l'article <text:span text:style-name="T31">D.IV.97.</text:span>, relatif à l'équipement de la parcelle en matière d'eau <text:span text:style-name="T31">et</text:span> d'électricité.</text:p>
      <text:p text:style-name="P18"/>
      <text:p text:style-name="P18">Nous invitons donc les futurs acquéreurs à prendre contact avec :</text:p>
      <text:list text:style-name="L2" xml:id="list1775179027">
        <text:list-item>
          <text:p text:style-name="P56"><text:soft-page-break/>la CILE, rue Canal de l'Ourthe 8 à 4031 LIÈGE (Angleur) ;</text:p>
        </text:list-item>
        <text:list-item>
          <text:p text:style-name="P56"><text:span text:style-name="T32">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9"/>
      <text:p text:style-name="P49"><text:span text:style-name="T30">REMARQUES</text:span> <text:span text:style-name="T6">:</text:span></text:p>
      <text:p text:style-name="P50">En vertu de l’article R.IV.105-1 du Code du développement territorial, les Communes sont tenues de fournir uniquement les renseignements visés à l’article D.IV.97, 7° dudit code.</text:p>
      <text:p text:style-name="P46">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50">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50">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50">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7">OBSERVATION :</text:p>
      <text:p text:style-name="P48">Les informations et prescriptions contenues dans le présent certificat d'urbanisme ne restent valables que pour autant que la situation de droit et de fait du bien en cause ne soit pas modifiée.</text:p>
      <text:p text:style-name="P18">Nous vous prions de bien vouloir verser dans la quinzaine, la somme de <text:span text:style-name="T50">30 €</text:span><text:span text:style-name="T7"> a</text:span><text:span text:style-name="T5">u compte </text:span><text:span text:style-name="T24">IBAN : <text:s/></text:span><text:span text:style-name="T52">NUMERO IBAN</text:span><text:span text:style-name="T21"> - </text:span><text:span text:style-name="T22">BIC: </text:span><text:span text:style-name="T51">NUMERO BIC</text:span><text:span text:style-name="T23">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4"/>
      <text:p text:style-name="P17">Demeurant à votre disposition, nous vous prions d'agréer nos salutations distinguées.</text:p>
      <text:p text:style-name="P16"/>
      <text:p text:style-name="P16"/>
      <text:p text:style-name="P14"><text:span text:style-name="T2"><office:annotation><dc:creator>sde </dc:creator><dc:date>2011-07-27T10:02:32</dc:date><text:p text:style-name="P58"><text:span text:style-name="T56">do text</text:span></text:p><text:p text:style-name="P58"><text:span text:style-name="T57">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font-charset="x-symbol" style:name="StarSymbol" svg:font-family="StarSymbol"/>
    <style:font-face style:name="Lohit Hindi2" svg:font-family="'Lohit Hindi'"/>
    <style:font-face style:name="OpenSymbol1" svg:font-family="OpenSymbol"/>
    <style:font-face style:name="StarSymbol1" svg:font-family="StarSymbol"/>
    <style:font-face style:font-adornments="Normal" style:font-family-generic="swiss" style:name="Arial1" svg:font-family="Arial"/>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Rubik" svg:font-family="Rubik"/>
    <style:font-face style:font-pitch="variable" style:name="Tahoma" svg:font-family="Tahoma"/>
    <style:font-face style:font-pitch="variable" style:name="WenQuanYi Micro Hei" svg:font-family="'WenQuanYi Micro Hei'"/>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svg:font-family="Times"/>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1"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Waree1" svg:font-family="Waree"/>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background-color="transparent" fo:break-after="auto" fo:break-before="auto" fo:keep-with-next="auto" style:may-break-between-rows="true" style:width="17cm" style:writing-mode="page" table:align="margins">
        <style:background-image/>
      </style:table-properties>
    </style:style>
    <style:style style:family="table-column" style:name="Tableau1.A">
      <style:table-column-properties style:column-width="1.436cm" style:rel-column-width="5534*"/>
    </style:style>
    <style:style style:family="table-column" style:name="Tableau1.B">
      <style:table-column-properties style:column-width="15.565cm" style:rel-column-width="60001*"/>
    </style:style>
    <style:style style:family="table-cell" style:name="Tableau1.A1">
      <style:table-cell-properties fo:border-bottom="0.05pt solid #000000" fo:border-left="0.05pt solid #000000" fo:border-right="none" fo:border-top="0.05pt solid #000000" fo:padding="0.097cm"/>
    </style:style>
    <style:style style:family="table-cell" style:name="Tableau1.B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B2">
      <style:table-cell-properties fo:border-bottom="0.05pt solid #000000" fo:border-left="0.05pt solid #000000" fo:border-right="0.05pt solid #000000" fo:border-top="none" fo:padding="0.097cm"/>
    </style:style>
    <style:style style:family="table" style:name="Tableau2">
      <style:table-properties style:width="17cm" table:align="margins"/>
    </style:style>
    <style:style style:family="table-column" style:name="Tableau2.A">
      <style:table-column-properties style:column-width="1.397cm" style:rel-column-width="5385*"/>
    </style:style>
    <style:style style:family="table-column" style:name="Tableau2.B">
      <style:table-column-properties style:column-width="15.603cm" style:rel-column-width="60150*"/>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table" style:name="Tableau4">
      <style:table-properties style:width="17cm" table:align="margins"/>
    </style:style>
    <style:style style:family="table-column" style:name="Tableau4.A">
      <style:table-column-properties style:column-width="8.901cm" style:rel-column-width="34308*"/>
    </style:style>
    <style:style style:family="table-column" style:name="Tableau4.B">
      <style:table-column-properties style:column-width="8.1cm" style:rel-column-width="31227*"/>
    </style:style>
    <style:style style:family="table-cell" style:name="Tableau4.A1">
      <style:table-cell-properties fo:border="none" fo:padding="0.097cm"/>
    </style:style>
    <style:style style:family="paragraph" style:name="P1" style:parent-style-name="Standard">
      <style:text-properties fo:font-size="7pt" style:font-name="Arial" style:font-size-asian="7pt" style:font-size-complex="7pt"/>
    </style:style>
    <style:style style:family="paragraph" style:name="P2" style:parent-style-name="Standard">
      <style:text-properties fo:font-size="7pt" officeooo:paragraph-rsid="0010bc27" officeooo:rsid="0010bc27" style:font-name="Arial" style:font-size-asian="7pt" style:font-size-complex="7pt"/>
    </style:style>
    <style:style style:family="paragraph" style:name="P3" style:parent-style-name="Standard">
      <style:paragraph-properties fo:text-align="justify" style:justify-single-word="false"/>
      <style:text-properties fo:font-size="10pt" loext:shadow="none" officeooo:paragraph-rsid="00133bfd" officeooo:rsid="000eecc6" style:font-name="Arial" style:font-size-asian="10pt" style:font-size-complex="10pt" style:text-line-through-style="none" style:text-line-through-type="none"/>
    </style:style>
    <style:style style:family="paragraph" style:name="P4" style:parent-style-name="Standard">
      <style:paragraph-properties fo:text-align="justify" style:justify-single-word="false"/>
      <style:text-properties fo:font-size="10pt" loext:shadow="none" style:font-name="Arial" style:font-size-asian="10pt" style:font-size-complex="10pt" style:text-line-through-style="none" style:text-line-through-type="none"/>
    </style:style>
    <style:style style:family="paragraph" style:name="P5" style:parent-style-name="Standard">
      <style:text-properties fo:country="BE" fo:font-size="10pt" fo:font-weight="bold" fo:language="fr" officeooo:paragraph-rsid="00170fb1" style:font-name="Arial" style:font-size-asian="10pt" style:font-size-complex="10pt" style:font-weight-asian="bold" style:font-weight-complex="bold" style:text-line-through-style="none" style:text-line-through-type="none" style:text-underline-style="none"/>
    </style:style>
    <style:style style:family="paragraph" style:name="P6"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style="none"/>
    </style:style>
    <style:style style:family="paragraph" style:name="P7"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color="font-color" style:text-underline-style="solid" style:text-underline-width="auto"/>
    </style:style>
    <style:style style:family="paragraph" style:name="P8" style:parent-style-name="Standard">
      <style:paragraph-properties fo:text-align="justify" style:justify-single-word="false"/>
      <style:text-properties fo:font-size="10pt" loext:shadow="none" style:font-name="Arial" style:font-size-asian="10pt" style:font-size-complex="10pt" style:text-line-through-style="solid" style:text-line-through-type="single"/>
    </style:style>
    <style:style style:family="paragraph" style:name="P9" style:parent-style-name="Standard">
      <style:paragraph-properties fo:text-align="justify"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10" style:parent-style-name="Standard">
      <style:text-properties fo:font-weight="normal" style:font-weight-asian="normal" style:font-weight-complex="normal" style:text-underline-style="none"/>
    </style:style>
    <style:style style:family="paragraph" style:name="P11"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12" style:parent-style-name="Frame_20_contents">
      <style:text-properties officeooo:paragraph-rsid="0010503a"/>
    </style:style>
    <style:style style:family="paragraph" style:name="P13" style:parent-style-name="UrbanBody">
      <style:text-properties fo:font-size="10.5pt" style:font-name="Arial" style:font-size-asian="10.5pt" style:font-size-complex="10.5pt"/>
    </style:style>
    <style:style style:family="paragraph" style:name="P14" style:parent-style-name="UrbanBody">
      <style:paragraph-properties fo:text-align="end" style:justify-single-word="false"/>
      <style:text-properties fo:font-size="10.5pt" style:font-name="Arial" style:font-size-asian="10.5pt" style:font-size-complex="10.5pt"/>
    </style:style>
    <style:style style:family="paragraph" style:name="P15" style:parent-style-name="UrbanBody">
      <style:paragraph-properties fo:text-align="end" style:justify-single-word="false"/>
      <style:text-properties fo:font-size="10.5pt" officeooo:paragraph-rsid="001bddbc" style:font-name="Arial" style:font-size-asian="10.5pt" style:font-size-complex="10.5pt"/>
    </style:style>
    <style:style style:family="paragraph" style:name="P16" style:parent-style-name="UrbanBody">
      <style:text-properties fo:font-size="10pt" style:font-name="Arial" style:font-size-asian="10pt" style:font-size-complex="10pt"/>
    </style:style>
    <style:style style:family="paragraph" style:name="P17" style:parent-style-name="UrbanBody">
      <style:paragraph-properties fo:text-align="justify" style:justify-single-word="false"/>
      <style:text-properties fo:font-size="10pt" style:font-name="Arial" style:font-size-asian="10pt" style:font-size-complex="10pt"/>
    </style:style>
    <style:style style:family="paragraph" style:name="P18"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19" style:parent-style-name="UrbanBody">
      <style:paragraph-properties>
        <style:tab-stops/>
      </style:paragraph-properties>
      <style:text-properties fo:font-size="10pt" style:font-name="Arial" style:font-size-asian="10pt" style:font-size-complex="10pt"/>
    </style:style>
    <style:style style:family="paragraph" style:name="P20" style:parent-style-name="UrbanBody">
      <style:text-properties fo:font-size="10pt" officeooo:paragraph-rsid="0010bc27" officeooo:rsid="0010bc27" style:font-name="Arial" style:font-size-asian="10pt" style:font-size-complex="10pt"/>
    </style:style>
    <style:style style:family="paragraph" style:name="P21" style:parent-style-name="UrbanBody">
      <style:text-properties fo:font-size="10pt" style:font-name="Arial" style:font-name-complex="Arial" style:font-size-asian="10pt" style:font-size-complex="10pt"/>
    </style:style>
    <style:style style:family="paragraph" style:name="P22" style:parent-style-name="UrbanBody">
      <style:text-properties fo:font-size="10pt" style:font-name="Arial" style:font-name-complex="Times" style:font-size-asian="10pt" style:font-size-complex="10pt"/>
    </style:style>
    <style:style style:family="paragraph" style:name="P23" style:parent-style-name="UrbanBody">
      <style:text-properties fo:font-size="10pt" style:font-name="Arial" style:font-name-asian="Times" style:font-name-complex="Times" style:font-size-asian="10pt" style:font-size-complex="10pt"/>
    </style:style>
    <style:style style:family="paragraph" style:name="P24" style:parent-style-name="UrbanBody">
      <style:paragraph-properties fo:text-align="justify" style:justify-single-word="false">
        <style:tab-stops/>
      </style:paragraph-properties>
      <style:text-properties fo:font-size="10pt" fo:font-weight="normal" style:font-name="Arial" style:font-size-asian="10pt" style:font-size-complex="10pt"/>
    </style:style>
    <style:style style:family="paragraph" style:name="P25" style:parent-style-name="UrbanBody">
      <style:text-properties fo:font-size="9pt" fo:font-weight="normal" officeooo:paragraph-rsid="001f2d45" style:font-name="Arial" style:font-size-asian="9pt" style:font-size-complex="9pt" style:font-weight-asian="normal" style:font-weight-complex="normal"/>
    </style:style>
    <style:style style:family="paragraph" style:name="P26" style:parent-style-name="UrbanBody">
      <style:paragraph-properties fo:text-align="justify" style:justify-single-word="false"/>
      <style:text-properties fo:color="#ff0000" fo:font-size="10pt" fo:font-weight="normal" style:font-name="Arial" style:font-size-asian="10pt" style:font-size-complex="10pt" style:text-position="0% 100%" style:text-underline-style="none"/>
    </style:style>
    <style:style style:family="paragraph" style:name="P27" style:parent-style-name="Standard">
      <style:paragraph-properties fo:margin-left="0.018cm" fo:margin-right="0cm" fo:text-align="justify" fo:text-indent="0cm" style:auto-text-indent="false" style:justify-single-word="false"/>
      <style:text-properties fo:font-size="10pt" fo:font-weight="normal" style:font-name="Arial" style:font-size-asian="10pt" style:font-size-complex="10pt" style:text-position="0% 100%" style:text-underline-style="none"/>
    </style:style>
    <style:style style:family="paragraph" style:name="P28" style:parent-style-name="Standard">
      <style:paragraph-properties fo:margin-left="0.018cm" fo:margin-right="0cm" fo:text-align="justify" fo:text-indent="0cm" style:auto-text-indent="false" style:justify-single-word="false"/>
      <style:text-properties fo:font-size="10pt" fo:font-weight="normal" officeooo:paragraph-rsid="00144090" officeooo:rsid="00144090" style:font-name="Arial" style:font-size-asian="10pt" style:font-size-complex="10pt" style:text-position="0% 100%" style:text-underline-style="none"/>
    </style:style>
    <style:style style:family="paragraph" style:name="P29" style:parent-style-name="Standard">
      <style:paragraph-properties fo:margin-left="0.018cm" fo:margin-right="0cm" fo:text-align="justify" fo:text-indent="0cm" style:auto-text-indent="false" style:justify-single-word="false"/>
      <style:text-properties fo:country="BE" fo:font-size="10pt" fo:font-weight="bold" fo:language="fr" officeooo:paragraph-rsid="00170fb1" style:font-name="Arial" style:font-size-asian="10pt" style:font-size-complex="10pt" style:font-weight-asian="bold" style:font-weight-complex="bold" style:text-blinking="false" style:text-line-through-style="none" style:text-line-through-type="none" style:text-position="0% 100%" style:text-underline-style="none"/>
    </style:style>
    <style:style style:family="paragraph" style:name="P30" style:parent-style-name="Standard">
      <style:paragraph-properties fo:margin-left="0.018cm" fo:margin-right="0cm" fo:text-align="justify" fo:text-indent="0cm" style:auto-text-indent="false" style:justify-single-word="false"/>
      <style:text-properties fo:background-color="#ffff00" fo:color="#800000" fo:font-size="10pt" fo:font-weight="normal" style:font-name="Arial" style:font-size-asian="10pt" style:font-size-complex="10pt" style:text-position="0% 100%" style:text-underline-style="none"/>
    </style:style>
    <style:style style:family="paragraph" style:name="P31" style:parent-style-name="UrbanTitle">
      <style:text-properties fo:font-size="14pt" fo:font-weight="bold" officeooo:paragraph-rsid="000eecc6" officeooo:rsid="000eecc6" style:font-name="Arial" style:font-size-asian="14pt" style:font-size-complex="14pt" style:font-weight-asian="bold" style:font-weight-complex="bold"/>
    </style:style>
    <style:style style:family="paragraph" style:name="P32" style:parent-style-name="Table_20_Contents">
      <style:paragraph-properties fo:text-align="start" style:justify-single-word="false"/>
      <style:text-properties fo:font-size="10pt" style:font-name="Arial" style:font-size-asian="10pt" style:font-size-complex="10pt"/>
    </style:style>
    <style:style style:family="paragraph" style:name="P33" style:parent-style-name="Table_20_Contents">
      <style:paragraph-properties fo:text-align="justify" style:justify-single-word="false"/>
      <style:text-properties fo:font-size="10pt" loext:shadow="none" officeooo:paragraph-rsid="00144090" officeooo:rsid="000eecc6" style:font-name="Arial" style:font-size-asian="10pt" style:font-size-complex="10pt" style:text-line-through-style="none" style:text-line-through-type="none"/>
    </style:style>
    <style:style style:family="paragraph" style:name="P34"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5"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6" style:parent-style-name="Table_20_Contents">
      <style:paragraph-properties fo:text-align="start" style:justify-single-word="false"/>
      <style:text-properties fo:font-size="10pt" loext:shadow="none" officeooo:paragraph-rsid="00198214" officeooo:rsid="000eecc6" style:font-name="Arial" style:font-size-asian="10pt" style:font-size-complex="10pt" style:text-line-through-style="none" style:text-line-through-type="none"/>
    </style:style>
    <style:style style:family="paragraph" style:name="P37" style:parent-style-name="Table_20_Contents">
      <style:paragraph-properties fo:text-align="start" style:justify-single-word="false"/>
      <style:text-properties fo:font-size="10pt" loext:shadow="none" style:font-name="Arial" style:font-size-asian="10pt" style:font-size-complex="10pt" style:text-line-through-style="none" style:text-line-through-type="none"/>
    </style:style>
    <style:style style:family="paragraph" style:name="P38"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none" style:text-line-through-type="none"/>
    </style:style>
    <style:style style:family="paragraph" style:name="P39"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solid" style:text-line-through-type="single"/>
    </style:style>
    <style:style style:family="paragraph" style:name="P40"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41"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42" style:parent-style-name="Table_20_Contents">
      <style:paragraph-properties fo:text-align="start"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43" style:parent-style-name="Table_20_Contents">
      <style:paragraph-properties fo:text-align="justify" style:justify-single-word="false"/>
      <style:text-properties fo:background-color="transparent" fo:country="BE" fo:font-size="10pt" fo:font-weight="normal" fo:language="fr" loext:shadow="none" officeooo:paragraph-rsid="00144090" officeooo:rsid="00133bfd" style:font-name="Arial" style:font-name-complex="Calibri1" style:font-size-asian="10pt" style:font-size-complex="10pt" style:font-weight-asian="normal" style:font-weight-complex="normal" style:text-line-through-style="none" style:text-line-through-type="none" style:use-window-font-color="true"/>
    </style:style>
    <style:style style:family="paragraph" style:name="P44" style:parent-style-name="striked">
      <style:paragraph-properties fo:text-align="start" style:justify-single-word="false"/>
      <style:text-properties fo:font-size="10pt" style:font-name="Arial" style:font-size-asian="10pt" style:font-size-complex="10pt" style:text-line-through-style="none" style:text-line-through-type="none"/>
    </style:style>
    <style:style style:family="paragraph" style:name="P45" style:parent-style-name="striked">
      <style:paragraph-properties fo:text-align="start" style:justify-single-word="false"/>
      <style:text-properties fo:color="#000000" fo:font-size="10pt" style:font-name="Arial" style:font-size-asian="10pt" style:font-size-complex="10pt" style:text-line-through-style="none" style:text-line-through-type="none"/>
    </style:style>
    <style:style style:family="paragraph" style:name="P46" style:parent-style-name="Text_20_body">
      <style:text-properties fo:font-size="10pt" officeooo:paragraph-rsid="0017dc41" style:font-name="Arial" style:font-name-complex="Arial" style:font-size-asian="10pt" style:font-size-complex="10pt" style:use-window-font-color="true"/>
    </style:style>
    <style:style style:family="paragraph" style:name="P47" style:parent-style-name="Text_20_body">
      <style:paragraph-properties fo:text-align="start" style:justify-single-word="false"/>
      <style:text-properties fo:font-size="10pt" fo:font-weight="bold" officeooo:paragraph-rsid="0017dc41" style:font-name="Arial" style:font-name-complex="Arial" style:font-size-asian="10pt" style:font-size-complex="10pt" style:font-weight-asian="bold" style:font-weight-complex="bold" style:text-underline-color="font-color" style:text-underline-style="solid" style:text-underline-width="auto" style:use-window-font-color="true"/>
    </style:style>
    <style:style style:family="paragraph" style:name="P48" style:parent-style-name="Text_20_body">
      <style:paragraph-properties fo:text-align="start" style:justify-single-word="false">
        <style:tab-stops/>
      </style:paragraph-properties>
      <style:text-properties fo:font-size="10pt" fo:font-weight="bold" officeooo:paragraph-rsid="0017dc41" style:font-name="Arial" style:font-name-complex="Arial" style:font-size-asian="10pt" style:font-size-complex="10pt" style:font-weight-asian="bold" style:font-weight-complex="bold" style:use-window-font-color="true"/>
    </style:style>
    <style:style style:family="paragraph" style:name="P49" style:parent-style-name="Text_20_body">
      <style:paragraph-properties fo:text-align="start" style:justify-single-word="false"/>
      <style:text-properties fo:font-size="10pt" officeooo:paragraph-rsid="0017dc41" style:font-name="Arial" style:font-name-complex="Arial" style:font-size-asian="10pt" style:font-size-complex="10pt"/>
    </style:style>
    <style:style style:family="paragraph" style:name="P50" style:parent-style-name="Text_20_body">
      <style:text-properties fo:font-size="10pt" officeooo:paragraph-rsid="0017dc41" style:font-name="Arial" style:font-name-complex="Arial" style:font-size-asian="10pt" style:font-size-complex="10pt"/>
    </style:style>
    <style:style style:family="paragraph" style:name="P51" style:parent-style-name="Frame_20_contents">
      <style:text-properties fo:font-size="10pt" officeooo:paragraph-rsid="002f38da" style:font-name="Arial" style:font-size-asian="10pt" style:font-size-complex="10pt"/>
    </style:style>
    <style:style style:family="paragraph" style:list-style-name="L1" style:name="P52" style:parent-style-name="Standard">
      <style:paragraph-properties fo:line-height="100%" fo:text-align="justify" style:justify-single-word="false">
        <style:tab-stops/>
      </style:paragraph-properties>
      <style:text-properties fo:font-size="10pt" officeooo:paragraph-rsid="00144090" style:font-name="Arial" style:font-size-asian="10pt" style:font-size-complex="10pt" style:use-window-font-color="true"/>
    </style:style>
    <style:style style:family="paragraph" style:list-style-name="L1" style:name="P53" style:parent-style-name="Standard">
      <loext:graphic-properties draw:fill="none"/>
      <style:paragraph-properties fo:background-color="transparent" fo:line-height="100%" fo:text-align="justify" style:justify-single-word="false">
        <style:tab-stops/>
      </style:paragraph-properties>
      <style:text-properties fo:background-color="transparent" fo:font-size="10pt" fo:font-weight="normal" officeooo:paragraph-rsid="001607ab" style:font-name="Arial" style:font-size-asian="10pt" style:font-size-complex="10pt" style:text-position="0% 100%" style:text-underline-style="none" style:use-window-font-color="true"/>
    </style:style>
    <style:style style:family="paragraph" style:list-style-name="L1" style:master-page-name="" style:name="P54" style:parent-style-name="Standard">
      <loext:graphic-properties draw:fill="none"/>
      <style:paragraph-properties fo:background-color="transparent" fo:line-height="100%" fo:margin-left="1.3cm" fo:margin-right="0cm" fo:text-align="justify" fo:text-indent="0cm" style:auto-text-indent="false" style:justify-single-word="false" style:page-number="auto">
        <style:tab-stops/>
      </style:paragraph-properties>
      <style:text-properties fo:font-size="10pt" fo:font-weight="normal" officeooo:paragraph-rsid="00144090" style:font-name="Arial" style:font-size-asian="10pt" style:font-size-complex="10pt" style:text-position="0% 100%" style:text-underline-style="none" style:use-window-font-color="true"/>
    </style:style>
    <style:style style:family="paragraph" style:list-style-name="L1" style:master-page-name="" style:name="P55" style:parent-style-name="Standard">
      <style:paragraph-properties fo:line-height="100%" fo:text-align="justify" style:justify-single-word="false" style:page-number="auto">
        <style:tab-stops/>
      </style:paragraph-properties>
      <style:text-properties fo:font-size="10pt" officeooo:paragraph-rsid="001607ab" style:font-name="Arial" style:font-size-asian="10pt" style:font-size-complex="10pt" style:use-window-font-color="true"/>
    </style:style>
    <style:style style:family="paragraph" style:list-style-name="L2" style:name="P56"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57" style:parent-style-name="UrbanBody">
      <style:text-properties fo:font-size="10.5pt" style:font-name="Arial" style:font-size-asian="10.5pt" style:font-size-complex="10.5pt"/>
    </style:style>
    <style:style style:family="paragraph" style:name="P5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59">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style:font-style-asian="normal" style:font-style-complex="normal" style:font-weight-asian="normal" style:font-weight-complex="normal" style:text-underline-style="none"/>
    </style:style>
    <style:style style:family="text" style:name="T5">
      <style:text-properties fo:font-weight="bold"/>
    </style:style>
    <style:style style:family="text" style:name="T6">
      <style:text-properties fo:font-weight="bold" style:font-weight-asian="bold"/>
    </style:style>
    <style:style style:family="text" style:name="T7">
      <style:text-properties fo:font-weight="bold" style:font-weight-asian="bold" style:font-weight-complex="bold"/>
    </style:style>
    <style:style style:family="text" style:name="T8">
      <style:text-properties fo:font-weight="normal"/>
    </style:style>
    <style:style style:family="text" style:name="T9">
      <style:text-properties fo:font-variant="normal" fo:font-weight="bold" fo:text-transform="none" style:font-weight-asian="bold" style:font-weight-complex="bold" style:use-window-font-color="true"/>
    </style:style>
    <style:style style:family="text" style:name="T10">
      <style:text-properties fo:color="#000000" fo:country="BE" fo:font-style="normal" fo:font-weight="bold" fo:language="fr" style:font-style-asian="normal" style:font-weight-asian="bold" style:font-weight-complex="bold" style:text-underline-style="none"/>
    </style:style>
    <style:style style:family="text" style:name="T11">
      <style:text-properties fo:color="#000000" fo:country="BE" fo:font-style="italic" fo:font-weight="bold" fo:language="fr" style:font-style-asian="italic" style:font-style-complex="italic" style:font-weight-asian="bold" style:font-weight-complex="bold" style:text-underline-style="none"/>
    </style:style>
    <style:style style:family="text" style:name="T12">
      <style:text-properties fo:country="BE" fo:font-style="italic" fo:font-weight="bold" fo:language="fr" style:font-style-asian="italic" style:font-style-complex="italic" style:font-weight-asian="bold" style:font-weight-complex="bold" style:text-underline-style="none" style:use-window-font-color="true"/>
    </style:style>
    <style:style style:family="text" style:name="T13">
      <style:text-properties fo:background-color="transparent" fo:country="BE" fo:font-style="italic" fo:font-weight="bold" fo:language="fr" loext:char-shading-value="0" officeooo:rsid="00133bfd" style:font-name-complex="Calibri1" style:font-style-asian="italic" style:font-style-complex="italic" style:font-weight-asian="bold" style:font-weight-complex="bold" style:text-underline-style="none" style:use-window-font-color="true"/>
    </style:style>
    <style:style style:family="text" style:name="T14">
      <style:text-properties fo:background-color="transparent" fo:country="BE" fo:font-weight="normal" fo:language="fr" loext:char-shading-value="0" officeooo:rsid="00133bfd" style:font-name-complex="Calibri1" style:font-weight-asian="normal" style:font-weight-complex="normal" style:use-window-font-color="true"/>
    </style:style>
    <style:style style:family="text" style:name="T15">
      <style:text-properties fo:background-color="transparent" fo:country="BE" fo:font-weight="normal" fo:language="fr" loext:char-shading-value="0" officeooo:rsid="005608f2" style:font-name-complex="Calibri1" style:font-weight-asian="normal" style:font-weight-complex="normal" style:use-window-font-color="true"/>
    </style:style>
    <style:style style:family="text" style:name="T16">
      <style:text-properties fo:background-color="transparent" fo:country="BE" fo:font-weight="normal" fo:language="fr" loext:char-shading-value="0" officeooo:rsid="00595919" style:font-name-complex="Calibri1" style:font-weight-asian="normal" style:font-weight-complex="normal" style:use-window-font-color="true"/>
    </style:style>
    <style:style style:family="text" style:name="T17">
      <style:text-properties fo:background-color="transparent" fo:country="BE" fo:font-weight="normal" fo:language="fr" loext:char-shading-value="0" officeooo:rsid="005ab6fc" style:font-name-complex="Calibri1" style:font-weight-asian="normal" style:font-weight-complex="normal" style:use-window-font-color="true"/>
    </style:style>
    <style:style style:family="text" style:name="T18">
      <style:text-properties fo:background-color="transparent" fo:country="BE" fo:font-weight="normal" fo:language="fr" loext:char-shading-value="0" officeooo:rsid="00133bfd" style:font-name-complex="Calibri1" style:font-weight-asian="normal" style:font-weight-complex="normal" style:text-line-through-style="solid" style:text-line-through-type="single" style:use-window-font-color="true"/>
    </style:style>
    <style:style style:family="text" style:name="T19">
      <style:text-properties style:font-name-asian="Times"/>
    </style:style>
    <style:style style:family="text" style:name="T20">
      <style:text-properties fo:font-size="11pt" fo:font-style="normal" fo:font-weight="normal" style:font-name="Arial" style:font-size-asian="11pt" style:font-size-complex="11pt" style:font-style-asian="normal" style:font-style-complex="normal" style:font-weight-asian="normal" style:font-weight-complex="normal" style:text-underline-style="none"/>
    </style:style>
    <style:style style:family="text" style:name="T21">
      <style:text-properties fo:font-size="10.5pt" fo:font-style="italic" fo:font-weight="bold" style:font-size-complex="10.5pt" style:font-weight-asian="bold" style:font-weight-complex="bold" style:text-underline-style="none"/>
    </style:style>
    <style:style style:family="text" style:name="T22">
      <style:text-properties fo:font-size="10.5pt" fo:font-style="normal" fo:font-weight="bold" style:font-size-complex="10.5pt" style:font-style-asian="normal" style:font-style-complex="normal" style:font-weight-asian="bold" style:font-weight-complex="bold" style:text-underline-style="none"/>
    </style:style>
    <style:style style:family="text" style:name="T23">
      <style:text-properties fo:font-size="10.5pt" fo:font-style="normal" fo:font-weight="bold" officeooo:rsid="0025e699" style:font-size-complex="10.5pt" style:font-style-asian="normal" style:font-style-complex="normal" style:font-weight-asian="bold" style:font-weight-complex="bold" style:text-underline-style="none"/>
    </style:style>
    <style:style style:family="text" style:name="T24">
      <style:text-properties fo:font-size="10.5pt" fo:font-weight="bold" style:font-size-complex="10.5pt" style:font-weight-asian="bold" style:font-weight-complex="bold" style:text-underline-style="none"/>
    </style:style>
    <style:style style:family="text" style:name="T25">
      <style:text-properties officeooo:rsid="000eecc6"/>
    </style:style>
    <style:style style:family="text" style:name="T26">
      <style:text-properties style:text-line-through-style="solid" style:text-line-through-type="single"/>
    </style:style>
    <style:style style:family="text" style:name="T27">
      <style:text-properties officeooo:rsid="0010bc27"/>
    </style:style>
    <style:style style:family="text" style:name="T28">
      <style:text-properties style:text-underline-color="font-color" style:text-underline-style="solid" style:text-underline-width="auto"/>
    </style:style>
    <style:style style:family="text" style:name="T29">
      <style:text-properties style:font-name-asian="Arial" style:font-name-complex="Arial" style:text-underline-color="font-color" style:text-underline-style="solid" style:text-underline-width="auto"/>
    </style:style>
    <style:style style:family="text" style:name="T30">
      <style:text-properties fo:font-weight="bold" style:font-weight-asian="bold" style:text-underline-color="font-color" style:text-underline-style="solid" style:text-underline-width="auto"/>
    </style:style>
    <style:style style:family="text" style:name="T31">
      <style:text-properties officeooo:rsid="0011dbe9"/>
    </style:style>
    <style:style style:family="text" style:name="T32">
      <style:text-properties officeooo:rsid="0012b9a7"/>
    </style:style>
    <style:style style:family="text" style:name="T33">
      <style:text-properties officeooo:rsid="00133bfd"/>
    </style:style>
    <style:style style:family="text" style:name="T34">
      <style:text-properties fo:background-color="transparent" fo:country="BE" fo:language="fr" loext:char-shading-value="0" style:font-name-complex="Calibri1"/>
    </style:style>
    <style:style style:family="text" style:name="T35">
      <style:text-properties fo:background-color="#ffff00" fo:country="BE" fo:language="fr" loext:char-shading-value="0" style:font-name-complex="Calibri1"/>
    </style:style>
    <style:style style:family="text" style:name="T36">
      <style:text-properties fo:country="BE" fo:language="fr" style:font-name-complex="Calibri1"/>
    </style:style>
    <style:style style:family="text" style:name="T37">
      <style:text-properties style:font-name-asian="Arial" style:font-name-complex="Arial"/>
    </style:style>
    <style:style style:family="text" style:name="T38">
      <style:text-properties officeooo:rsid="00170fb1"/>
    </style:style>
    <style:style style:family="text" style:name="T39">
      <style:text-properties officeooo:rsid="00198214"/>
    </style:style>
    <style:style style:family="text" style:name="T40">
      <style:text-properties officeooo:rsid="001a0da5"/>
    </style:style>
    <style:style style:family="text" style:name="T41">
      <style:text-properties fo:font-size="10pt" fo:font-style="normal" fo:font-weight="normal" style:font-name="Rubik" style:font-size-asian="10pt" style:font-size-complex="10pt" style:font-style-asian="normal" style:font-weight-asian="normal" style:font-weight-complex="normal" style:text-underline-style="none"/>
    </style:style>
    <style:style style:family="text" style:name="T42">
      <style:text-properties officeooo:rsid="00362119"/>
    </style:style>
    <style:style style:family="text" style:name="T43">
      <style:text-properties officeooo:rsid="00225609"/>
    </style:style>
    <style:style style:family="text" style:name="T44">
      <style:text-properties fo:background-color="#ffff00" fo:color="#800000" loext:char-shading-value="0"/>
    </style:style>
    <style:style style:family="text" style:name="T45">
      <style:text-properties fo:background-color="#ffff00" fo:color="#800000" loext:char-shading-value="0" officeooo:rsid="0024976c"/>
    </style:style>
    <style:style style:family="text" style:name="T46">
      <style:text-properties fo:background-color="#ffff00" fo:color="#800000" loext:char-shading-value="0" officeooo:rsid="0010bc27"/>
    </style:style>
    <style:style style:family="text" style:name="T47">
      <style:text-properties fo:background-color="#ffff00" fo:color="#800000" loext:char-shading-value="0" officeooo:rsid="0024e71e"/>
    </style:style>
    <style:style style:family="text" style:name="T48">
      <style:text-properties fo:background-color="#ffff00" fo:color="#800000" loext:char-shading-value="0" officeooo:rsid="00252bc1"/>
    </style:style>
    <style:style style:family="text" style:name="T49">
      <style:text-properties fo:background-color="#ffff00" fo:color="#800000" loext:char-shading-value="0" officeooo:rsid="0024976c" style:text-underline-style="none"/>
    </style:style>
    <style:style style:family="text" style:name="T50">
      <style:text-properties fo:background-color="#ffff00" fo:color="#800000" fo:font-weight="bold" loext:char-shading-value="0" style:font-weight-asian="bold" style:font-weight-complex="bold"/>
    </style:style>
    <style:style style:family="text" style:name="T51">
      <style:text-properties fo:background-color="#ffff00" fo:color="#800000" fo:font-size="10.5pt" fo:font-style="normal" fo:font-weight="bold" loext:char-shading-value="0" officeooo:rsid="0025e699" style:font-size-complex="10.5pt" style:font-style-asian="normal" style:font-style-complex="normal" style:font-weight-asian="bold" style:font-weight-complex="bold" style:text-underline-style="none"/>
    </style:style>
    <style:style style:family="text" style:name="T52">
      <style:text-properties fo:background-color="#ffff00" fo:color="#800000" fo:font-size="10.5pt" fo:font-weight="bold" loext:char-shading-value="0" officeooo:rsid="0025e699" style:font-size-complex="10.5pt" style:font-weight-asian="bold" style:font-weight-complex="bold" style:text-underline-style="none"/>
    </style:style>
    <style:style style:family="text" style:name="T53">
      <style:text-properties officeooo:rsid="0024e71e"/>
    </style:style>
    <style:style style:family="text" style:name="T54">
      <style:text-properties fo:font-size="11pt" fo:font-style="normal" fo:font-weight="normal" style:font-size-asian="11pt" style:font-size-complex="11pt" style:font-style-asian="normal" style:font-style-complex="normal" style:font-weight-asian="normal" style:font-weight-complex="normal" style:text-underline-style="none"/>
    </style:style>
    <style:style style:family="text" style:name="T55">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5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5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58">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59">
      <style:text-properties fo:country="BE" fo:font-size="10pt" fo:font-style="normal" fo:font-weight="normal" fo:language="fr" fo:letter-spacing="normal" fo:text-shadow="none" style:country-asian="CN" style:country-complex="IN" style:font-name="Waree"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graphic" style:name="fr2"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section" style:name="Sect1">
      <style:section-properties style:editable="false">
        <style:columns fo:column-count="1" fo:column-gap="0cm"/>
      </style:section-properties>
    </style:style>
    <text:list-style style:name="L1">
      <text:list-level-style-bullet text:bullet-char="●" text:level="1">
        <style:list-level-properties text:list-level-position-and-space-mode="label-alignment">
          <style:list-level-label-alignment fo:margin-left="1.27cm" fo:text-indent="-0.635cm" text:label-followed-by="listtab" text:list-tab-stop-position="1.27cm"/>
        </style:list-level-properties>
        <style:text-properties style:font-name="StarSymbol"/>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style:text-properties style:font-name="Arial1"/>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style:style style:family="graphic" style:name="gr1">
      <style:graphic-properties draw:textarea-vertical-align="middle" draw:wrap-influence-on-position="once-concurrent" loext:allow-overlap="true"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checkbox form:control-implementation="ooo:com.sun.star.form.component.CheckBox" form:id="control1" form:image-position="center" form:input-required="false" form:label="zone d'habitat" form:name="Case à cocher 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input-required="false" form:label="zone d'habitat" form:name="Case à cocher 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input-required="false" form:label="zone d'habitat" form:name="Case à cocher 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input-required="false" form:label="zone d'habitat" form:name="Case à cocher 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input-required="false" form:label="zone d'habitat" form:name="Case à cocher 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name="Frame1" draw:style-name="fr2" draw:z-index="0" svg:width="7.128cm" svg:x="0cm" svg:y="0cm" text:anchor-type="paragraph"><draw:text-box fo:min-height="5.226cm"><text:p text:style-name="P11"><office:annotation><dc:creator>Gauthier Bastien</dc:creator><dc:date>2011-01-13T14:56:41</dc:date><text:p text:style-name="P58"><text:span text:style-name="T55">do text</text:span></text:p><text:p text:style-name="P58"><text:span text:style-name="T55">from document(at=header, format='odt')</text:span></text:p></office:annotation><text:span text:style-name="T3">Import depuis header.odt</text:span></text:p></draw:text-box></draw:frame><text:text-input text:description="">tool.getCityName()</text:text-input>, le <text:span text:style-name="T41"><text:text-input text:description="Délivré à xxx le xxx">tool.formatDate(urbanEventObj.getEventDate())</text:text-input></text:span></text:p>
      <text:p text:style-name="P14"/>
      <text:p text:style-name="P13"/>
      <text:p text:style-name="P13"/>
      <text:p text:style-name="P13"><draw:frame draw:name="Cadre1" draw:style-name="fr1" draw:z-index="6" svg:height="3.2cm" svg:width="7.62cm" svg:x="8.477cm" svg:y="0.21cm" text:anchor-type="paragraph"><draw:text-box><text:p text:style-name="Frame_20_contents"><office:annotation><dc:creator>Gauthier Bastien</dc:creator><dc:date>2011-02-16T14:49:10</dc:date><text:p text:style-name="P58"><text:span text:style-name="T55">do text if not len(self.getNotaryContact()) &gt; 1</text:span></text:p><text:p text:style-name="P58"><text:span text:style-name="T55">from xhtml(</text:span><text:span text:style-name="T57">tool.decorateHTML('UrbanAddress', </text:span><text:span text:style-name="T55">self.getNotaryContact()[0].getSignaletic(withaddress=True,linebyline=True)))</text:span></text:p></office:annotation><text:span text:style-name="T1">Titre Nom Prénom<text:line-break/>Adresse ligne1<text:line-break/>Adresse ligne2</text:span></text:p><text:p text:style-name="P12"><text:span text:style-name="T1"><office:annotation><dc:creator>Gauthier Bastien</dc:creator><dc:date>2011-02-17T09:18:17</dc:date><text:p text:style-name="P58"><text:span text:style-name="T55">do text if </text:span><text:span text:style-name="T57">len(self.</text:span><text:span text:style-name="T55">getNotaryContact</text:span><text:span text:style-name="T57">()) &gt; 1</text:span></text:p></office:annotation></text:span><text:span text:style-name="T20"><text:conditional-text text:condition="ooow:&quot;view.do_mailing()&quot;" text:string-value-if-false="" text:string-value-if-true="&quot;mailed_data.getPersonTitleValue(short=True)&quot;">mailed_data.getPersonTitleValue(short=True)</text:conditional-text></text:span><text:span text:style-name="T1"><text:s/></text:span><text:span text:style-name="T20"><text:conditional-text text:condition="ooow:&quot;view.do_mailing()&quot;" text:string-value-if-false="" text:string-value-if-true="&quot;mailed_data.name1&quot;">mailed_data.name1</text:conditional-text></text:span><text:span text:style-name="T1"><text:s/></text:span><text:span text:style-name="T20"><text:conditional-text text:condition="ooow:&quot;view.do_mailing()&quot;" text:string-value-if-false="" text:string-value-if-true="&quot;mailed_data.name2&quot;">mailed_data.name2</text:conditional-text></text:span><text:span text:style-name="T1"><text:line-break/></text:span><text:span text:style-name="T20"><text:conditional-text text:condition="ooow:&quot;view.do_mailing()&quot;" text:string-value-if-false="" text:string-value-if-true="&quot;mailed_data.street&quot;">mailed_data.street</text:conditional-text></text:span><text:span text:style-name="T20">, </text:span><text:span text:style-name="T20"><text:conditional-text text:condition="ooow:&quot;view.do_mailing()&quot;" text:string-value-if-false="" text:string-value-if-true="&quot;mailed_data.number&quot;">mailed_data.number</text:conditional-text></text:span><text:span text:style-name="T1"><text:line-break/></text:span><text:span text:style-name="T20"><text:conditional-text text:condition="ooow:&quot;view.do_mailing()&quot;" text:string-value-if-false="" text:string-value-if-true="&quot;mailed_data.zipcode&quot;">mailed_data.zipcode</text:conditional-text></text:span><text:span text:style-name="T20"> </text:span><text:span text:style-name="T20"><text:conditional-text text:condition="ooow:&quot;view.do_mailing()&quot;" text:string-value-if-false="" text:string-value-if-true="&quot;mailed_data.city&quot;">mailed_data.city</text:conditional-text></text:span></text:p><text:p text:style-name="Standard"/><text:p text:style-name="Standard"/><text:p text:style-name="Standard"/><text:p text:style-name="P10"/></draw:text-box></draw:frame></text:p>
      <text:p text:style-name="P13"/>
      <text:p text:style-name="P13"/>
      <text:p text:style-name="P13"/>
      <text:p text:style-name="P13"/>
      <text:p text:style-name="P13"/>
      <text:p text:style-name="P13"/>
      <text:p text:style-name="P13"/>
      <text:p text:style-name="P13"/>
      <text:p text:style-name="P31"><text:span text:style-name="T33">Lettre de notaire</text:span> – Annexe 16</text:p>
      <text:p text:style-name="P13"/>
      <text:p text:style-name="P25">Agent traitant : <text:span text:style-name="T42"><text:text-input text:description="">self.getFoldermanagers()[0].getName2()</text:text-input></text:span><text:span text:style-name="T42"><text:s/></text:span><text:span text:style-name="T42"><text:text-input text:description="">self.getFoldermanagers()[0].getName1()</text:text-input></text:span></text:p>
      <text:p text:style-name="P16"><office:annotation><dc:creator>sde </dc:creator><dc:date>2011-07-27T10:02:17</dc:date><text:p text:style-name="P58"><text:span text:style-name="T56">do text</text:span></text:p><text:p text:style-name="P58"><text:span text:style-name="T57">from document(at=reference, format='odt')</text:span></text:p></office:annotation>Import depuis reference.odt</text:p>
      <text:p text:style-name="P13"/>
      <text:p text:style-name="P51"><text:span text:style-name="T4"><text:conditional-text text:condition="ooow:&quot;view.do_mailing()&quot;" text:string-value-if-false="" text:string-value-if-true="&quot;mailed_data.getPersonTitleValue()&quot;">mailed_data.getPersonTitleValue()</text:conditional-text></text:span><text:span text:style-name="T4">,</text:span></text:p>
      <text:p text:style-name="P13"/>
      <text:p text:style-name="P17">En réponse à votre demande <text:span text:style-name="T25">de certificat d'urbanisme n°1 réceptionnée</text:span> en date du <text:span text:style-name="T43"><text:text-input text:description="Titre du demandeur">event_view.display_date('receiptDate')</text:text-input></text:span><text:s/>relative à un bien sis <text:s/><text:text-input text:description="Titre du demandeur">self.getWorkLocationSignaletic()</text:text-input>, cadastré <text:text-input text:description="Cadastre">licence_view.get_parcels()</text:text-input><text:s/><text:span text:style-name="T25">et</text:span> appartenant à <text:text-input text:description="Demandeurs">self.getApplicantsSignaletic()</text:text-input>, nous avons l'honneur de vous adresser ci-après les informations visées aux articles <text:span text:style-name="T25">D.IV.1, §3, 1° et D.IV.97 du Code du Développement Territorial (ci-après le Code)</text:span>. </text:p>
      <text:p text:style-name="P26"/>
      <text:p text:style-name="P19">(1) <text:span text:style-name="T25">(2) </text:span>Le bien en cause :</text:p>
      <table:table table:name="Tableau1" table:style-name="Tableau1">
        <table:table-column table:style-name="Tableau1.A"/>
        <table:table-column table:style-name="Tableau1.B"/>
        <table:table-row>
          <table:table-cell office:value-type="string" table:style-name="Tableau1.A1">
            <text:p text:style-name="P35">1°</text:p>
          </table:table-cell>
          <table:table-cell office:value-type="string" table:style-name="Tableau1.B1">
            <text:p text:style-name="P34">se trouve en <text:span text:style-name="T11"><text:text-input text:description="Bien-Parcelles">self.getValueForTemplate('folderZone')</text:text-input></text:span><text:span text:style-name="T10"><text:s/></text:span>au plan de secteur de <text:span text:style-name="T45">VOTRE PLAN DE SECTEUR</text:span> adopté par Arrêté de l'Exécutif Régional Wallon du <text:span text:style-name="T44">26/11/1987</text:span> et qui n'a pas cessé de produire ses effets pour le bien précité (articles D.II.24 et suivants du Code); </text:p>
          </table:table-cell>
        </table:table-row>
        <table:table-row>
          <table:table-cell office:value-type="string" table:style-name="Tableau1.A2">
            <text:p text:style-name="P35">2°</text:p>
          </table:table-cell>
          <table:table-cell office:value-type="string" table:style-name="Tableau1.B2">
            <text:p text:style-name="P36">est soumis, en tout ou en partie, pour des raisons de localisation, à l'application d'un <text:span text:style-name="T39">G</text:span>uide <text:span text:style-name="T39">R</text:span>égional d'<text:span text:style-name="T39">U</text:span>rbanisme, <text:span text:style-name="T40">dont</text:span> :<text:line-break/>- <text:span text:style-name="T40">les articles 435 et suivants relatifs aux enseignes et dispositifs de publicité</text:span> </text:p>
            <text:p text:style-name="P36"><text:span text:style-name="T39">- les articles 414 et suivants relatifs à l’accès et usages des personnes à mobilité réduite</text:span>;</text:p>
          </table:table-cell>
        </table:table-row>
        <table:table-row>
          <table:table-cell office:value-type="string" table:style-name="Tableau1.A2">
            <text:p text:style-name="P40">3°</text:p>
          </table:table-cell>
          <table:table-cell office:value-type="string" table:style-name="Tableau1.B2">
            <text:p text:style-name="P41">est situé en ………… au regard du projet de plan de secteur adopté par…….. du …….. ;</text:p>
          </table:table-cell>
        </table:table-row>
        <table:table-row>
          <table:table-cell office:value-type="string" table:style-name="Tableau1.A2">
            <text:p text:style-name="P37">4<text:span text:style-name="T25">°</text:span></text:p>
          </table:table-cell>
          <table:table-cell office:value-type="string" table:style-name="Tableau1.B2">
            <text:p text:style-name="P33">est situé en <text:span text:style-name="T12"><text:text-input text:description="Bien-Parcelles">self.getValueForTemplate('SSC')</text:text-input></text:span><text:span text:style-name="T12"><text:s/>et </text:span><text:span text:style-name="T12"><text:text-input text:description="Bien-Parcelles">self.getValueForTemplate('RCU')</text:text-input></text:span><text:s/>au regard <text:span text:style-name="T26">d'un schéma de développement pluricommunal</text:span>, d'un schéma de développement communal adopté par le Conseil Communal en date du 21/06/2011, <text:span text:style-name="T26">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6">d'un projet de guide communal d'urbanisme</text:span> <text:span text:style-name="T33">et </text:span><text:span text:style-name="T14"><office:annotation><dc:creator>Auteur inconnu</dc:creator><dc:date>2017-08-03T16:52:57</dc:date><text:p text:style-name="P58"><text:span text:style-name="T58">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3"/>
            <text:p text:style-name="P33"><text:span text:style-name="T14">est situé en </text:span><text:span text:style-name="T13"><text:text-input text:description="Bien-Parcelles">self.getValueForTemplate('SSC')</text:text-input></text:span><text:span text:style-name="T13"><text:s/>et </text:span><text:span text:style-name="T13"><text:text-input text:description="Bien-Parcelles">self.getValueForTemplate('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8"><text:span text:style-name="T58">do text if not self.getIsInSubdivision()</text:span></text:p></office:annotation></text:span><text:span text:style-name="T18">d’un permis d’urbanisation ;</text:span></text:p>
          </table:table-cell>
        </table:table-row>
        <table:table-row>
          <table:table-cell office:value-type="string" table:style-name="Tableau1.A2">
            <text:p text:style-name="P42">5°</text:p>
          </table:table-cell>
          <table:table-cell office:value-type="string" table:style-name="Tableau1.B2">
            <text:p text:style-name="P9">est soumis au droit de préemption ou repris dans les limites d’un plan d’expropriation (+ selon le cas, désignation des bénéficiaires du droit de préemption ou du pouvoir expropriant/date de <text:soft-page-break/>l’arrêté du Gouvernement correspondant); </text:p>
          </table:table-cell>
        </table:table-row>
        <table:table-row>
          <table:table-cell office:value-type="string" table:style-name="Tableau1.A2">
            <text:p text:style-name="P35">6°</text:p>
          </table:table-cell>
          <table:table-cell office:value-type="string" table:style-name="Tableau1.B2">
            <text:p text:style-name="P3">a) situé dans un périmètre de site à réaménager, de réhabilitation paysagère et environnementale, </text:p>
            <text:p text:style-name="P3">de remembrement urbain, de revitalisation urbaine ou de rénovation urbaine visés respectivement aux articles D.V.1, D.V.7, D.V.9, D.V.12 ou D.V.13 du Code; </text:p>
          </table:table-cell>
        </table:table-row>
        <table:table-row>
          <table:table-cell office:value-type="string" table:style-name="Tableau1.A2">
            <text:p text:style-name="P37"/>
          </table:table-cell>
          <table:table-cell office:value-type="string" table:style-name="Tableau1.B2">
            <text:p text:style-name="P4">b) inscrit sur la liste de sauvegarde visée à l’article 193 du Code wallon du patrimoine ; </text:p>
          </table:table-cell>
        </table:table-row>
        <table:table-row>
          <table:table-cell office:value-type="string" table:style-name="Tableau1.A2">
            <text:p text:style-name="P37"/>
          </table:table-cell>
          <table:table-cell office:value-type="string" table:style-name="Tableau1.B2">
            <text:p text:style-name="P4">c) classé en application de l’article 196 du Code wallon du patrimoine; </text:p>
          </table:table-cell>
        </table:table-row>
        <table:table-row>
          <table:table-cell office:value-type="string" table:style-name="Tableau1.A2">
            <text:p text:style-name="P37"/>
          </table:table-cell>
          <table:table-cell office:value-type="string" table:style-name="Tableau1.B2">
            <text:p text:style-name="P4">d) situé dans une zone de protection visée à 209 du Code wallon du patrimoine ; </text:p>
          </table:table-cell>
        </table:table-row>
        <table:table-row>
          <table:table-cell office:value-type="string" table:style-name="Tableau1.A2">
            <text:p text:style-name="P37"/>
          </table:table-cell>
          <table:table-cell office:value-type="string" table:style-name="Tableau1.B2">
            <text:p text:style-name="P4">e) localisé dans une zone figurant sur la carte du zonage archéologique ou dans un site repris à l’inventaire des sites archéologiques visés à l’article 233 du Code wallon du patrimoine; </text:p>
          </table:table-cell>
        </table:table-row>
        <table:table-row>
          <table:table-cell office:value-type="string" table:style-name="Tableau1.A2">
            <text:p text:style-name="P37"/>
          </table:table-cell>
          <table:table-cell office:value-type="string" table:style-name="Tableau1.B2">
            <text:p text:style-name="P8">f) dans la région de langue allemande, fait l’objet d’une mesure de protection en vertu de la législation relative au patrimoine ; </text:p>
          </table:table-cell>
        </table:table-row>
        <table:table-row>
          <table:table-cell office:value-type="string" table:style-name="Tableau1.A2">
            <text:p text:style-name="P38"><text:span text:style-name="T38">7</text:span>° </text:p>
          </table:table-cell>
          <table:table-cell office:value-type="string" table:style-name="Tableau1.B2">
            <text:p text:style-name="P4">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office:value-type="string" table:style-name="Tableau1.A2">
            <text:p text:style-name="P39"><text:span text:style-name="T38">8</text:span>° </text:p>
          </table:table-cell>
          <table:table-cell office:value-type="string" table:style-name="Tableau1.B2">
            <text:p text:style-name="P8">est repris dans le plan relatif à l’habitat permanent. </text:p>
          </table:table-cell>
        </table:table-row>
      </table:table>
      <text:p text:style-name="P16"/>
      <text:p text:style-name="P20">(1) (2) Les données relatives au bien inscrites dans la banque de données au sens de l’article 10 du décret du 5 décembre 2008 relatif à la gestion des sols sont les suivantes : ………………….. ;</text:p>
      <text:p text:style-name="P16"/>
      <text:p text:style-name="P16">(<text:span text:style-name="T27">1) (2) Autres renseignements relatifs au bien :</text:span></text:p>
      <text:p text:style-name="P16"/>
      <table:table table:name="Tableau2" table:style-name="Tableau2">
        <table:table-column table:style-name="Tableau2.A"/>
        <table:table-column table:style-name="Tableau2.B"/>
        <table:table-row>
          <table:table-cell office:value-type="string" table:style-name="Tableau2.A1">
            <text:p text:style-name="P32"><text:span text:style-name="T38">9</text:span>°</text:p>
          </table:table-cell>
          <table:table-cell office:value-type="string" table:style-name="Tableau2.B1">
            <text:p text:style-name="P44">est frappé d'un Arrêté d'insalubrité OU d'un permis de location datant du <text:span text:style-name="T44">[...]</text:span> - Le futur acquéreur est invité à prendre contact avec le Service Logement Salubrité (tél. : <text:span text:style-name="T45">TEL</text:span>) pour de plus amples informations;</text:p>
          </table:table-cell>
        </table:table-row>
        <table:table-row>
          <table:table-cell office:value-type="string" table:style-name="Tableau2.A2">
            <text:p text:style-name="P32">1<text:span text:style-name="T38">0</text:span>°</text:p>
          </table:table-cell>
          <table:table-cell office:value-type="string" table:style-name="Tableau2.B2">
            <text:p text:style-name="P44">fait <text:span text:style-name="T27">l'objet d'une possible infraction urbanistique. L'objet infractionnel est </text:span><text:span text:style-name="T46">…………….</text:span><text:span text:style-name="T27"> Vous devez transmettre au service urbanisme (</text:span><text:span text:style-name="T46">E</text:span><text:span text:style-name="T49">MAIL</text:span><text:span text:style-name="T27">) un reportage photographique, les dimensions de l'objet et la preuve de la date de construction de celui-ci afin de vérifier la conformité au Code ;</text:span></text:p>
          </table:table-cell>
        </table:table-row>
        <table:table-row>
          <table:table-cell office:value-type="string" table:style-name="Tableau2.A2">
            <text:p text:style-name="P32">1<text:span text:style-name="T38">1</text:span>°</text:p>
          </table:table-cell>
          <table:table-cell office:value-type="string" table:style-name="Tableau2.B2">
            <text:p text:style-name="P44">situé dans le rayon de 2000 m autour d'une entreprise type SEVESO ;</text:p>
          </table:table-cell>
        </table:table-row>
        <table:table-row>
          <table:table-cell office:value-type="string" table:style-name="Tableau2.A2">
            <text:p text:style-name="P32">1<text:span text:style-name="T38">2</text:span>°</text:p>
          </table:table-cell>
          <table:table-cell office:value-type="string" table:style-name="Tableau2.B2">
            <text:p text:style-name="P45">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office:value-type="string" table:style-name="Tableau2.A2">
            <text:p text:style-name="P32">1<text:span text:style-name="T38">3</text:span>°</text:p>
          </table:table-cell>
          <table:table-cell office:value-type="string" table:style-name="Tableau2.B2">
            <text:p text:style-name="P44">se trouve dans la zone de réservation de la liaison Cerexhe-Heuseux / Beaufays ;</text:p>
          </table:table-cell>
        </table:table-row>
        <table:table-row>
          <table:table-cell office:value-type="string" table:style-name="Tableau2.A2">
            <text:p text:style-name="P32">1<text:span text:style-name="T38">4</text:span>°</text:p>
          </table:table-cell>
          <table:table-cell office:value-type="string" table:style-name="Tableau2.B2">
            <text:p text:style-name="P44">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3">o</text:span>ne non-aedificandi de part et d'autre de l'axe de la conduite de 5m soit un total de 10m ;</text:p>
          </table:table-cell>
        </table:table-row>
        <table:table-row>
          <table:table-cell office:value-type="string" table:style-name="Tableau2.A2">
            <text:p text:style-name="P32">1<text:span text:style-name="T38">5</text:span>°</text:p>
          </table:table-cell>
          <table:table-cell office:value-type="string" table:style-name="Tableau2.B2">
            <text:p text:style-name="P44">se trouve dans le périmètre de réservation de la liaison TGV enterrée ;</text:p>
          </table:table-cell>
        </table:table-row>
        <table:table-row>
          <table:table-cell office:value-type="string" table:style-name="Tableau2.A2">
            <text:p text:style-name="P32"><text:span text:style-name="T27">16</text:span>°</text:p>
          </table:table-cell>
          <table:table-cell office:value-type="string" table:style-name="Tableau2.B2">
            <text:p text:style-name="P44">Plan d'alignement : </text:p>
            <text:p text:style-name="P44">est situé le long d'une voirie régionale et est à ce titre, éventuellement soumis aux prescriptions urbanistiques définies par le Service Public de Wallonie - Direction des Routes, <text:span text:style-name="T47">ADRESSE DGO1</text:span> ;</text:p>
          </table:table-cell>
        </table:table-row>
        <table:table-row>
          <table:table-cell office:value-type="string" table:style-name="Tableau2.A2">
            <text:p text:style-name="P32"><text:span text:style-name="T27">17</text:span>°</text:p>
          </table:table-cell>
          <table:table-cell office:value-type="string" table:style-name="Tableau2.B2">
            <text:p text:style-name="P44">se trouve sur la parcelle un arbre ou haie remarquable ;</text:p>
          </table:table-cell>
        </table:table-row>
      </table:table>
      <text:p text:style-name="P16"/>
      <text:p text:style-name="P16"><office:annotation><dc:creator>sde </dc:creator><dc:date>2012-03-26T14:29:09</dc:date><text:p text:style-name="P58"><text:span text:style-name="T59">do text if not self.getBuildlicencesOfTheParcels()</text:span></text:p></office:annotation>Le bien en cause n'a pas fait l'objet d'un permis de bâtir ou d'urbanisme délivré après le 1er janvier 1977 ;</text:p>
      <text:p text:style-name="P16"><office:annotation><dc:creator>sde </dc:creator><dc:date>2012-03-26T14:29:09</dc:date><text:p text:style-name="P58"><text:span text:style-name="T59">do text if len(self.getBuildlicencesOfTheParcels()) == 1</text:span></text:p></office:annotation>Le bien en cause a fait l'objet du permis de bâtir ou d'urbanisme suivant délivré après le 1er janvier 1977 :</text:p>
      <text:p text:style-name="P23"><office:annotation><dc:creator>sde </dc:creator><dc:date>2012-03-26T14:29:09</dc:date><text:p text:style-name="P58"><text:span text:style-name="T59">do text if len(self.getBuildlicencesOfTheParcels()) &gt; 1</text:span></text:p></office:annotation>Le bien en cause a fait l'objet des permis de bâtir ou d'urbanisme suivants délivrés après le 1er janvier 1977:</text:p>
      <text:section text:name="Section3" text:style-name="Sect1">
        <text:p text:style-name="P23"><office:annotation><dc:creator>sde </dc:creator><dc:date>2012-03-26T14:29:09</dc:date><text:p text:style-name="P58"><text:span text:style-name="T59">do section for buildlicence in self.getBuildlicencesOfTheParcels()</text:span></text:p></office:annotation>- <text:text-input text:description="Cadastre">buildlicence.getReference()</text:text-input><text:s/>délivré le <text:soft-page-break/><text:text-input text:description="Cadastre">buildlicence.getLastTheLicence().getFormattedDate(date='decisionDate')</text:text-input><text:s/>en vue de : <text:text-input text:description="Cadastre">buildlicence.getLicenceSubject()</text:text-input>.</text:p>
      </text:section>
      <text:p text:style-name="P16"/>
      <text:p text:style-name="P16"><office:annotation><dc:creator>sde </dc:creator><dc:date>2012-03-26T14:29:09</dc:date><text:p text:style-name="P58"><text:span text:style-name="T59">do text if not self.getUrbanCertificateOneOfTheParcels() and <text:s/>not self.getUrbanCertificateTwoOfTheParcels()</text:span></text:p></office:annotation>Le bien en cause n'a pas fait l'objet d'un certificat d'urbanisme datant de moins de deux ans ;</text:p>
      <text:p text:style-name="P16"><office:annotation><dc:creator>sde </dc:creator><dc:date>2012-03-26T14:29:09</dc:date><text:p text:style-name="P58"><text:span text:style-name="T59">do text if len(self.getUrbanCertificateOneOfTheParcels()) == 1</text:span></text:p></office:annotation>Le bien en cause a fait l'objet du certificat d'urbanisme n°1 suivant datant de moins de deux ans:</text:p>
      <text:p text:style-name="P23"><office:annotation><dc:creator>sde </dc:creator><dc:date>2012-03-26T14:29:09</dc:date><text:p text:style-name="P58"><text:span text:style-name="T59">do text if len(self.getUrbanCertificateOneOfTheParcels()) &gt; 1</text:span></text:p></office:annotation>Le bien en cause a fait l'objet des certificats d'urbanisme n°1 suivants datant de moins de deux ans:</text:p>
      <text:section text:name="Section1" text:style-name="Sect1">
        <text:p text:style-name="P23"><office:annotation><dc:creator>sde </dc:creator><dc:date>2012-03-26T14:29:09</dc:date><text:p text:style-name="P58"><text:span text:style-name="T59">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1"/>
      <text:p text:style-name="P16"><office:annotation><dc:creator>sde </dc:creator><dc:date>2012-03-26T14:29:09</dc:date><text:p text:style-name="P58"><text:span text:style-name="T59">do text if len(self.getUrbanCertificateTwoOfTheParcels()) == 1</text:span></text:p></office:annotation>Le bien en cause a fait l'objet du certificat d'urbanisme n°2 suivant datant de moins de deux ans:</text:p>
      <text:p text:style-name="P23"><office:annotation><dc:creator>sde </dc:creator><dc:date>2012-03-26T14:29:09</dc:date><text:p text:style-name="P58"><text:span text:style-name="T59">do text if len(self.getUrbanCertificateTwoOfTheParcels()) &gt; 1</text:span></text:p></office:annotation>Le bien en cause a fait l'objet des certificats d'urbanisme n°2 suivants datant de moins de deux ans:</text:p>
      <text:section text:name="Section2" text:style-name="Sect1">
        <text:p text:style-name="P22"><text:span text:style-name="T19"><office:annotation><dc:creator>sde </dc:creator><dc:date>2012-03-26T14:29:09</dc:date><text:p text:style-name="P58"><text:span text:style-name="T59">do section for certificate in self.getUrbanCertificateTwoOfTheParcels()</text:span></text:p></office:annotation></text:span><text:span text:style-name="T19">- </text:span><text:span text:style-name="T19"><text:text-input text:description="Cadastre">certificate.getReference()</text:text-input></text:span><text:span text:style-name="T19"><text:s/>délivré le </text:span><text:span text:style-name="T19"><text:text-input text:description="Cadastre">certificate.getLastTheLicence().getFormattedDate(date='decisionDate')</text:text-input></text:span><text:span text:style-name="T19"><text:s/>en vue de : </text:span><text:span text:style-name="T19"><text:text-input text:description="Cadastre">certificate.getLicenceSubject()</text:text-input></text:span><text:span text:style-name="T19">.</text:span></text:p>
      </text:section>
      <text:p text:style-name="P27"/>
      <text:p text:style-name="P30">Le bien en cause a fait l'objet d'une déclaration environnementale du... et ayant pour objet :... ;</text:p>
      <text:p text:style-name="P30">Il appartient à chaque exploitant de gérer individuellement tout demande de permis d'environnement nécessaire à l'exercice de ses activités.</text:p>
      <text:p text:style-name="P27"/>
      <text:p text:style-name="P5"><text:span text:style-name="T37">Renseignements liés au </text:span><text:span text:style-name="T29">P.A.S.H</text:span><text:span text:style-name="T37">, <text:s/>(approuvé par AGW du 22/12/2005) le bien est repris en :</text:span></text:p>
      <text:p text:style-name="P5"/>
      <table:table table:name="Tableau4" table:style-name="Tableau4">
        <table:table-column table:style-name="Tableau4.A"/>
        <table:table-column table:style-name="Tableau4.B"/>
        <table:table-row>
          <table:table-cell office:value-type="string" table:style-name="Tableau4.A1">
            <text:p text:style-name="P6"><draw:control draw:control="control1" draw:style-name="gr1" draw:text-style-name="P59" draw:z-index="1" svg:height="0.451cm" svg:width="0.398cm" text:anchor-type="as-char"/><text:span text:style-name="T28">Égout existant - zone d'assainissement collectif :</text:span></text:p>
            <text:p text:style-name="P6">bien actuellement raccordable à l'égout sous réserve de faisabilité technique compte tenu du projet; (cfr PASH). En cas de doute, nous vous invitons à contacter le service <text:span text:style-name="T38">Travaux</text:span> (0<text:span text:style-name="T38">4/355.91.50.</text:span>). </text:p>
            <text:p text:style-name="P6"/>
            <text:p text:style-name="P6"><draw:control draw:control="control2" draw:style-name="gr1" draw:text-style-name="P59" draw:z-index="2" svg:height="0.451cm" svg:width="0.398cm" text:anchor-type="as-char"/><text:span text:style-name="T28">Égout futur - zone d'assainissement collectif :</text:span></text:p>
            <text:p text:style-name="P6">le bien sera raccordable à l'égout selon les prévisions actuelles sous toute réserve de faisabilité technique compte tenu du projet; (cfr P.A.S.H.) </text:p>
            <text:p text:style-name="P6"/>
            <text:p text:style-name="P6"><draw:control draw:control="control3" draw:style-name="gr1" draw:text-style-name="P59" draw:z-index="3" svg:height="0.451cm" svg:width="0.398cm" text:anchor-type="as-char"/><text:s/><text:span text:style-name="T28">Aucun assainissement prévu :</text:span></text:p>
            <text:p text:style-name="P6">est situé hors zone urbanisable ; (cfr P.A.S.H.). </text:p>
            <text:p text:style-name="P7"/>
          </table:table-cell>
          <table:table-cell office:value-type="string" table:style-name="Tableau4.A1">
            <text:p text:style-name="P6"><draw:control draw:control="control4" draw:style-name="gr1" draw:text-style-name="P59" draw:z-index="4" svg:height="0.451cm" svg:width="0.398cm" text:anchor-type="as-char"/><text:span text:style-name="T28">Zone d'assainissement autonome :</text:span></text:p>
            <text:p text:style-name="P6">le bien est situé dans une zone faiblement habitée qui ne sera pas pourvue d'égout et qui fera l'objet d'une épuration individuelle; (cfr P.A.S.H.).</text:p>
            <text:p text:style-name="P6"/>
            <text:p text:style-name="P6"><draw:control draw:control="control5" draw:style-name="gr1" draw:text-style-name="P59" draw:z-index="5" svg:height="0.451cm" svg:width="0.398cm" text:anchor-type="as-char"/><text:span text:style-name="T28">Accès à une voirie suffisamment équipée :</text:span></text:p>
            <text:p text:style-name="P6">le bien bénéficie d'un accès à une voirie suffisamment équipée en eau, électricité, pourvue d'un revêtement solide et d'une largeur suffisante compte tenu de la situation des lieux. En cas de doute, nous vous invitons à contacter le service <text:span text:style-name="T38">Travaux</text:span> (<text:span text:style-name="T48">TEL</text:span>).</text:p>
          </table:table-cell>
        </table:table-row>
      </table:table>
      <text:p text:style-name="P29"/>
      <text:p text:style-name="P28">La demande se rapporte</text:p>
      <text:list text:style-name="L1" xml:id="list493486006">
        <text:list-item>
          <text:list>
            <text:list-item>
              <text:p text:style-name="P52"><text:span text:style-name="T34"><office:annotation><dc:creator>Auteur inconnu</dc:creator><dc:date>2017-08-03T16:08:25</dc:date><text:p text:style-name="P58"><text:span text:style-name="T58">do text if 'tr'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très faible ;</text:span></text:p>
            </text:list-item>
            <text:list-item>
              <text:p text:style-name="P52"><text:span text:style-name="T34"><office:annotation><dc:creator>Auteur inconnu</dc:creator><dc:date>2017-08-03T16:08:25</dc:date><text:p text:style-name="P58"><text:span text:style-name="T58">do text if not 'Non' in licence_helper.floodingLevel and not 'tr' in licence_helper.floodingLevel and not 'moy' in licence_helper.floodingLevel and not 'lev'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faible;</text:span></text:p>
            </text:list-item>
            <text:list-item>
              <text:p text:style-name="P52"><text:span text:style-name="T36"><office:annotation><dc:creator>Auteur inconnu</dc:creator><dc:date>2017-08-03T16:08:25</dc:date><text:p text:style-name="P58"><text:span text:style-name="T58">do text if 'moyen' in licence_helper.floodingLevel</text:span></text:p></office:annotation></text:span><text:span text:style-name="T36">à un bien immobilier exposé à un risque naturel majeur : <text:s/>l’inondation comprise dans les zones soumises à l’aléa d'inondation au sens de l’article D.53 du Code de l’eau : bien situé </text:span><text:span text:style-name="T35">pour partie</text:span><text:span text:style-name="T36"> en zone d'aléa moyen ;</text:span></text:p>
            </text:list-item>
            <text:list-item>
              <text:p text:style-name="P54"><text:span text:style-name="T34"><office:annotation><dc:creator>Auteur inconnu</dc:creator><dc:date>2017-08-03T16:08:25</dc:date><text:p text:style-name="P58"><text:span text:style-name="T58">do text if 'lev' in licence_helper.floodingLevel</text:span></text:p></office:annotation></text:span><text:span text:style-name="T34">à un bien immobilier exposé à un risque naturel majeur : <text:s/>l’inondation comprise dans les zones <text:tab/>soumises à l’aléa d'inondation au sens de l’article D.53 du Code de l’eau : bien situé </text:span><text:span text:style-name="T35">pour partie</text:span><text:span text:style-name="T34"> <text:tab/>en zone d'aléa élevé;</text:span></text:p>
            </text:list-item>
            <text:list-item>
              <text:p text:style-name="P55"><text:span text:style-name="T34"><office:annotation><dc:creator>Auteur inconnu</dc:creator><dc:date>2017-08-03T16:08:25</dc:date><text:p text:style-name="P58"><text:span text:style-name="T58">do text if licence_helper.concentratedRunoffSRisk and len(licence_helper.concentratedRunoffSRisk) &lt; 50 </text:span></text:p></office:annotation></text:span><text:span text:style-name="T34">à un bien immobilier exposé à un risque naturel majeur : le bien est parcouru par un </text:span><text:span text:style-name="T34"><text:text-input text:description="Natura2000">self.getValueForTemplate('concentratedRunoffSRisk')</text:text-input></text:span><text:span text:style-name="T34"> ;</text:span></text:p>
            </text:list-item>
            <text:list-item>
              <text:p text:style-name="P53"><text:span text:style-name="T36"><office:annotation><dc:creator>Auteur inconnu</dc:creator><dc:date>2017-08-03T16:08:25</dc:date><text:p text:style-name="P58"><text:span text:style-name="T58">do text if len(licence_helper.concentratedRunoffSRisk) &gt; 50</text:span></text:p></office:annotation></text:span><text:span text:style-name="T36">à un bien immobilier exposé à un risque naturel majeur : le bien est parcouru par un </text:span><text:span text:style-name="T35"><text:text-input text:description="Natura2000">self.getValueForTemplate('concentratedRunoffSRisk')</text:text-input></text:span><text:span text:style-name="T36"> ;</text:span></text:p>
            </text:list-item>
          </text:list>
        </text:list-item>
      </text:list>
      <text:p text:style-name="P27"/>
      <text:p text:style-name="P27">Afin que les actes notariés puissent être passés sans retard et pour respecter le délai prévu au Code concernant le <text:span text:style-name="T31">certificat d'urbanisme n°1</text:span> à transmettre aux Notaires, il nous est impossible de vous fournir les renseignements prévus à l'article <text:span text:style-name="T31">D.IV.97.</text:span>, relatif à l'équipement de la parcelle en matière d'eau <text:span text:style-name="T31">et</text:span> d'électricité.</text:p>
      <text:p text:style-name="P18"/>
      <text:p text:style-name="P18">Nous invitons donc les futurs acquéreurs à prendre contact avec :</text:p>
      <text:list text:style-name="L2" xml:id="list1775179027">
        <text:list-item>
          <text:p text:style-name="P56"><text:soft-page-break/>la CILE, rue Canal de l'Ourthe 8 à 4031 LIÈGE (Angleur) ;</text:p>
        </text:list-item>
        <text:list-item>
          <text:p text:style-name="P56"><text:span text:style-name="T32">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9"/>
      <text:p text:style-name="P49"><text:span text:style-name="T30">REMARQUES</text:span> <text:span text:style-name="T6">:</text:span></text:p>
      <text:p text:style-name="P50">En vertu de l’article R.IV.105-1 du Code du développement territorial, les Communes sont tenues de fournir uniquement les renseignements visés à l’article D.IV.97, 7° dudit code.</text:p>
      <text:p text:style-name="P46">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50">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50">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50">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7">OBSERVATION :</text:p>
      <text:p text:style-name="P48">Les informations et prescriptions contenues dans le présent certificat d'urbanisme ne restent valables que pour autant que la situation de droit et de fait du bien en cause ne soit pas modifiée.</text:p>
      <text:p text:style-name="P18">Nous vous prions de bien vouloir verser dans la quinzaine, la somme de <text:span text:style-name="T50">30 €</text:span><text:span text:style-name="T7"> a</text:span><text:span text:style-name="T5">u compte </text:span><text:span text:style-name="T24">IBAN : <text:s/></text:span><text:span text:style-name="T52">NUMERO IBAN</text:span><text:span text:style-name="T21"> - </text:span><text:span text:style-name="T22">BIC: </text:span><text:span text:style-name="T51">NUMERO BIC</text:span><text:span text:style-name="T23">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4"/>
      <text:p text:style-name="P17">Demeurant à votre disposition, nous vous prions d'agréer nos salutations distinguées.</text:p>
      <text:p text:style-name="P16"/>
      <text:p text:style-name="P16"/>
      <text:p text:style-name="P14"><text:span text:style-name="T2"><office:annotation><dc:creator>sde </dc:creator><dc:date>2011-07-27T10:02:32</dc:date><text:p text:style-name="P58"><text:span text:style-name="T56">do text</text:span></text:p><text:p text:style-name="P58"><text:span text:style-name="T57">from document(at=signatures, format='odt')</text:span></text:p></office:annotation></text:span><text:span text:style-name="T2">Import depuis signatures.od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Lohit Hindi2" svg:font-family="'Lohit Hindi'"/>
    <style:font-face style:name="OpenSymbol1" svg:font-family="OpenSymbol"/>
    <style:font-face style:name="StarSymbol1"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Numbering_20_Symbols" style:display-name="Numbering Symbols" style:family="text"/>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WARNOTTE</meta:initial-creator>
    <meta:creation-date>2017-03-10T16:14:00</meta:creation-date>
    <dc:date>2021-01-14T14:26:56.115371836</dc:date>
    <meta:editing-duration>P1DT6H51M57S</meta:editing-duration>
    <meta:editing-cycles>193</meta:editing-cycles>
    <meta:generator>LibreOffice/6.4.6.2$Linux_X86_64 LibreOffice_project/40$Build-2</meta:generator>
    <dc:title>Annexe 35</dc:title>
    <meta:document-statistic meta:table-count="3" meta:image-count="0" meta:object-count="0" meta:page-count="4" meta:paragraph-count="107" meta:word-count="2131" meta:character-count="13648" meta:non-whitespace-character-count="11671"/>
  </office:meta>
</office:document-meta>
</file>